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46.3mm"/>
    </style:style>
    <style:style style:name="co6" style:family="table-column">
      <style:table-column-properties fo:break-before="auto" style:column-width="3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10">
      <style:table-properties table:display="true" style:writing-mode="lr-tb"/>
    </style:style>
    <style:style style:name="ta2" style:family="table" style:master-page-name="PageStyle_5f_D30">
      <style:table-properties table:display="true" style:writing-mode="lr-tb"/>
    </style:style>
    <style:style style:name="ta3" style:family="table" style:master-page-name="PageStyle_5f_D50">
      <style:table-properties table:display="true" style:writing-mode="lr-tb"/>
    </style:style>
    <style:style style:name="ta4" style:family="table" style:master-page-name="PageStyle_5f_D10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10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3" table:default-cell-style-name="Default"/>
        <table:table-row table:style-name="ro1">
          <table:table-cell/>
          <table:table-cell table:style-name="ce1" office:value-type="string" calcext:value-type="string">
            <text:p>CMLSP</text:p>
          </table:table-cell>
          <table:table-cell table:style-name="ce1" office:value-type="string" calcext:value-type="string">
            <text:p>FCDE</text:p>
          </table:table-cell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GaAP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UMOEAS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SO</text:p>
          </table:table-cell>
          <table:table-cell office:value-type="string" calcext:value-type="string">
            <text:p>Diferencia con el maximo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1</text:p>
          </table:table-cell>
          <table:table-cell office:value-type="float" office:value="0.000000176871165195686" calcext:value-type="float">
            <text:p>1,76871165195686E-07</text:p>
          </table:table-cell>
          <table:table-cell office:value-type="float" office:value="1150612.94111143" calcext:value-type="float">
            <text:p>1150612,94111143</text:p>
          </table:table-cell>
          <table:table-cell office:value-type="float" office:value="5234091.42430531" calcext:value-type="float">
            <text:p>5234091,42430531</text:p>
          </table:table-cell>
          <table:table-cell office:value-type="float" office:value="5013.04896726208" calcext:value-type="float">
            <text:p>5013,048967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5404704647059" calcext:value-type="float">
            <text:p>0,0004954047</text:p>
          </table:table-cell>
          <table:table-cell office:value-type="float" office:value="27904.5013617886" calcext:value-type="float">
            <text:p>27904,5013617886</text:p>
          </table:table-cell>
          <table:table-cell office:value-type="float" office:value="784.19061297451" calcext:value-type="float">
            <text:p>784,1906129745</text:p>
          </table:table-cell>
          <table:table-cell office:value-type="float" office:value="16226.5696398681" calcext:value-type="float">
            <text:p>16226,5696398681</text:p>
          </table:table-cell>
          <table:table-cell office:value-type="float" office:value="0" calcext:value-type="float">
            <text:p>0</text:p>
          </table:table-cell>
          <table:table-cell office:value-type="float" office:value="8810740" calcext:value-type="float">
            <text:p>8810740</text:p>
          </table:table-cell>
          <table:table-cell office:value-type="float" office:value="4569.72" calcext:value-type="float">
            <text:p>4569,72</text:p>
          </table:table-cell>
          <table:table-cell office:value-type="float" office:value="0" calcext:value-type="float">
            <text:p>0</text:p>
          </table:table-cell>
          <table:table-cell office:value-type="float" office:value="2626511.6879519" calcext:value-type="float">
            <text:p>2626511,6879519</text:p>
          </table:table-cell>
          <table:table-cell office:value-type="float" office:value="0" calcext:value-type="float">
            <text:p>0</text:p>
          </table:table-cell>
          <table:table-cell table:formula="of:=MIN([.G2:.Q2])" office:value-type="float" office:value="0" calcext:value-type="float">
            <text:p>0</text:p>
          </table:table-cell>
          <table:table-cell table:formula="of:=MAX([.G2:.Q2])" office:value-type="float" office:value="8810740" calcext:value-type="float">
            <text:p>8810740</text:p>
          </table:table-cell>
          <table:table-cell office:value-type="float" office:value="731803.194310743" calcext:value-type="float">
            <text:p>731803,194310743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2</text:p>
          </table:table-cell>
          <table:table-cell office:value-type="float" office:value="1.11457647058824E-015" calcext:value-type="float">
            <text:p>1,11457647058824E-15</text:p>
          </table:table-cell>
          <table:table-cell office:value-type="float" office:value="16034575.5021883" calcext:value-type="float">
            <text:p>16034575,5021883</text:p>
          </table:table-cell>
          <table:table-cell office:value-type="float" office:value="138042857.426333" calcext:value-type="float">
            <text:p>138042857,426333</text:p>
          </table:table-cell>
          <table:table-cell office:value-type="float" office:value="0.000134189568328085" calcext:value-type="float">
            <text:p>0,000134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709841784264114" calcext:value-type="float">
            <text:p>7,09841784264114E-09</text:p>
          </table:table-cell>
          <table:table-cell office:value-type="float" office:value="914.660513747139" calcext:value-type="float">
            <text:p>914,6605137471</text:p>
          </table:table-cell>
          <table:table-cell office:value-type="float" office:value="0.00988261500144838" calcext:value-type="float">
            <text:p>0,009882615</text:p>
          </table:table-cell>
          <table:table-cell office:value-type="float" office:value="2273.05523255322" calcext:value-type="float">
            <text:p>2273,0552325532</text:p>
          </table:table-cell>
          <table:table-cell office:value-type="float" office:value="0" calcext:value-type="float">
            <text:p>0</text:p>
          </table:table-cell>
          <table:table-cell office:value-type="float" office:value="6.343" calcext:value-type="float">
            <text:p>6,343</text:p>
          </table:table-cell>
          <table:table-cell office:value-type="float" office:value="0.0360000000000014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224053205.940771" calcext:value-type="float">
            <text:p>224053205,940771</text:p>
          </table:table-cell>
          <table:table-cell office:value-type="float" office:value="0" calcext:value-type="float">
            <text:p>0</text:p>
          </table:table-cell>
          <table:table-cell table:formula="of:=MIN([.G3:.Q3])" office:value-type="float" office:value="0" calcext:value-type="float">
            <text:p>0</text:p>
          </table:table-cell>
          <table:table-cell table:formula="of:=MAX([.G3:.Q3])" office:value-type="float" office:value="224053205.940771" calcext:value-type="float">
            <text:p>224053205,940771</text:p>
          </table:table-cell>
          <table:table-cell office:value-type="float" office:value="74497204.3215033" calcext:value-type="float">
            <text:p>74497204,3215033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3</text:p>
          </table:table-cell>
          <table:table-cell office:value-type="float" office:value="0.000105552656953157" calcext:value-type="float">
            <text:p>0,0001055527</text:p>
          </table:table-cell>
          <table:table-cell office:value-type="float" office:value="1234.98831332209" calcext:value-type="float">
            <text:p>1234,9883133221</text:p>
          </table:table-cell>
          <table:table-cell office:value-type="float" office:value="4545.64672995472" calcext:value-type="float">
            <text:p>4545,6467299547</text:p>
          </table:table-cell>
          <table:table-cell office:value-type="float" office:value="0.00000000187734004009561" calcext:value-type="float">
            <text:p>1,8773400400956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985965824381373" calcext:value-type="float">
            <text:p>9,85965824381373E-11</text:p>
          </table:table-cell>
          <table:table-cell office:value-type="float" office:value="1516.80631871419" calcext:value-type="float">
            <text:p>1516,8063187142</text:p>
          </table:table-cell>
          <table:table-cell office:value-type="float" office:value="0.921307002164201" calcext:value-type="float">
            <text:p>0,9213070022</text:p>
          </table:table-cell>
          <table:table-cell office:value-type="float" office:value="0.000574458782309804" calcext:value-type="float">
            <text:p>0,0005744588</text:p>
          </table:table-cell>
          <table:table-cell office:value-type="float" office:value="0" calcext:value-type="float">
            <text:p>0</text:p>
          </table:table-cell>
          <table:table-cell office:value-type="float" office:value="6643.67" calcext:value-type="float">
            <text:p>6643,67</text:p>
          </table:table-cell>
          <table:table-cell office:value-type="float" office:value="5842.92" calcext:value-type="float">
            <text:p>5842,92</text:p>
          </table:table-cell>
          <table:table-cell office:value-type="float" office:value="0" calcext:value-type="float">
            <text:p>0</text:p>
          </table:table-cell>
          <table:table-cell office:value-type="float" office:value="4305.39990331645" calcext:value-type="float">
            <text:p>4305,3999033165</text:p>
          </table:table-cell>
          <table:table-cell office:value-type="float" office:value="0.000000102548509803922" calcext:value-type="float">
            <text:p>1,02548509803922E-07</text:p>
          </table:table-cell>
          <table:table-cell table:formula="of:=MIN([.G4:.Q4])" office:value-type="float" office:value="0" calcext:value-type="float">
            <text:p>0</text:p>
          </table:table-cell>
          <table:table-cell table:formula="of:=MAX([.G4:.Q4])" office:value-type="float" office:value="6643.67" calcext:value-type="float">
            <text:p>6643,67</text:p>
          </table:table-cell>
          <table:table-cell office:value-type="float" office:value="8897.22782828123" calcext:value-type="float">
            <text:p>8897,2278282812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4</text:p>
          </table:table-cell>
          <table:table-cell office:value-type="float" office:value="3.34372941176471E-015" calcext:value-type="float">
            <text:p>3,34372941176471E-15</text:p>
          </table:table-cell>
          <table:table-cell office:value-type="float" office:value="41.977632645713" calcext:value-type="float">
            <text:p>41,9776326457</text:p>
          </table:table-cell>
          <table:table-cell office:value-type="float" office:value="48.4558884922523" calcext:value-type="float">
            <text:p>48,4558884923</text:p>
          </table:table-cell>
          <table:table-cell office:value-type="float" office:value="1.41323477376747" calcext:value-type="float">
            <text:p>1,4132347738</text:p>
          </table:table-cell>
          <table:table-cell office:value-type="float" office:value="30.6882352941176" calcext:value-type="float">
            <text:p>30,6882352941</text:p>
          </table:table-cell>
          <table:table-cell office:value-type="float" office:value="29.4095534696269" calcext:value-type="float">
            <text:p>29,4095534696</text:p>
          </table:table-cell>
          <table:table-cell office:value-type="float" office:value="9.54562418431377" calcext:value-type="float">
            <text:p>9,5456241843</text:p>
          </table:table-cell>
          <table:table-cell office:value-type="float" office:value="15.4355754470059" calcext:value-type="float">
            <text:p>15,435575447</text:p>
          </table:table-cell>
          <table:table-cell office:value-type="float" office:value="2.69081718445084" calcext:value-type="float">
            <text:p>2,6908171845</text:p>
          </table:table-cell>
          <table:table-cell office:value-type="float" office:value="25.5082559294118" calcext:value-type="float">
            <text:p>25,5082559294</text:p>
          </table:table-cell>
          <table:table-cell office:value-type="float" office:value="2.81097044453722" calcext:value-type="float">
            <text:p>2,8109704445</text:p>
          </table:table-cell>
          <table:table-cell office:value-type="float" office:value="0.677999999999997" calcext:value-type="float">
            <text:p>0,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332862745098" calcext:value-type="float">
            <text:p>52,5332862745</text:p>
          </table:table-cell>
          <table:table-cell office:value-type="float" office:value="0.0850079803921569" calcext:value-type="float">
            <text:p>0,0850079804</text:p>
          </table:table-cell>
          <table:table-cell table:formula="of:=MIN([.G5:.Q5])" office:value-type="float" office:value="0" calcext:value-type="float">
            <text:p>0</text:p>
          </table:table-cell>
          <table:table-cell table:formula="of:=MAX([.G5:.Q5])" office:value-type="float" office:value="52.5332862745098" calcext:value-type="float">
            <text:p>52,5332862745</text:p>
          </table:table-cell>
          <table:table-cell office:value-type="float" office:value="66.340906110151" calcext:value-type="float">
            <text:p>66,3409061102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5</text:p>
          </table:table-cell>
          <table:table-cell office:value-type="float" office:value="16.8630480090416" calcext:value-type="float">
            <text:p>16,863048009</text:p>
          </table:table-cell>
          <table:table-cell office:value-type="float" office:value="20.3811447192661" calcext:value-type="float">
            <text:p>20,3811447193</text:p>
          </table:table-cell>
          <table:table-cell office:value-type="float" office:value="20.0914528907873" calcext:value-type="float">
            <text:p>20,0914528908</text:p>
          </table:table-cell>
          <table:table-cell office:value-type="float" office:value="20.0272395439216" calcext:value-type="float">
            <text:p>20,0272395439</text:p>
          </table:table-cell>
          <table:table-cell office:value-type="float" office:value="19.6767" calcext:value-type="float">
            <text:p>19,6767</text:p>
          </table:table-cell>
          <table:table-cell office:value-type="float" office:value="14.1455983632895" calcext:value-type="float">
            <text:p>14,1455983633</text:p>
          </table:table-cell>
          <table:table-cell office:value-type="float" office:value="16.5805848673958" calcext:value-type="float">
            <text:p>16,5805848674</text:p>
          </table:table-cell>
          <table:table-cell office:value-type="float" office:value="19.6068781189863" calcext:value-type="float">
            <text:p>19,606878119</text:p>
          </table:table-cell>
          <table:table-cell office:value-type="float" office:value="19.9999742352941" calcext:value-type="float">
            <text:p>19,9999742353</text:p>
          </table:table-cell>
          <table:table-cell office:value-type="float" office:value="19.0870415686275" calcext:value-type="float">
            <text:p>19,0870415686</text:p>
          </table:table-cell>
          <table:table-cell office:value-type="float" office:value="19.2163114313726" calcext:value-type="float">
            <text:p>19,21631143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.8309965764162" calcext:value-type="float">
            <text:p>16,8309965764</text:p>
          </table:table-cell>
          <table:table-cell office:value-type="float" office:value="20.2129862745098" calcext:value-type="float">
            <text:p>20,2129862745</text:p>
          </table:table-cell>
          <table:table-cell office:value-type="float" office:value="13.6519611764706" calcext:value-type="float">
            <text:p>13,6519611765</text:p>
          </table:table-cell>
          <table:table-cell table:formula="of:=MIN([.G6:.Q6])" office:value-type="float" office:value="13.6519611764706" calcext:value-type="float">
            <text:p>13,6519611765</text:p>
          </table:table-cell>
          <table:table-cell table:formula="of:=MAX([.G6:.Q6])" office:value-type="float" office:value="20.2129862745098" calcext:value-type="float">
            <text:p>20,2129862745</text:p>
          </table:table-cell>
          <table:table-cell office:value-type="float" office:value="20.4042840545605" calcext:value-type="float">
            <text:p>20,4042840546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6</text:p>
          </table:table-cell>
          <table:table-cell office:value-type="float" office:value="0.0620104546568917" calcext:value-type="float">
            <text:p>0,0620104547</text:p>
          </table:table-cell>
          <table:table-cell office:value-type="float" office:value="5.32799752831907" calcext:value-type="float">
            <text:p>5,3279975283</text:p>
          </table:table-cell>
          <table:table-cell office:value-type="float" office:value="3.47324918080652" calcext:value-type="float">
            <text:p>3,4732491808</text:p>
          </table:table-cell>
          <table:table-cell office:value-type="float" office:value="0.706304453542863" calcext:value-type="float">
            <text:p>0,7063044535</text:p>
          </table:table-cell>
          <table:table-cell office:value-type="float" office:value="0.148375575886163" calcext:value-type="float">
            <text:p>0,1483755759</text:p>
          </table:table-cell>
          <table:table-cell office:value-type="float" office:value="0.0175400641341782" calcext:value-type="float">
            <text:p>0,0175400641</text:p>
          </table:table-cell>
          <table:table-cell office:value-type="float" office:value="0.00344454834191756" calcext:value-type="float">
            <text:p>0,0034445483</text:p>
          </table:table-cell>
          <table:table-cell office:value-type="float" office:value="2.44982602453725" calcext:value-type="float">
            <text:p>2,4498260245</text:p>
          </table:table-cell>
          <table:table-cell office:value-type="float" office:value="3.0166234" calcext:value-type="float">
            <text:p>3,0166234</text:p>
          </table:table-cell>
          <table:table-cell office:value-type="float" office:value="1.03945803714902" calcext:value-type="float">
            <text:p>1,0394580371</text:p>
          </table:table-cell>
          <table:table-cell office:value-type="float" office:value="0.0529083259931586" calcext:value-type="float">
            <text:p>0,052908326</text:p>
          </table:table-cell>
          <table:table-cell table:number-columns-repeated="2" office:value-type="float" office:value="0.00199999999995271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2.79077506856044" calcext:value-type="float">
            <text:p>2,7907750686</text:p>
          </table:table-cell>
          <table:table-cell office:value-type="float" office:value="0.000147861291823529" calcext:value-type="float">
            <text:p>0,0001478613</text:p>
          </table:table-cell>
          <table:table-cell table:formula="of:=MIN([.G7:.Q7])" office:value-type="float" office:value="0" calcext:value-type="float">
            <text:p>0</text:p>
          </table:table-cell>
          <table:table-cell table:formula="of:=MAX([.G7:.Q7])" office:value-type="float" office:value="3.0166234" calcext:value-type="float">
            <text:p>3,0166234</text:p>
          </table:table-cell>
          <table:table-cell office:value-type="float" office:value="8.11177256862595" calcext:value-type="float">
            <text:p>8,1117725686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float" office:value="0.8226381996269" calcext:value-type="float">
            <text:p>0,8226381996</text:p>
          </table:table-cell>
          <table:table-cell office:value-type="float" office:value="2.19303493213175" calcext:value-type="float">
            <text:p>2,1930349321</text:p>
          </table:table-cell>
          <table:table-cell office:value-type="float" office:value="0.0947993945662745" calcext:value-type="float">
            <text:p>0,0947993946</text:p>
          </table:table-cell>
          <table:table-cell office:value-type="float" office:value="0.00316345146733458" calcext:value-type="float">
            <text:p>0,0031634515</text:p>
          </table:table-cell>
          <table:table-cell office:value-type="float" office:value="0.00304292367452133" calcext:value-type="float">
            <text:p>0,0030429237</text:p>
          </table:table-cell>
          <table:table-cell office:value-type="float" office:value="0.0185835559019875" calcext:value-type="float">
            <text:p>0,0185835559</text:p>
          </table:table-cell>
          <table:table-cell office:value-type="float" office:value="0.20303024315098" calcext:value-type="float">
            <text:p>0,2030302432</text:p>
          </table:table-cell>
          <table:table-cell office:value-type="float" office:value="0.156159315588238" calcext:value-type="float">
            <text:p>0,1561593156</text:p>
          </table:table-cell>
          <table:table-cell office:value-type="float" office:value="0.162686139803922" calcext:value-type="float">
            <text:p>0,1626861398</text:p>
          </table:table-cell>
          <table:table-cell office:value-type="float" office:value="0.0354962741139816" calcext:value-type="float">
            <text:p>0,0354962741</text:p>
          </table:table-cell>
          <table:table-cell table:number-columns-repeated="2" office:value-type="float" office:value="0.0489999999999782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3.30689280784314" calcext:value-type="float">
            <text:p>3,3068928078</text:p>
          </table:table-cell>
          <table:table-cell office:value-type="float" office:value="0" calcext:value-type="float">
            <text:p>0</text:p>
          </table:table-cell>
          <table:table-cell table:formula="of:=MIN([.G8:.Q8])" office:value-type="float" office:value="0" calcext:value-type="float">
            <text:p>0</text:p>
          </table:table-cell>
          <table:table-cell table:formula="of:=MAX([.G8:.Q8])" office:value-type="float" office:value="3.30689280784314" calcext:value-type="float">
            <text:p>3,3068928078</text:p>
          </table:table-cell>
          <table:table-cell office:value-type="float" office:value="1.9737411053311" calcext:value-type="float">
            <text:p>1,9737411053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8</text:p>
          </table:table-cell>
          <table:table-cell office:value-type="float" office:value="2.07067810432972" calcext:value-type="float">
            <text:p>2,0706781043</text:p>
          </table:table-cell>
          <table:table-cell office:value-type="float" office:value="14.227189653955" calcext:value-type="float">
            <text:p>14,227189654</text:p>
          </table:table-cell>
          <table:table-cell office:value-type="float" office:value="9.76986037050553" calcext:value-type="float">
            <text:p>9,7698603705</text:p>
          </table:table-cell>
          <table:table-cell office:value-type="float" office:value="0.253616817009808" calcext:value-type="float">
            <text:p>0,253616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746117647059E-015" calcext:value-type="float">
            <text:p>6,68746117647059E-15</text:p>
          </table:table-cell>
          <table:table-cell office:value-type="float" office:value="5.58473418134118" calcext:value-type="float">
            <text:p>5,5847341813</text:p>
          </table:table-cell>
          <table:table-cell office:value-type="float" office:value="0.00000000000011591599372549" calcext:value-type="float">
            <text:p>1,1591599372549E-13</text:p>
          </table:table-cell>
          <table:table-cell office:value-type="float" office:value="7.80888343137255" calcext:value-type="float">
            <text:p>7,8088834314</text:p>
          </table:table-cell>
          <table:table-cell office:value-type="float" office:value="0.660805370153594" calcext:value-type="float">
            <text:p>0,6608053702</text:p>
          </table:table-cell>
          <table:table-cell table:number-columns-repeated="2" office:value-type="float" office:value="18.904" calcext:value-type="float">
            <text:p>18,904</text:p>
          </table:table-cell>
          <table:table-cell office:value-type="float" office:value="0" calcext:value-type="float">
            <text:p>0</text:p>
          </table:table-cell>
          <table:table-cell office:value-type="float" office:value="13.2486134102206" calcext:value-type="float">
            <text:p>13,2486134102</text:p>
          </table:table-cell>
          <table:table-cell office:value-type="float" office:value="0" calcext:value-type="float">
            <text:p>0</text:p>
          </table:table-cell>
          <table:table-cell table:formula="of:=MIN([.G9:.Q9])" office:value-type="float" office:value="0" calcext:value-type="float">
            <text:p>0</text:p>
          </table:table-cell>
          <table:table-cell table:formula="of:=MAX([.G9:.Q9])" office:value-type="float" office:value="18.904" calcext:value-type="float">
            <text:p>18,904</text:p>
          </table:table-cell>
          <table:table-cell office:value-type="float" office:value="29.1640036506559" calcext:value-type="float">
            <text:p>29,1640036507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9</text:p>
          </table:table-cell>
          <table:table-cell office:value-type="float" office:value="1.65850146745098" calcext:value-type="float">
            <text:p>1,6585014675</text:p>
          </table:table-cell>
          <table:table-cell office:value-type="float" office:value="35.7932178674309" calcext:value-type="float">
            <text:p>35,7932178674</text:p>
          </table:table-cell>
          <table:table-cell office:value-type="float" office:value="18.7457241269527" calcext:value-type="float">
            <text:p>18,745724127</text:p>
          </table:table-cell>
          <table:table-cell office:value-type="float" office:value="6.00848331735294" calcext:value-type="float">
            <text:p>6,0084833174</text:p>
          </table:table-cell>
          <table:table-cell office:value-type="float" office:value="3.37900450980392" calcext:value-type="float">
            <text:p>3,3790045098</text:p>
          </table:table-cell>
          <table:table-cell office:value-type="float" office:value="2.34459767797932" calcext:value-type="float">
            <text:p>2,344597678</text:p>
          </table:table-cell>
          <table:table-cell office:value-type="float" office:value="3.49211109686274" calcext:value-type="float">
            <text:p>3,4921110969</text:p>
          </table:table-cell>
          <table:table-cell office:value-type="float" office:value="8.69367631562353" calcext:value-type="float">
            <text:p>8,6936763156</text:p>
          </table:table-cell>
          <table:table-cell office:value-type="float" office:value="20.8355695313725" calcext:value-type="float">
            <text:p>20,8355695314</text:p>
          </table:table-cell>
          <table:table-cell office:value-type="float" office:value="7.63076472941177" calcext:value-type="float">
            <text:p>7,6307647294</text:p>
          </table:table-cell>
          <table:table-cell office:value-type="float" office:value="8.52240577058823" calcext:value-type="float">
            <text:p>8,5224057706</text:p>
          </table:table-cell>
          <table:table-cell table:number-columns-repeated="2" office:value-type="float" office:value="8.95500000000004" calcext:value-type="float">
            <text:p>8,955</text:p>
          </table:table-cell>
          <table:table-cell office:value-type="float" office:value="2.72547649960784" calcext:value-type="float">
            <text:p>2,7254764996</text:p>
          </table:table-cell>
          <table:table-cell office:value-type="float" office:value="21.0368678431372" calcext:value-type="float">
            <text:p>21,0368678431</text:p>
          </table:table-cell>
          <table:table-cell office:value-type="float" office:value="3.31652962156863" calcext:value-type="float">
            <text:p>3,3165296216</text:p>
          </table:table-cell>
          <table:table-cell table:formula="of:=MIN([.G10:.Q10])" office:value-type="float" office:value="2.34459767797932" calcext:value-type="float">
            <text:p>2,344597678</text:p>
          </table:table-cell>
          <table:table-cell table:formula="of:=MAX([.G10:.Q10])" office:value-type="float" office:value="21.0368678431372" calcext:value-type="float">
            <text:p>21,0368678431</text:p>
          </table:table-cell>
          <table:table-cell office:value-type="float" office:value="27.1556003415727" calcext:value-type="float">
            <text:p>27,1556003416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0</text:p>
          </table:table-cell>
          <table:table-cell office:value-type="float" office:value="196.115641960784" calcext:value-type="float">
            <text:p>196,1156419608</text:p>
          </table:table-cell>
          <table:table-cell office:value-type="float" office:value="488.591642578989" calcext:value-type="float">
            <text:p>488,591642579</text:p>
          </table:table-cell>
          <table:table-cell office:value-type="float" office:value="151.518814072043" calcext:value-type="float">
            <text:p>151,518814072</text:p>
          </table:table-cell>
          <table:table-cell office:value-type="float" office:value="1.59269182449806" calcext:value-type="float">
            <text:p>1,5926918245</text:p>
          </table:table-cell>
          <table:table-cell office:value-type="float" office:value="0.151788862745098" calcext:value-type="float">
            <text:p>0,1517888627</text:p>
          </table:table-cell>
          <table:table-cell office:value-type="float" office:value="0.00857217818181608" calcext:value-type="float">
            <text:p>0,0085721782</text:p>
          </table:table-cell>
          <table:table-cell office:value-type="float" office:value="2.13691885954902" calcext:value-type="float">
            <text:p>2,1369188595</text:p>
          </table:table-cell>
          <table:table-cell office:value-type="float" office:value="119.430015754204" calcext:value-type="float">
            <text:p>119,4300157542</text:p>
          </table:table-cell>
          <table:table-cell office:value-type="float" office:value="219.225640462745" calcext:value-type="float">
            <text:p>219,2256404627</text:p>
          </table:table-cell>
          <table:table-cell office:value-type="float" office:value="153.400644705882" calcext:value-type="float">
            <text:p>153,4006447059</text:p>
          </table:table-cell>
          <table:table-cell office:value-type="float" office:value="68.4415846039216" calcext:value-type="float">
            <text:p>68,4415846039</text:p>
          </table:table-cell>
          <table:table-cell table:number-columns-repeated="2" office:value-type="float" office:value="130.39" calcext:value-type="float">
            <text:p>130,39</text:p>
          </table:table-cell>
          <table:table-cell office:value-type="float" office:value="0.373859653509804" calcext:value-type="float">
            <text:p>0,3738596535</text:p>
          </table:table-cell>
          <table:table-cell office:value-type="float" office:value="330.847078599689" calcext:value-type="float">
            <text:p>330,8470785997</text:p>
          </table:table-cell>
          <table:table-cell office:value-type="float" office:value="7.67794579098039" calcext:value-type="float">
            <text:p>7,677945791</text:p>
          </table:table-cell>
          <table:table-cell table:formula="of:=MIN([.G11:.Q11])" office:value-type="float" office:value="0.00857217818181608" calcext:value-type="float">
            <text:p>0,0085721782</text:p>
          </table:table-cell>
          <table:table-cell table:formula="of:=MAX([.G11:.Q11])" office:value-type="float" office:value="330.847078599689" calcext:value-type="float">
            <text:p>330,8470785997</text:p>
          </table:table-cell>
          <table:table-cell office:value-type="float" office:value="999.028251706847" calcext:value-type="float">
            <text:p>999,0282517068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1</text:p>
          </table:table-cell>
          <table:table-cell office:value-type="float" office:value="152.995799784314" calcext:value-type="float">
            <text:p>152,9957997843</text:p>
          </table:table-cell>
          <table:table-cell office:value-type="float" office:value="976.271798441245" calcext:value-type="float">
            <text:p>976,2717984412</text:p>
          </table:table-cell>
          <table:table-cell office:value-type="float" office:value="537.622688588747" calcext:value-type="float">
            <text:p>537,6226885887</text:p>
          </table:table-cell>
          <table:table-cell office:value-type="float" office:value="372.240427694706" calcext:value-type="float">
            <text:p>372,2404276947</text:p>
          </table:table-cell>
          <table:table-cell office:value-type="float" office:value="183.11531372549" calcext:value-type="float">
            <text:p>183,1153137255</text:p>
          </table:table-cell>
          <table:table-cell office:value-type="float" office:value="32.0558263489601" calcext:value-type="float">
            <text:p>32,055826349</text:p>
          </table:table-cell>
          <table:table-cell office:value-type="float" office:value="96.2760374509804" calcext:value-type="float">
            <text:p>96,276037451</text:p>
          </table:table-cell>
          <table:table-cell office:value-type="float" office:value="575.9476154358" calcext:value-type="float">
            <text:p>575,9476154358</text:p>
          </table:table-cell>
          <table:table-cell office:value-type="float" office:value="392.747998627451" calcext:value-type="float">
            <text:p>392,7479986275</text:p>
          </table:table-cell>
          <table:table-cell office:value-type="float" office:value="208.201323509804" calcext:value-type="float">
            <text:p>208,2013235098</text:p>
          </table:table-cell>
          <table:table-cell office:value-type="float" office:value="290.641877882353" calcext:value-type="float">
            <text:p>290,6418778824</text:p>
          </table:table-cell>
          <table:table-cell table:number-columns-repeated="2" office:value-type="float" office:value="349.05" calcext:value-type="float">
            <text:p>349,05</text:p>
          </table:table-cell>
          <table:table-cell office:value-type="float" office:value="144.044337360784" calcext:value-type="float">
            <text:p>144,0443373608</text:p>
          </table:table-cell>
          <table:table-cell office:value-type="float" office:value="782.986137254902" calcext:value-type="float">
            <text:p>782,9861372549</text:p>
          </table:table-cell>
          <table:table-cell office:value-type="float" office:value="20.1349725372549" calcext:value-type="float">
            <text:p>20,1349725373</text:p>
          </table:table-cell>
          <table:table-cell table:formula="of:=MIN([.G12:.Q12])" office:value-type="float" office:value="20.1349725372549" calcext:value-type="float">
            <text:p>20,1349725373</text:p>
          </table:table-cell>
          <table:table-cell table:formula="of:=MAX([.G12:.Q12])" office:value-type="float" office:value="782.986137254902" calcext:value-type="float">
            <text:p>782,9861372549</text:p>
          </table:table-cell>
          <table:table-cell office:value-type="float" office:value="1496.061879948" calcext:value-type="float">
            <text:p>1496,061879948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2</text:p>
          </table:table-cell>
          <table:table-cell office:value-type="float" office:value="0.0302652156862745" calcext:value-type="float">
            <text:p>0,0302652157</text:p>
          </table:table-cell>
          <table:table-cell office:value-type="float" office:value="1.12852470349492" calcext:value-type="float">
            <text:p>1,1285247035</text:p>
          </table:table-cell>
          <table:table-cell office:value-type="float" office:value="0.629775608818737" calcext:value-type="float">
            <text:p>0,6297756088</text:p>
          </table:table-cell>
          <table:table-cell office:value-type="float" office:value="0.0424947118930093" calcext:value-type="float">
            <text:p>0,0424947119</text:p>
          </table:table-cell>
          <table:table-cell office:value-type="float" office:value="0.140220156862745" calcext:value-type="float">
            <text:p>0,1402201569</text:p>
          </table:table-cell>
          <table:table-cell office:value-type="float" office:value="0.0681671384520631" calcext:value-type="float">
            <text:p>0,0681671385</text:p>
          </table:table-cell>
          <table:table-cell office:value-type="float" office:value="0.0422278337222255" calcext:value-type="float">
            <text:p>0,0422278337</text:p>
          </table:table-cell>
          <table:table-cell office:value-type="float" office:value="0.124164047" calcext:value-type="float">
            <text:p>0,124164047</text:p>
          </table:table-cell>
          <table:table-cell office:value-type="float" office:value="0.13039858372549" calcext:value-type="float">
            <text:p>0,1303985837</text:p>
          </table:table-cell>
          <table:table-cell office:value-type="float" office:value="0.269454352941177" calcext:value-type="float">
            <text:p>0,2694543529</text:p>
          </table:table-cell>
          <table:table-cell office:value-type="float" office:value="0.220648173313726" calcext:value-type="float">
            <text:p>0,220648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3077470588235" calcext:value-type="float">
            <text:p>0,8030774706</text:p>
          </table:table-cell>
          <table:table-cell office:value-type="float" office:value="0.0164645704470588" calcext:value-type="float">
            <text:p>0,0164645704</text:p>
          </table:table-cell>
          <table:table-cell table:formula="of:=MIN([.G13:.Q13])" office:value-type="float" office:value="0" calcext:value-type="float">
            <text:p>0</text:p>
          </table:table-cell>
          <table:table-cell table:formula="of:=MAX([.G13:.Q13])" office:value-type="float" office:value="0.803077470588235" calcext:value-type="float">
            <text:p>0,8030774706</text:p>
          </table:table-cell>
          <table:table-cell office:value-type="float" office:value="0.949429533770399" calcext:value-type="float">
            <text:p>0,9494295338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3</text:p>
          </table:table-cell>
          <table:table-cell office:value-type="float" office:value="0.0272497333333333" calcext:value-type="float">
            <text:p>0,0272497333</text:p>
          </table:table-cell>
          <table:table-cell office:value-type="float" office:value="0.30543887586878" calcext:value-type="float">
            <text:p>0,3054388759</text:p>
          </table:table-cell>
          <table:table-cell office:value-type="float" office:value="0.335213270212193" calcext:value-type="float">
            <text:p>0,3352132702</text:p>
          </table:table-cell>
          <table:table-cell office:value-type="float" office:value="0.120613787932157" calcext:value-type="float">
            <text:p>0,1206137879</text:p>
          </table:table-cell>
          <table:table-cell office:value-type="float" office:value="0.060087294117647" calcext:value-type="float">
            <text:p>0,0600872941</text:p>
          </table:table-cell>
          <table:table-cell office:value-type="float" office:value="0.0515619666580546" calcext:value-type="float">
            <text:p>0,0515619667</text:p>
          </table:table-cell>
          <table:table-cell office:value-type="float" office:value="0.0355334978235294" calcext:value-type="float">
            <text:p>0,0355334978</text:p>
          </table:table-cell>
          <table:table-cell office:value-type="float" office:value="0.157686468845098" calcext:value-type="float">
            <text:p>0,1576864688</text:p>
          </table:table-cell>
          <table:table-cell office:value-type="float" office:value="0.416157569901961" calcext:value-type="float">
            <text:p>0,4161575699</text:p>
          </table:table-cell>
          <table:table-cell office:value-type="float" office:value="0.131172827058824" calcext:value-type="float">
            <text:p>0,1311728271</text:p>
          </table:table-cell>
          <table:table-cell office:value-type="float" office:value="0.127666804431373" calcext:value-type="float">
            <text:p>0,1276668044</text:p>
          </table:table-cell>
          <table:table-cell table:number-columns-repeated="2" office:value-type="float" office:value="0.0299999999999727" calcext:value-type="float">
            <text:p>0,03</text:p>
          </table:table-cell>
          <table:table-cell office:value-type="float" office:value="0.00943578079411765" calcext:value-type="float">
            <text:p>0,0094357808</text:p>
          </table:table-cell>
          <table:table-cell office:value-type="float" office:value="0.312489588235294" calcext:value-type="float">
            <text:p>0,3124895882</text:p>
          </table:table-cell>
          <table:table-cell office:value-type="float" office:value="0.0329233264313726" calcext:value-type="float">
            <text:p>0,0329233264</text:p>
          </table:table-cell>
          <table:table-cell table:formula="of:=MIN([.G14:.Q14])" office:value-type="float" office:value="0.00943578079411765" calcext:value-type="float">
            <text:p>0,0094357808</text:p>
          </table:table-cell>
          <table:table-cell table:formula="of:=MAX([.G14:.Q14])" office:value-type="float" office:value="0.416157569901961" calcext:value-type="float">
            <text:p>0,4161575699</text:p>
          </table:table-cell>
          <table:table-cell office:value-type="float" office:value="0.495362528904707" calcext:value-type="float">
            <text:p>0,4953625289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4</text:p>
          </table:table-cell>
          <table:table-cell office:value-type="float" office:value="0.189165405882353" calcext:value-type="float">
            <text:p>0,1891654059</text:p>
          </table:table-cell>
          <table:table-cell office:value-type="float" office:value="0.338070845779076" calcext:value-type="float">
            <text:p>0,3380708458</text:p>
          </table:table-cell>
          <table:table-cell office:value-type="float" office:value="1.00705386410079" calcext:value-type="float">
            <text:p>1,0070538641</text:p>
          </table:table-cell>
          <table:table-cell office:value-type="float" office:value="0.213906406256274" calcext:value-type="float">
            <text:p>0,2139064063</text:p>
          </table:table-cell>
          <table:table-cell office:value-type="float" office:value="0.0942395882352941" calcext:value-type="float">
            <text:p>0,0942395882</text:p>
          </table:table-cell>
          <table:table-cell office:value-type="float" office:value="0.081361704016021" calcext:value-type="float">
            <text:p>0,081361704</text:p>
          </table:table-cell>
          <table:table-cell office:value-type="float" office:value="0.0890592019215686" calcext:value-type="float">
            <text:p>0,0890592019</text:p>
          </table:table-cell>
          <table:table-cell office:value-type="float" office:value="0.25370197582549" calcext:value-type="float">
            <text:p>0,2537019758</text:p>
          </table:table-cell>
          <table:table-cell office:value-type="float" office:value="0.368651267705882" calcext:value-type="float">
            <text:p>0,3686512677</text:p>
          </table:table-cell>
          <table:table-cell office:value-type="float" office:value="0.260272073333333" calcext:value-type="float">
            <text:p>0,2602720733</text:p>
          </table:table-cell>
          <table:table-cell office:value-type="float" office:value="0.135987932647059" calcext:value-type="float">
            <text:p>0,1359879326</text:p>
          </table:table-cell>
          <table:table-cell table:number-columns-repeated="2" office:value-type="float" office:value="0.130000000000109" calcext:value-type="float">
            <text:p>0,13</text:p>
          </table:table-cell>
          <table:table-cell office:value-type="float" office:value="0.110034373098039" calcext:value-type="float">
            <text:p>0,1100343731</text:p>
          </table:table-cell>
          <table:table-cell office:value-type="float" office:value="0.688413174509804" calcext:value-type="float">
            <text:p>0,6884131745</text:p>
          </table:table-cell>
          <table:table-cell office:value-type="float" office:value="0.126489806470588" calcext:value-type="float">
            <text:p>0,1264898065</text:p>
          </table:table-cell>
          <table:table-cell table:formula="of:=MIN([.G15:.Q15])" office:value-type="float" office:value="0.081361704016021" calcext:value-type="float">
            <text:p>0,081361704</text:p>
          </table:table-cell>
          <table:table-cell table:formula="of:=MAX([.G15:.Q15])" office:value-type="float" office:value="0.688413174509804" calcext:value-type="float">
            <text:p>0,6884131745</text:p>
          </table:table-cell>
          <table:table-cell office:value-type="float" office:value="0.376404397954957" calcext:value-type="float">
            <text:p>0,376404398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5</text:p>
          </table:table-cell>
          <table:table-cell office:value-type="float" office:value="0.896628647058824" calcext:value-type="float">
            <text:p>0,8966286471</text:p>
          </table:table-cell>
          <table:table-cell office:value-type="float" office:value="5.76651738024129" calcext:value-type="float">
            <text:p>5,7665173802</text:p>
          </table:table-cell>
          <table:table-cell office:value-type="float" office:value="19.1365657076832" calcext:value-type="float">
            <text:p>19,1365657077</text:p>
          </table:table-cell>
          <table:table-cell office:value-type="float" office:value="0.774836729721569" calcext:value-type="float">
            <text:p>0,7748367297</text:p>
          </table:table-cell>
          <table:table-cell office:value-type="float" office:value="0.605651176470588" calcext:value-type="float">
            <text:p>0,6056511765</text:p>
          </table:table-cell>
          <table:table-cell office:value-type="float" office:value="0.366099159145421" calcext:value-type="float">
            <text:p>0,3660991591</text:p>
          </table:table-cell>
          <table:table-cell office:value-type="float" office:value="0.434600980980392" calcext:value-type="float">
            <text:p>0,434600981</text:p>
          </table:table-cell>
          <table:table-cell office:value-type="float" office:value="1.02183835621569" calcext:value-type="float">
            <text:p>1,0218383562</text:p>
          </table:table-cell>
          <table:table-cell office:value-type="float" office:value="2.43887091764706" calcext:value-type="float">
            <text:p>2,4388709176</text:p>
          </table:table-cell>
          <table:table-cell office:value-type="float" office:value="0.71184152745098" calcext:value-type="float">
            <text:p>0,7118415275</text:p>
          </table:table-cell>
          <table:table-cell office:value-type="float" office:value="0.983008972156863" calcext:value-type="float">
            <text:p>0,9830089722</text:p>
          </table:table-cell>
          <table:table-cell office:value-type="float" office:value="0.440000000000055" calcext:value-type="float">
            <text:p>0,44</text:p>
          </table:table-cell>
          <table:table-cell office:value-type="float" office:value="0.420000000000073" calcext:value-type="float">
            <text:p>0,42</text:p>
          </table:table-cell>
          <table:table-cell office:value-type="float" office:value="0.666698211372549" calcext:value-type="float">
            <text:p>0,6666982114</text:p>
          </table:table-cell>
          <table:table-cell office:value-type="float" office:value="47.0112827254902" calcext:value-type="float">
            <text:p>47,0112827255</text:p>
          </table:table-cell>
          <table:table-cell office:value-type="float" office:value="0.471494376470588" calcext:value-type="float">
            <text:p>0,4714943765</text:p>
          </table:table-cell>
          <table:table-cell table:formula="of:=MIN([.G16:.Q16])" office:value-type="float" office:value="0.366099159145421" calcext:value-type="float">
            <text:p>0,3660991591</text:p>
          </table:table-cell>
          <table:table-cell table:formula="of:=MAX([.G16:.Q16])" office:value-type="float" office:value="47.0112827254902" calcext:value-type="float">
            <text:p>47,0112827255</text:p>
          </table:table-cell>
          <table:table-cell office:value-type="float" office:value="5.81969289334279" calcext:value-type="float">
            <text:p>5,8196928933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6</text:p>
          </table:table-cell>
          <table:table-cell office:value-type="float" office:value="1.55458935294118" calcext:value-type="float">
            <text:p>1,5545893529</text:p>
          </table:table-cell>
          <table:table-cell office:value-type="float" office:value="3.50590984339143" calcext:value-type="float">
            <text:p>3,5059098434</text:p>
          </table:table-cell>
          <table:table-cell office:value-type="float" office:value="2.92220398111769" calcext:value-type="float">
            <text:p>2,9222039811</text:p>
          </table:table-cell>
          <table:table-cell office:value-type="float" office:value="1.75706969885686" calcext:value-type="float">
            <text:p>1,7570696989</text:p>
          </table:table-cell>
          <table:table-cell office:value-type="float" office:value="1.97719803921569" calcext:value-type="float">
            <text:p>1,9771980392</text:p>
          </table:table-cell>
          <table:table-cell office:value-type="float" office:value="1.24079678343895" calcext:value-type="float">
            <text:p>1,2407967834</text:p>
          </table:table-cell>
          <table:table-cell office:value-type="float" office:value="1.44851494803922" calcext:value-type="float">
            <text:p>1,448514948</text:p>
          </table:table-cell>
          <table:table-cell office:value-type="float" office:value="2.74693697520392" calcext:value-type="float">
            <text:p>2,7469369752</text:p>
          </table:table-cell>
          <table:table-cell office:value-type="float" office:value="2.63958937254902" calcext:value-type="float">
            <text:p>2,6395893725</text:p>
          </table:table-cell>
          <table:table-cell office:value-type="float" office:value="1.40909266078431" calcext:value-type="float">
            <text:p>1,4090926608</text:p>
          </table:table-cell>
          <table:table-cell office:value-type="float" office:value="2.23339780588235" calcext:value-type="float">
            <text:p>2,2333978059</text:p>
          </table:table-cell>
          <table:table-cell table:number-columns-repeated="2" office:value-type="float" office:value="2.51999999999998" calcext:value-type="float">
            <text:p>2,52</text:p>
          </table:table-cell>
          <table:table-cell office:value-type="float" office:value="1.53024640901961" calcext:value-type="float">
            <text:p>1,530246409</text:p>
          </table:table-cell>
          <table:table-cell office:value-type="float" office:value="2.82614450980392" calcext:value-type="float">
            <text:p>2,8261445098</text:p>
          </table:table-cell>
          <table:table-cell office:value-type="float" office:value="1.05416619803922" calcext:value-type="float">
            <text:p>1,054166198</text:p>
          </table:table-cell>
          <table:table-cell table:formula="of:=MIN([.G17:.Q17])" office:value-type="float" office:value="1.05416619803922" calcext:value-type="float">
            <text:p>1,054166198</text:p>
          </table:table-cell>
          <table:table-cell table:formula="of:=MAX([.G17:.Q17])" office:value-type="float" office:value="2.82614450980392" calcext:value-type="float">
            <text:p>2,8261445098</text:p>
          </table:table-cell>
          <table:table-cell office:value-type="float" office:value="3.63208868263609" calcext:value-type="float">
            <text:p>3,6320886826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7</text:p>
          </table:table-cell>
          <table:table-cell office:value-type="float" office:value="312.745135294118" calcext:value-type="float">
            <text:p>312,7451352941</text:p>
          </table:table-cell>
          <table:table-cell office:value-type="float" office:value="1765.61753311168" calcext:value-type="float">
            <text:p>1765,6175331117</text:p>
          </table:table-cell>
          <table:table-cell office:value-type="float" office:value="314731.736830444" calcext:value-type="float">
            <text:p>314731,736830444</text:p>
          </table:table-cell>
          <table:table-cell office:value-type="float" office:value="254.537120693627" calcext:value-type="float">
            <text:p>254,5371206936</text:p>
          </table:table-cell>
          <table:table-cell office:value-type="float" office:value="9.91434862745098" calcext:value-type="float">
            <text:p>9,9143486275</text:p>
          </table:table-cell>
          <table:table-cell office:value-type="float" office:value="0.976663761119756" calcext:value-type="float">
            <text:p>0,9766637611</text:p>
          </table:table-cell>
          <table:table-cell office:value-type="float" office:value="9.35666567529412" calcext:value-type="float">
            <text:p>9,3566656753</text:p>
          </table:table-cell>
          <table:table-cell office:value-type="float" office:value="16074.9090864638" calcext:value-type="float">
            <text:p>16074,9090864638</text:p>
          </table:table-cell>
          <table:table-cell office:value-type="float" office:value="684.399886147059" calcext:value-type="float">
            <text:p>684,3998861471</text:p>
          </table:table-cell>
          <table:table-cell office:value-type="float" office:value="257.239845490196" calcext:value-type="float">
            <text:p>257,2398454902</text:p>
          </table:table-cell>
          <table:table-cell office:value-type="float" office:value="47.7016775870588" calcext:value-type="float">
            <text:p>47,7016775871</text:p>
          </table:table-cell>
          <table:table-cell office:value-type="float" office:value="3122910" calcext:value-type="float">
            <text:p>3122910</text:p>
          </table:table-cell>
          <table:table-cell office:value-type="float" office:value="422.57" calcext:value-type="float">
            <text:p>422,57</text:p>
          </table:table-cell>
          <table:table-cell office:value-type="float" office:value="8.47683283882353" calcext:value-type="float">
            <text:p>8,4768328388</text:p>
          </table:table-cell>
          <table:table-cell office:value-type="float" office:value="101237.232163686" calcext:value-type="float">
            <text:p>101237,232163686</text:p>
          </table:table-cell>
          <table:table-cell office:value-type="float" office:value="78.3384603588236" calcext:value-type="float">
            <text:p>78,3384603588</text:p>
          </table:table-cell>
          <table:table-cell table:formula="of:=MIN([.G18:.Q18])" office:value-type="float" office:value="0.976663761119756" calcext:value-type="float">
            <text:p>0,9766637611</text:p>
          </table:table-cell>
          <table:table-cell table:formula="of:=MAX([.G18:.Q18])" office:value-type="float" office:value="3122910" calcext:value-type="float">
            <text:p>3122910</text:p>
          </table:table-cell>
          <table:table-cell office:value-type="float" office:value="2921.67645081178" calcext:value-type="float">
            <text:p>2921,6764508118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8</text:p>
          </table:table-cell>
          <table:table-cell office:value-type="float" office:value="30.8529375882353" calcext:value-type="float">
            <text:p>30,8529375882</text:p>
          </table:table-cell>
          <table:table-cell office:value-type="float" office:value="309.434717771819" calcext:value-type="float">
            <text:p>309,4347177718</text:p>
          </table:table-cell>
          <table:table-cell office:value-type="float" office:value="234239.598769088" calcext:value-type="float">
            <text:p>234239,598769088</text:p>
          </table:table-cell>
          <table:table-cell office:value-type="float" office:value="25.1581341426863" calcext:value-type="float">
            <text:p>25,1581341427</text:p>
          </table:table-cell>
          <table:table-cell office:value-type="float" office:value="0.222974235294118" calcext:value-type="float">
            <text:p>0,2229742353</text:p>
          </table:table-cell>
          <table:table-cell office:value-type="float" office:value="0.244092776743026" calcext:value-type="float">
            <text:p>0,2440927767</text:p>
          </table:table-cell>
          <table:table-cell office:value-type="float" office:value="0.782599895776471" calcext:value-type="float">
            <text:p>0,7825998958</text:p>
          </table:table-cell>
          <table:table-cell office:value-type="float" office:value="7419.75407761983" calcext:value-type="float">
            <text:p>7419,7540776198</text:p>
          </table:table-cell>
          <table:table-cell office:value-type="float" office:value="33.5042971588235" calcext:value-type="float">
            <text:p>33,5042971588</text:p>
          </table:table-cell>
          <table:table-cell office:value-type="float" office:value="33.161518" calcext:value-type="float">
            <text:p>33,161518</text:p>
          </table:table-cell>
          <table:table-cell office:value-type="float" office:value="1.99636733231373" calcext:value-type="float">
            <text:p>1,9963673323</text:p>
          </table:table-cell>
          <table:table-cell office:value-type="float" office:value="12932.1" calcext:value-type="float">
            <text:p>12932,1</text:p>
          </table:table-cell>
          <table:table-cell office:value-type="float" office:value="3951.62" calcext:value-type="float">
            <text:p>3951,62</text:p>
          </table:table-cell>
          <table:table-cell office:value-type="float" office:value="0.784028723678627" calcext:value-type="float">
            <text:p>0,7840287237</text:p>
          </table:table-cell>
          <table:table-cell office:value-type="float" office:value="225413.487599239" calcext:value-type="float">
            <text:p>225413,487599239</text:p>
          </table:table-cell>
          <table:table-cell office:value-type="float" office:value="5.22072133313725" calcext:value-type="float">
            <text:p>5,2207213331</text:p>
          </table:table-cell>
          <table:table-cell table:formula="of:=MIN([.G19:.Q19])" office:value-type="float" office:value="0.244092776743026" calcext:value-type="float">
            <text:p>0,2440927767</text:p>
          </table:table-cell>
          <table:table-cell table:formula="of:=MAX([.G19:.Q19])" office:value-type="float" office:value="225413.487599239" calcext:value-type="float">
            <text:p>225413,487599239</text:p>
          </table:table-cell>
          <table:table-cell office:value-type="float" office:value="1327.89290984796" calcext:value-type="float">
            <text:p>1327,892909848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19</text:p>
          </table:table-cell>
          <table:table-cell office:value-type="float" office:value="1.25111990196078" calcext:value-type="float">
            <text:p>1,251119902</text:p>
          </table:table-cell>
          <table:table-cell office:value-type="float" office:value="1.61419719355003" calcext:value-type="float">
            <text:p>1,6141971936</text:p>
          </table:table-cell>
          <table:table-cell office:value-type="float" office:value="2.03206483672471" calcext:value-type="float">
            <text:p>2,0320648367</text:p>
          </table:table-cell>
          <table:table-cell office:value-type="float" office:value="1.29911725457314" calcext:value-type="float">
            <text:p>1,2991172546</text:p>
          </table:table-cell>
          <table:table-cell office:value-type="float" office:value="0.256564431372549" calcext:value-type="float">
            <text:p>0,2565644314</text:p>
          </table:table-cell>
          <table:table-cell office:value-type="float" office:value="0.0773000324259815" calcext:value-type="float">
            <text:p>0,0773000324</text:p>
          </table:table-cell>
          <table:table-cell office:value-type="float" office:value="0.158340225941176" calcext:value-type="float">
            <text:p>0,1583402259</text:p>
          </table:table-cell>
          <table:table-cell office:value-type="float" office:value="2.09333499519804" calcext:value-type="float">
            <text:p>2,0933349952</text:p>
          </table:table-cell>
          <table:table-cell office:value-type="float" office:value="0.933041560745098" calcext:value-type="float">
            <text:p>0,9330415607</text:p>
          </table:table-cell>
          <table:table-cell office:value-type="float" office:value="2.08787540196078" calcext:value-type="float">
            <text:p>2,087875402</text:p>
          </table:table-cell>
          <table:table-cell office:value-type="float" office:value="1.03020792941176" calcext:value-type="float">
            <text:p>1,0302079294</text:p>
          </table:table-cell>
          <table:table-cell table:number-columns-repeated="2" office:value-type="float" office:value="0.549999999999955" calcext:value-type="float">
            <text:p>0,55</text:p>
          </table:table-cell>
          <table:table-cell office:value-type="float" office:value="0.199971063864706" calcext:value-type="float">
            <text:p>0,1999710639</text:p>
          </table:table-cell>
          <table:table-cell office:value-type="float" office:value="2.37442149019608" calcext:value-type="float">
            <text:p>2,3744214902</text:p>
          </table:table-cell>
          <table:table-cell office:value-type="float" office:value="0.0766073274509804" calcext:value-type="float">
            <text:p>0,0766073275</text:p>
          </table:table-cell>
          <table:table-cell table:formula="of:=MIN([.G20:.Q20])" office:value-type="float" office:value="0.0766073274509804" calcext:value-type="float">
            <text:p>0,0766073275</text:p>
          </table:table-cell>
          <table:table-cell table:formula="of:=MAX([.G20:.Q20])" office:value-type="float" office:value="2.37442149019608" calcext:value-type="float">
            <text:p>2,3744214902</text:p>
          </table:table-cell>
          <table:table-cell office:value-type="float" office:value="4.27825857156449" calcext:value-type="float">
            <text:p>4,2782585716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20</text:p>
          </table:table-cell>
          <table:table-cell office:value-type="float" office:value="19.9406550784314" calcext:value-type="float">
            <text:p>19,9406550784</text:p>
          </table:table-cell>
          <table:table-cell office:value-type="float" office:value="235.239187750273" calcext:value-type="float">
            <text:p>235,2391877503</text:p>
          </table:table-cell>
          <table:table-cell office:value-type="float" office:value="407578.243993656" calcext:value-type="float">
            <text:p>407578,243993656</text:p>
          </table:table-cell>
          <table:table-cell office:value-type="float" office:value="13.3705333441176" calcext:value-type="float">
            <text:p>13,3705333441</text:p>
          </table:table-cell>
          <table:table-cell office:value-type="float" office:value="0.43155431372549" calcext:value-type="float">
            <text:p>0,4315543137</text:p>
          </table:table-cell>
          <table:table-cell office:value-type="float" office:value="0.184882607875053" calcext:value-type="float">
            <text:p>0,1848826079</text:p>
          </table:table-cell>
          <table:table-cell office:value-type="float" office:value="0.312555884384314" calcext:value-type="float">
            <text:p>0,3125558844</text:p>
          </table:table-cell>
          <table:table-cell office:value-type="float" office:value="1719.18368255225" calcext:value-type="float">
            <text:p>1719,1836825523</text:p>
          </table:table-cell>
          <table:table-cell office:value-type="float" office:value="8.95755616235294" calcext:value-type="float">
            <text:p>8,9575561624</text:p>
          </table:table-cell>
          <table:table-cell office:value-type="float" office:value="12.5894761372549" calcext:value-type="float">
            <text:p>12,5894761373</text:p>
          </table:table-cell>
          <table:table-cell office:value-type="float" office:value="0.721466772829412" calcext:value-type="float">
            <text:p>0,7214667728</text:p>
          </table:table-cell>
          <table:table-cell office:value-type="float" office:value="9364.20000000001" calcext:value-type="float">
            <text:p>9364,2</text:p>
          </table:table-cell>
          <table:table-cell office:value-type="float" office:value="6925.1" calcext:value-type="float">
            <text:p>6925,1</text:p>
          </table:table-cell>
          <table:table-cell office:value-type="float" office:value="0.3705879573" calcext:value-type="float">
            <text:p>0,3705879573</text:p>
          </table:table-cell>
          <table:table-cell office:value-type="float" office:value="5688.91663341177" calcext:value-type="float">
            <text:p>5688,9166334118</text:p>
          </table:table-cell>
          <table:table-cell office:value-type="float" office:value="8.05669133252941" calcext:value-type="float">
            <text:p>8,0566913325</text:p>
          </table:table-cell>
          <table:table-cell table:formula="of:=MIN([.G21:.Q21])" office:value-type="float" office:value="0.184882607875053" calcext:value-type="float">
            <text:p>0,1848826079</text:p>
          </table:table-cell>
          <table:table-cell table:formula="of:=MAX([.G21:.Q21])" office:value-type="float" office:value="9364.20000000001" calcext:value-type="float">
            <text:p>9364,2</text:p>
          </table:table-cell>
          <table:table-cell office:value-type="float" office:value="566.168449560395" calcext:value-type="float">
            <text:p>566,1684495604</text:p>
          </table:table-cell>
          <table:table-cell table:style-name="ce2" table:number-columns-repeated="2"/>
          <table:table-cell table:number-columns-repeated="1002"/>
        </table:table-row>
        <table:table-row table:style-name="ro2">
          <table:table-cell table:style-name="ce1" office:value-type="string" calcext:value-type="string">
            <text:p>F21</text:p>
          </table:table-cell>
          <table:table-cell office:value-type="float" office:value="36.3907106666667" calcext:value-type="float">
            <text:p>36,3907106667</text:p>
          </table:table-cell>
          <table:table-cell office:value-type="float" office:value="1664.76959161027" calcext:value-type="float">
            <text:p>1664,7695916103</text:p>
          </table:table-cell>
          <table:table-cell office:value-type="float" office:value="83860.1706001506" calcext:value-type="float">
            <text:p>83860,1706001506</text:p>
          </table:table-cell>
          <table:table-cell office:value-type="float" office:value="94.6425341807059" calcext:value-type="float">
            <text:p>94,6425341807</text:p>
          </table:table-cell>
          <table:table-cell office:value-type="float" office:value="0.508551803921569" calcext:value-type="float">
            <text:p>0,5085518039</text:p>
          </table:table-cell>
          <table:table-cell office:value-type="float" office:value="0.408068987311628" calcext:value-type="float">
            <text:p>0,4080689873</text:p>
          </table:table-cell>
          <table:table-cell office:value-type="float" office:value="1.9347211907451" calcext:value-type="float">
            <text:p>1,9347211907</text:p>
          </table:table-cell>
          <table:table-cell office:value-type="float" office:value="4823.42718173967" calcext:value-type="float">
            <text:p>4823,4271817397</text:p>
          </table:table-cell>
          <table:table-cell office:value-type="float" office:value="57.0561504983333" calcext:value-type="float">
            <text:p>57,0561504983</text:p>
          </table:table-cell>
          <table:table-cell office:value-type="float" office:value="102.505938641176" calcext:value-type="float">
            <text:p>102,5059386412</text:p>
          </table:table-cell>
          <table:table-cell office:value-type="float" office:value="1.20864181162745" calcext:value-type="float">
            <text:p>1,2086418116</text:p>
          </table:table-cell>
          <table:table-cell office:value-type="float" office:value="24694.9" calcext:value-type="float">
            <text:p>24694,9</text:p>
          </table:table-cell>
          <table:table-cell office:value-type="float" office:value="1940.39" calcext:value-type="float">
            <text:p>1940,39</text:p>
          </table:table-cell>
          <table:table-cell office:value-type="float" office:value="0.540406560330667" calcext:value-type="float">
            <text:p>0,5404065603</text:p>
          </table:table-cell>
          <table:table-cell office:value-type="float" office:value="5004.72322732549" calcext:value-type="float">
            <text:p>5004,7232273255</text:p>
          </table:table-cell>
          <table:table-cell office:value-type="float" office:value="49.2861720431373" calcext:value-type="float">
            <text:p>49,2861720431</text:p>
          </table:table-cell>
          <table:table-cell table:formula="of:=MIN([.G22:.Q22])" office:value-type="float" office:value="0.408068987311628" calcext:value-type="float">
            <text:p>0,4080689873</text:p>
          </table:table-cell>
          <table:table-cell table:formula="of:=MAX([.G22:.Q22])" office:value-type="float" office:value="24694.9" calcext:value-type="float">
            <text:p>24694,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2</text:p>
          </table:table-cell>
          <table:table-cell office:value-type="float" office:value="89.5284179215686" calcext:value-type="float">
            <text:p>89,5284179216</text:p>
          </table:table-cell>
          <table:table-cell office:value-type="float" office:value="26.1066556877709" calcext:value-type="float">
            <text:p>26,1066556878</text:p>
          </table:table-cell>
          <table:table-cell office:value-type="float" office:value="43.7741533844356" calcext:value-type="float">
            <text:p>43,7741533844</text:p>
          </table:table-cell>
          <table:table-cell office:value-type="float" office:value="34.0874521932824" calcext:value-type="float">
            <text:p>34,0874521933</text:p>
          </table:table-cell>
          <table:table-cell office:value-type="float" office:value="3.24739803921569" calcext:value-type="float">
            <text:p>3,2473980392</text:p>
          </table:table-cell>
          <table:table-cell office:value-type="float" office:value="0.0441028809309501" calcext:value-type="float">
            <text:p>0,0441028809</text:p>
          </table:table-cell>
          <table:table-cell office:value-type="float" office:value="0.262886060803922" calcext:value-type="float">
            <text:p>0,2628860608</text:p>
          </table:table-cell>
          <table:table-cell office:value-type="float" office:value="37.5665808195765" calcext:value-type="float">
            <text:p>37,5665808196</text:p>
          </table:table-cell>
          <table:table-cell office:value-type="float" office:value="17.0246813307843" calcext:value-type="float">
            <text:p>17,0246813308</text:p>
          </table:table-cell>
          <table:table-cell office:value-type="float" office:value="30.0227520705882" calcext:value-type="float">
            <text:p>30,0227520706</text:p>
          </table:table-cell>
          <table:table-cell office:value-type="float" office:value="11.654898073902" calcext:value-type="float">
            <text:p>11,6548980739</text:p>
          </table:table-cell>
          <table:table-cell office:value-type="float" office:value="126.46" calcext:value-type="float">
            <text:p>126,46</text:p>
          </table:table-cell>
          <table:table-cell office:value-type="float" office:value="126.47" calcext:value-type="float">
            <text:p>126,47</text:p>
          </table:table-cell>
          <table:table-cell office:value-type="float" office:value="0.244754727026608" calcext:value-type="float">
            <text:p>0,244754727</text:p>
          </table:table-cell>
          <table:table-cell office:value-type="float" office:value="67.5666826505824" calcext:value-type="float">
            <text:p>67,5666826506</text:p>
          </table:table-cell>
          <table:table-cell office:value-type="float" office:value="8.47462543215686" calcext:value-type="float">
            <text:p>8,4746254322</text:p>
          </table:table-cell>
          <table:table-cell table:formula="of:=MIN([.G23:.Q23])" office:value-type="float" office:value="0.0441028809309501" calcext:value-type="float">
            <text:p>0,0441028809</text:p>
          </table:table-cell>
          <table:table-cell table:formula="of:=MAX([.G23:.Q23])" office:value-type="float" office:value="126.47" calcext:value-type="float">
            <text:p>126,4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3</text:p>
          </table:table-cell>
          <table:table-cell office:value-type="float" office:value="201.820176470588" calcext:value-type="float">
            <text:p>201,8201764706</text:p>
          </table:table-cell>
          <table:table-cell office:value-type="float" office:value="329.948533169405" calcext:value-type="float">
            <text:p>329,9485331694</text:p>
          </table:table-cell>
          <table:table-cell office:value-type="float" office:value="332.538721654907" calcext:value-type="float">
            <text:p>332,5387216549</text:p>
          </table:table-cell>
          <table:table-cell office:value-type="float" office:value="329.457474713726" calcext:value-type="float">
            <text:p>329,4574747137</text:p>
          </table:table-cell>
          <table:table-cell office:value-type="float" office:value="329.46" calcext:value-type="float">
            <text:p>329,46</text:p>
          </table:table-cell>
          <table:table-cell office:value-type="float" office:value="329.457474710713" calcext:value-type="float">
            <text:p>329,4574747107</text:p>
          </table:table-cell>
          <table:table-cell office:value-type="float" office:value="329.45747" calcext:value-type="float">
            <text:p>329,45747</text:p>
          </table:table-cell>
          <table:table-cell office:value-type="float" office:value="329.457487167047" calcext:value-type="float">
            <text:p>329,457487167</text:p>
          </table:table-cell>
          <table:table-cell office:value-type="float" office:value="272.351497843137" calcext:value-type="float">
            <text:p>272,3514978431</text:p>
          </table:table-cell>
          <table:table-cell office:value-type="float" office:value="329.457549019608" calcext:value-type="float">
            <text:p>329,4575490196</text:p>
          </table:table-cell>
          <table:table-cell office:value-type="float" office:value="329.45747" calcext:value-type="float">
            <text:p>329,4574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29.45747" calcext:value-type="float">
            <text:p>329,45747</text:p>
          </table:table-cell>
          <table:table-cell office:value-type="float" office:value="333.917176470588" calcext:value-type="float">
            <text:p>333,9171764706</text:p>
          </table:table-cell>
          <table:table-cell office:value-type="float" office:value="329.4575" calcext:value-type="float">
            <text:p>329,4575</text:p>
          </table:table-cell>
          <table:table-cell table:formula="of:=MIN([.G24:.Q24])" office:value-type="float" office:value="200" calcext:value-type="float">
            <text:p>200</text:p>
          </table:table-cell>
          <table:table-cell table:formula="of:=MAX([.G24:.Q24])" office:value-type="float" office:value="333.917176470588" calcext:value-type="float">
            <text:p>333,917176470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4</text:p>
          </table:table-cell>
          <table:table-cell office:value-type="float" office:value="109.910294117647" calcext:value-type="float">
            <text:p>109,9102941176</text:p>
          </table:table-cell>
          <table:table-cell office:value-type="float" office:value="145.508321885122" calcext:value-type="float">
            <text:p>145,5083218851</text:p>
          </table:table-cell>
          <table:table-cell office:value-type="float" office:value="126.994877175299" calcext:value-type="float">
            <text:p>126,9948771753</text:p>
          </table:table-cell>
          <table:table-cell office:value-type="float" office:value="127.390308192157" calcext:value-type="float">
            <text:p>127,3903081922</text:p>
          </table:table-cell>
          <table:table-cell office:value-type="float" office:value="108.905098039216" calcext:value-type="float">
            <text:p>108,9050980392</text:p>
          </table:table-cell>
          <table:table-cell office:value-type="float" office:value="107.489641745999" calcext:value-type="float">
            <text:p>107,489641746</text:p>
          </table:table-cell>
          <table:table-cell office:value-type="float" office:value="109.225824901961" calcext:value-type="float">
            <text:p>109,225824902</text:p>
          </table:table-cell>
          <table:table-cell office:value-type="float" office:value="130.764147634551" calcext:value-type="float">
            <text:p>130,7641476346</text:p>
          </table:table-cell>
          <table:table-cell office:value-type="float" office:value="137.378044901961" calcext:value-type="float">
            <text:p>137,378044902</text:p>
          </table:table-cell>
          <table:table-cell office:value-type="float" office:value="123.838376470588" calcext:value-type="float">
            <text:p>123,8383764706</text:p>
          </table:table-cell>
          <table:table-cell office:value-type="float" office:value="119.133037254902" calcext:value-type="float">
            <text:p>119,1330372549</text:p>
          </table:table-cell>
          <table:table-cell table:number-columns-repeated="2" office:value-type="float" office:value="115.65" calcext:value-type="float">
            <text:p>115,65</text:p>
          </table:table-cell>
          <table:table-cell office:value-type="float" office:value="108.298661372549" calcext:value-type="float">
            <text:p>108,2986613725</text:p>
          </table:table-cell>
          <table:table-cell office:value-type="float" office:value="130.964470588235" calcext:value-type="float">
            <text:p>130,9644705882</text:p>
          </table:table-cell>
          <table:table-cell office:value-type="float" office:value="108.442996078431" calcext:value-type="float">
            <text:p>108,4429960784</text:p>
          </table:table-cell>
          <table:table-cell table:formula="of:=MIN([.G25:.Q25])" office:value-type="float" office:value="107.489641745999" calcext:value-type="float">
            <text:p>107,489641746</text:p>
          </table:table-cell>
          <table:table-cell table:formula="of:=MAX([.G25:.Q25])" office:value-type="float" office:value="137.378044901961" calcext:value-type="float">
            <text:p>137,37804490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5</text:p>
          </table:table-cell>
          <table:table-cell office:value-type="float" office:value="127.529823529412" calcext:value-type="float">
            <text:p>127,5298235294</text:p>
          </table:table-cell>
          <table:table-cell office:value-type="float" office:value="186.119729501554" calcext:value-type="float">
            <text:p>186,1197295016</text:p>
          </table:table-cell>
          <table:table-cell office:value-type="float" office:value="156.847918698199" calcext:value-type="float">
            <text:p>156,8479186982</text:p>
          </table:table-cell>
          <table:table-cell office:value-type="float" office:value="178.723287070588" calcext:value-type="float">
            <text:p>178,7232870706</text:p>
          </table:table-cell>
          <table:table-cell office:value-type="float" office:value="163.624509803922" calcext:value-type="float">
            <text:p>163,6245098039</text:p>
          </table:table-cell>
          <table:table-cell office:value-type="float" office:value="132.738814943198" calcext:value-type="float">
            <text:p>132,7388149432</text:p>
          </table:table-cell>
          <table:table-cell office:value-type="float" office:value="116.125951960784" calcext:value-type="float">
            <text:p>116,1259519608</text:p>
          </table:table-cell>
          <table:table-cell office:value-type="float" office:value="183.678226887786" calcext:value-type="float">
            <text:p>183,6782268878</text:p>
          </table:table-cell>
          <table:table-cell office:value-type="float" office:value="145.99066372549" calcext:value-type="float">
            <text:p>145,9906637255</text:p>
          </table:table-cell>
          <table:table-cell office:value-type="float" office:value="186.199643137255" calcext:value-type="float">
            <text:p>186,1996431373</text:p>
          </table:table-cell>
          <table:table-cell office:value-type="float" office:value="129.511591568628" calcext:value-type="float">
            <text:p>129,5115915686</text:p>
          </table:table-cell>
          <table:table-cell office:value-type="float" office:value="145.16" calcext:value-type="float">
            <text:p>145,16</text:p>
          </table:table-cell>
          <table:table-cell office:value-type="float" office:value="139.08" calcext:value-type="float">
            <text:p>139,08</text:p>
          </table:table-cell>
          <table:table-cell office:value-type="float" office:value="126.003166078431" calcext:value-type="float">
            <text:p>126,0031660784</text:p>
          </table:table-cell>
          <table:table-cell office:value-type="float" office:value="185.621176470588" calcext:value-type="float">
            <text:p>185,6211764706</text:p>
          </table:table-cell>
          <table:table-cell office:value-type="float" office:value="175.07077254902" calcext:value-type="float">
            <text:p>175,070772549</text:p>
          </table:table-cell>
          <table:table-cell table:formula="of:=MIN([.G26:.Q26])" office:value-type="float" office:value="116.125951960784" calcext:value-type="float">
            <text:p>116,1259519608</text:p>
          </table:table-cell>
          <table:table-cell table:formula="of:=MAX([.G26:.Q26])" office:value-type="float" office:value="186.199643137255" calcext:value-type="float">
            <text:p>186,1996431373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6</text:p>
          </table:table-cell>
          <table:table-cell office:value-type="float" office:value="100.019431372549" calcext:value-type="float">
            <text:p>100,0194313725</text:p>
          </table:table-cell>
          <table:table-cell office:value-type="float" office:value="100.313529016098" calcext:value-type="float">
            <text:p>100,3135290161</text:p>
          </table:table-cell>
          <table:table-cell office:value-type="float" office:value="100.331821375459" calcext:value-type="float">
            <text:p>100,3318213755</text:p>
          </table:table-cell>
          <table:table-cell office:value-type="float" office:value="100.138412441176" calcext:value-type="float">
            <text:p>100,1384124412</text:p>
          </table:table-cell>
          <table:table-cell office:value-type="float" office:value="100.068823529412" calcext:value-type="float">
            <text:p>100,0688235294</text:p>
          </table:table-cell>
          <table:table-cell office:value-type="float" office:value="100.050047097214" calcext:value-type="float">
            <text:p>100,0500470972</text:p>
          </table:table-cell>
          <table:table-cell office:value-type="float" office:value="100.032268431373" calcext:value-type="float">
            <text:p>100,0322684314</text:p>
          </table:table-cell>
          <table:table-cell office:value-type="float" office:value="100.136620878563" calcext:value-type="float">
            <text:p>100,1366208786</text:p>
          </table:table-cell>
          <table:table-cell office:value-type="float" office:value="100.396351568627" calcext:value-type="float">
            <text:p>100,3963515686</text:p>
          </table:table-cell>
          <table:table-cell office:value-type="float" office:value="100.120733333333" calcext:value-type="float">
            <text:p>100,1207333333</text:p>
          </table:table-cell>
          <table:table-cell office:value-type="float" office:value="100.129132941176" calcext:value-type="float">
            <text:p>100,1291329412</text:p>
          </table:table-cell>
          <table:table-cell table:number-columns-repeated="2" office:value-type="float" office:value="100.05" calcext:value-type="float">
            <text:p>100,05</text:p>
          </table:table-cell>
          <table:table-cell office:value-type="float" office:value="100.013956666667" calcext:value-type="float">
            <text:p>100,0139566667</text:p>
          </table:table-cell>
          <table:table-cell office:value-type="float" office:value="100.328431372549" calcext:value-type="float">
            <text:p>100,3284313725</text:p>
          </table:table-cell>
          <table:table-cell office:value-type="float" office:value="100.036443137255" calcext:value-type="float">
            <text:p>100,0364431373</text:p>
          </table:table-cell>
          <table:table-cell table:formula="of:=MIN([.G27:.Q27])" office:value-type="float" office:value="100.013956666667" calcext:value-type="float">
            <text:p>100,0139566667</text:p>
          </table:table-cell>
          <table:table-cell table:formula="of:=MAX([.G27:.Q27])" office:value-type="float" office:value="100.396351568627" calcext:value-type="float">
            <text:p>100,396351568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7</text:p>
          </table:table-cell>
          <table:table-cell office:value-type="float" office:value="41.1315619411765" calcext:value-type="float">
            <text:p>41,1315619412</text:p>
          </table:table-cell>
          <table:table-cell office:value-type="float" office:value="173.67893341364" calcext:value-type="float">
            <text:p>173,6789334136</text:p>
          </table:table-cell>
          <table:table-cell office:value-type="float" office:value="135.390825594069" calcext:value-type="float">
            <text:p>135,3908255941</text:p>
          </table:table-cell>
          <table:table-cell office:value-type="float" office:value="321.275402622314" calcext:value-type="float">
            <text:p>321,2754026223</text:p>
          </table:table-cell>
          <table:table-cell office:value-type="float" office:value="89.6869254901961" calcext:value-type="float">
            <text:p>89,6869254902</text:p>
          </table:table-cell>
          <table:table-cell office:value-type="float" office:value="58.0639304538918" calcext:value-type="float">
            <text:p>58,0639304539</text:p>
          </table:table-cell>
          <table:table-cell office:value-type="float" office:value="17.2018758870588" calcext:value-type="float">
            <text:p>17,2018758871</text:p>
          </table:table-cell>
          <table:table-cell office:value-type="float" office:value="280.77756662538" calcext:value-type="float">
            <text:p>280,7775666254</text:p>
          </table:table-cell>
          <table:table-cell office:value-type="float" office:value="7.42291676666667" calcext:value-type="float">
            <text:p>7,4229167667</text:p>
          </table:table-cell>
          <table:table-cell office:value-type="float" office:value="255.937044" calcext:value-type="float">
            <text:p>255,937044</text:p>
          </table:table-cell>
          <table:table-cell office:value-type="float" office:value="91.2492027586275" calcext:value-type="float">
            <text:p>91,24920275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.4770006529412" calcext:value-type="float">
            <text:p>25,4770006529</text:p>
          </table:table-cell>
          <table:table-cell office:value-type="float" office:value="158.957466666667" calcext:value-type="float">
            <text:p>158,9574666667</text:p>
          </table:table-cell>
          <table:table-cell office:value-type="float" office:value="184.77957072549" calcext:value-type="float">
            <text:p>184,7795707255</text:p>
          </table:table-cell>
          <table:table-cell table:formula="of:=MIN([.G28:.Q28])" office:value-type="float" office:value="7.42291676666667" calcext:value-type="float">
            <text:p>7,4229167667</text:p>
          </table:table-cell>
          <table:table-cell table:formula="of:=MAX([.G28:.Q28])" office:value-type="float" office:value="280.77756662538" calcext:value-type="float">
            <text:p>280,777566625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8</text:p>
          </table:table-cell>
          <table:table-cell office:value-type="float" office:value="280.323411764706" calcext:value-type="float">
            <text:p>280,3234117647</text:p>
          </table:table-cell>
          <table:table-cell office:value-type="float" office:value="508.045534596373" calcext:value-type="float">
            <text:p>508,0455345964</text:p>
          </table:table-cell>
          <table:table-cell office:value-type="float" office:value="435.893827427853" calcext:value-type="float">
            <text:p>435,8938274279</text:p>
          </table:table-cell>
          <table:table-cell office:value-type="float" office:value="347.165214192157" calcext:value-type="float">
            <text:p>347,1652141922</text:p>
          </table:table-cell>
          <table:table-cell office:value-type="float" office:value="383.211568627451" calcext:value-type="float">
            <text:p>383,2115686275</text:p>
          </table:table-cell>
          <table:table-cell office:value-type="float" office:value="380.810488919578" calcext:value-type="float">
            <text:p>380,8104889196</text:p>
          </table:table-cell>
          <table:table-cell office:value-type="float" office:value="361.054822156863" calcext:value-type="float">
            <text:p>361,0548221569</text:p>
          </table:table-cell>
          <table:table-cell office:value-type="float" office:value="477.147382591796" calcext:value-type="float">
            <text:p>477,1473825918</text:p>
          </table:table-cell>
          <table:table-cell office:value-type="float" office:value="306.671488431372" calcext:value-type="float">
            <text:p>306,6714884314</text:p>
          </table:table-cell>
          <table:table-cell office:value-type="float" office:value="423.353835294118" calcext:value-type="float">
            <text:p>423,3538352941</text:p>
          </table:table-cell>
          <table:table-cell office:value-type="float" office:value="386.903485098039" calcext:value-type="float">
            <text:p>386,9034850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12.91886745098" calcext:value-type="float">
            <text:p>312,918867451</text:p>
          </table:table-cell>
          <table:table-cell office:value-type="float" office:value="420.124431372549" calcext:value-type="float">
            <text:p>420,1244313725</text:p>
          </table:table-cell>
          <table:table-cell office:value-type="float" office:value="388.716782352941" calcext:value-type="float">
            <text:p>388,7167823529</text:p>
          </table:table-cell>
          <table:table-cell table:formula="of:=MIN([.G29:.Q29])" office:value-type="float" office:value="200" calcext:value-type="float">
            <text:p>200</text:p>
          </table:table-cell>
          <table:table-cell table:formula="of:=MAX([.G29:.Q29])" office:value-type="float" office:value="477.147382591796" calcext:value-type="float">
            <text:p>477,147382591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9</text:p>
          </table:table-cell>
          <table:table-cell office:value-type="float" office:value="200" calcext:value-type="float">
            <text:p>200</text:p>
          </table:table-cell>
          <table:table-cell office:value-type="float" office:value="367.557822901871" calcext:value-type="float">
            <text:p>367,5578229019</text:p>
          </table:table-cell>
          <table:table-cell office:value-type="float" office:value="83243.1384431187" calcext:value-type="float">
            <text:p>83243,1384431187</text:p>
          </table:table-cell>
          <table:table-cell office:value-type="float" office:value="211.737277454902" calcext:value-type="float">
            <text:p>211,7372774549</text:p>
          </table:table-cell>
          <table:table-cell office:value-type="float" office:value="222.322941176471" calcext:value-type="float">
            <text:p>222,3229411765</text:p>
          </table:table-cell>
          <table:table-cell office:value-type="float" office:value="221.986656904028" calcext:value-type="float">
            <text:p>221,986656904</text:p>
          </table:table-cell>
          <table:table-cell office:value-type="float" office:value="181.402140196079" calcext:value-type="float">
            <text:p>181,4021401961</text:p>
          </table:table-cell>
          <table:table-cell office:value-type="float" office:value="413.290987361392" calcext:value-type="float">
            <text:p>413,2909873614</text:p>
          </table:table-cell>
          <table:table-cell office:value-type="float" office:value="219.96348372549" calcext:value-type="float">
            <text:p>219,9634837255</text:p>
          </table:table-cell>
          <table:table-cell office:value-type="float" office:value="355435.020268627" calcext:value-type="float">
            <text:p>355435,020268627</text:p>
          </table:table-cell>
          <table:table-cell office:value-type="float" office:value="212.605912352941" calcext:value-type="float">
            <text:p>212,605912352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5.461647254902" calcext:value-type="float">
            <text:p>195,4616472549</text:p>
          </table:table-cell>
          <table:table-cell office:value-type="float" office:value="16758.5769607843" calcext:value-type="float">
            <text:p>16758,5769607843</text:p>
          </table:table-cell>
          <table:table-cell office:value-type="float" office:value="227.0654" calcext:value-type="float">
            <text:p>227,0654</text:p>
          </table:table-cell>
          <table:table-cell table:formula="of:=MIN([.G30:.Q30])" office:value-type="float" office:value="181.402140196079" calcext:value-type="float">
            <text:p>181,4021401961</text:p>
          </table:table-cell>
          <table:table-cell table:formula="of:=MAX([.G30:.Q30])" office:value-type="float" office:value="355435.020268627" calcext:value-type="float">
            <text:p>355435,02026862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30</text:p>
          </table:table-cell>
          <table:table-cell office:value-type="float" office:value="216.412607843137" calcext:value-type="float">
            <text:p>216,4126078431</text:p>
          </table:table-cell>
          <table:table-cell office:value-type="float" office:value="1390.67763991543" calcext:value-type="float">
            <text:p>1390,6776399154</text:p>
          </table:table-cell>
          <table:table-cell office:value-type="float" office:value="2917.53394093069" calcext:value-type="float">
            <text:p>2917,5339409307</text:p>
          </table:table-cell>
          <table:table-cell office:value-type="float" office:value="394.295932915686" calcext:value-type="float">
            <text:p>394,2959329157</text:p>
          </table:table-cell>
          <table:table-cell office:value-type="float" office:value="467.199215686274" calcext:value-type="float">
            <text:p>467,1992156863</text:p>
          </table:table-cell>
          <table:table-cell office:value-type="float" office:value="464.882811428481" calcext:value-type="float">
            <text:p>464,8828114285</text:p>
          </table:table-cell>
          <table:table-cell office:value-type="float" office:value="491.745281372549" calcext:value-type="float">
            <text:p>491,7452813725</text:p>
          </table:table-cell>
          <table:table-cell office:value-type="float" office:value="1727.53769524295" calcext:value-type="float">
            <text:p>1727,537695243</text:p>
          </table:table-cell>
          <table:table-cell office:value-type="float" office:value="389.165161568627" calcext:value-type="float">
            <text:p>389,1651615686</text:p>
          </table:table-cell>
          <table:table-cell office:value-type="float" office:value="637.967582352941" calcext:value-type="float">
            <text:p>637,9675823529</text:p>
          </table:table-cell>
          <table:table-cell office:value-type="float" office:value="505.24793254902" calcext:value-type="float">
            <text:p>505,24793254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33.886676666667" calcext:value-type="float">
            <text:p>233,8866766667</text:p>
          </table:table-cell>
          <table:table-cell office:value-type="float" office:value="1320.65545098039" calcext:value-type="float">
            <text:p>1320,6554509804</text:p>
          </table:table-cell>
          <table:table-cell office:value-type="float" office:value="585.114264705882" calcext:value-type="float">
            <text:p>585,1142647059</text:p>
          </table:table-cell>
          <table:table-cell table:formula="of:=MIN([.G31:.Q31])" office:value-type="float" office:value="200" calcext:value-type="float">
            <text:p>200</text:p>
          </table:table-cell>
          <table:table-cell table:formula="of:=MAX([.G31:.Q31])" office:value-type="float" office:value="1727.53769524295" calcext:value-type="float">
            <text:p>1727,537695243</text:p>
          </table:table-cell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0" table:style-name="ta2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table:style-name="ce1" office:value-type="string" calcext:value-type="string">
            <text:p>CMLSP</text:p>
          </table:table-cell>
          <table:table-cell table:style-name="ce1" office:value-type="string" calcext:value-type="string">
            <text:p>FCDE</text:p>
          </table:table-cell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GaAP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UMOEAS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SO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</text:p>
          </table:table-cell>
          <table:table-cell office:value-type="float" office:value="0.00000000039810567254902" calcext:value-type="float">
            <text:p>3,9810567254902E-10</text:p>
          </table:table-cell>
          <table:table-cell office:value-type="float" office:value="39737210.098745" calcext:value-type="float">
            <text:p>39737210,098745</text:p>
          </table:table-cell>
          <table:table-cell office:value-type="float" office:value="74247962.7037171" calcext:value-type="float">
            <text:p>74247962,7037171</text:p>
          </table:table-cell>
          <table:table-cell office:value-type="float" office:value="276356.861785882" calcext:value-type="float">
            <text:p>276356,861785882</text:p>
          </table:table-cell>
          <table:table-cell office:value-type="float" office:value="0.0000000000000100312941176471" calcext:value-type="float">
            <text:p>1,00312941176471E-14</text:p>
          </table:table-cell>
          <table:table-cell office:value-type="float" office:value="0" calcext:value-type="float">
            <text:p>0</text:p>
          </table:table-cell>
          <table:table-cell office:value-type="float" office:value="0.00106645265078431" calcext:value-type="float">
            <text:p>0,0010664527</text:p>
          </table:table-cell>
          <table:table-cell office:value-type="float" office:value="574302.496031413" calcext:value-type="float">
            <text:p>574302,496031413</text:p>
          </table:table-cell>
          <table:table-cell office:value-type="float" office:value="85681.0783509804" calcext:value-type="float">
            <text:p>85681,0783509804</text:p>
          </table:table-cell>
          <table:table-cell office:value-type="float" office:value="15954.8321568627" calcext:value-type="float">
            <text:p>15954,8321568627</text:p>
          </table:table-cell>
          <table:table-cell office:value-type="float" office:value="1500.28889090784" calcext:value-type="float">
            <text:p>1500,2888909078</text:p>
          </table:table-cell>
          <table:table-cell office:value-type="float" office:value="215525900" calcext:value-type="float">
            <text:p>215525900</text:p>
          </table:table-cell>
          <table:table-cell office:value-type="float" office:value="2674850" calcext:value-type="float">
            <text:p>2674850</text:p>
          </table:table-cell>
          <table:table-cell office:value-type="float" office:value="0" calcext:value-type="float">
            <text:p>0</text:p>
          </table:table-cell>
          <table:table-cell office:value-type="float" office:value="13225062.5980392" calcext:value-type="float">
            <text:p>13225062,5980392</text:p>
          </table:table-cell>
          <table:table-cell office:value-type="float" office:value="0" calcext:value-type="float">
            <text:p>0</text:p>
          </table:table-cell>
          <table:table-cell table:formula="of:=MIN([.G2:.Q2])" office:value-type="float" office:value="0" calcext:value-type="float">
            <text:p>0</text:p>
          </table:table-cell>
          <table:table-cell table:formula="of:=MAX([.G2:.Q2])" office:value-type="float" office:value="215525900" calcext:value-type="float">
            <text:p>215525900</text:p>
          </table:table-cell>
          <table:table-cell office:value-type="float" office:value="43298536.5996588" calcext:value-type="float">
            <text:p>43298536,5996588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1759112643.3251" calcext:value-type="float">
            <text:p>1759112643,3251</text:p>
          </table:table-cell>
          <table:table-cell office:value-type="float" office:value="3467117007.89457" calcext:value-type="float">
            <text:p>3467117007,89457</text:p>
          </table:table-cell>
          <table:table-cell office:value-type="float" office:value="1.07544774822878E-016" calcext:value-type="float">
            <text:p>1,07544774822878E-16</text:p>
          </table:table-cell>
          <table:table-cell office:value-type="float" office:value="1.67188235294118E-015" calcext:value-type="float">
            <text:p>1,67188235294118E-15</text:p>
          </table:table-cell>
          <table:table-cell office:value-type="float" office:value="0" calcext:value-type="float">
            <text:p>0</text:p>
          </table:table-cell>
          <table:table-cell office:value-type="float" office:value="0.0000238005190235294" calcext:value-type="float">
            <text:p>2,38005190235294E-05</text:p>
          </table:table-cell>
          <table:table-cell office:value-type="float" office:value="9276.28136451372" calcext:value-type="float">
            <text:p>9276,2813645137</text:p>
          </table:table-cell>
          <table:table-cell office:value-type="float" office:value="0.00000000000331753797588235" calcext:value-type="float">
            <text:p>3,31753797588235E-12</text:p>
          </table:table-cell>
          <table:table-cell office:value-type="float" office:value="313.677066126667" calcext:value-type="float">
            <text:p>313,6770661267</text:p>
          </table:table-cell>
          <table:table-cell office:value-type="float" office:value="0.00000000119144250980392" calcext:value-type="float">
            <text:p>1,19144250980392E-09</text:p>
          </table:table-cell>
          <table:table-cell office:value-type="float" office:value="31387" calcext:value-type="float">
            <text:p>31387</text:p>
          </table:table-cell>
          <table:table-cell office:value-type="float" office:value="99.611" calcext:value-type="float">
            <text:p>99,611</text:p>
          </table:table-cell>
          <table:table-cell office:value-type="float" office:value="0" calcext:value-type="float">
            <text:p>0</text:p>
          </table:table-cell>
          <table:table-cell office:value-type="float" office:value="517280687.246079" calcext:value-type="float">
            <text:p>517280687,246079</text:p>
          </table:table-cell>
          <table:table-cell office:value-type="float" office:value="0" calcext:value-type="float">
            <text:p>0</text:p>
          </table:table-cell>
          <table:table-cell table:formula="of:=MIN([.G3:.Q3])" office:value-type="float" office:value="0" calcext:value-type="float">
            <text:p>0</text:p>
          </table:table-cell>
          <table:table-cell table:formula="of:=MAX([.G3:.Q3])" office:value-type="float" office:value="517280687.246079" calcext:value-type="float">
            <text:p>517280687,246079</text:p>
          </table:table-cell>
          <table:table-cell office:value-type="float" office:value="2231702882.80285" calcext:value-type="float">
            <text:p>2231702882,8028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3</text:p>
          </table:table-cell>
          <table:table-cell office:value-type="float" office:value="0.0000000123356261764706" calcext:value-type="float">
            <text:p>1,23356261764706E-08</text:p>
          </table:table-cell>
          <table:table-cell office:value-type="float" office:value="9119.31768941217" calcext:value-type="float">
            <text:p>9119,3176894122</text:p>
          </table:table-cell>
          <table:table-cell office:value-type="float" office:value="13921.8438034149" calcext:value-type="float">
            <text:p>13921,8438034149</text:p>
          </table:table-cell>
          <table:table-cell office:value-type="float" office:value="4.42363366073921E-016" calcext:value-type="float">
            <text:p>4,42363366073921E-16</text:p>
          </table:table-cell>
          <table:table-cell office:value-type="float" office:value="2.22913725490196E-015" calcext:value-type="float">
            <text:p>2,22913725490196E-15</text:p>
          </table:table-cell>
          <table:table-cell office:value-type="float" office:value="0" calcext:value-type="float">
            <text:p>0</text:p>
          </table:table-cell>
          <table:table-cell office:value-type="float" office:value="0.00110571642364706" calcext:value-type="float">
            <text:p>0,0011057164</text:p>
          </table:table-cell>
          <table:table-cell office:value-type="float" office:value="4581.8338937822" calcext:value-type="float">
            <text:p>4581,8338937822</text:p>
          </table:table-cell>
          <table:table-cell office:value-type="float" office:value="0.00841362478708548" calcext:value-type="float">
            <text:p>0,0084136248</text:p>
          </table:table-cell>
          <table:table-cell office:value-type="float" office:value="0.000000000642962549019608" calcext:value-type="float">
            <text:p>6,42962549019608E-10</text:p>
          </table:table-cell>
          <table:table-cell office:value-type="float" office:value="0.0474332226611916" calcext:value-type="float">
            <text:p>0,0474332227</text:p>
          </table:table-cell>
          <table:table-cell office:value-type="float" office:value="10810.2" calcext:value-type="float">
            <text:p>10810,2</text:p>
          </table:table-cell>
          <table:table-cell office:value-type="float" office:value="7840.39000000001" calcext:value-type="float">
            <text:p>7840,39</text:p>
          </table:table-cell>
          <table:table-cell office:value-type="float" office:value="0" calcext:value-type="float">
            <text:p>0</text:p>
          </table:table-cell>
          <table:table-cell office:value-type="float" office:value="5609.16290683763" calcext:value-type="float">
            <text:p>5609,1629068376</text:p>
          </table:table-cell>
          <table:table-cell office:value-type="float" office:value="26.1949173103902" calcext:value-type="float">
            <text:p>26,1949173104</text:p>
          </table:table-cell>
          <table:table-cell table:formula="of:=MIN([.G4:.Q4])" office:value-type="float" office:value="0" calcext:value-type="float">
            <text:p>0</text:p>
          </table:table-cell>
          <table:table-cell table:formula="of:=MAX([.G4:.Q4])" office:value-type="float" office:value="10810.2" calcext:value-type="float">
            <text:p>10810,2</text:p>
          </table:table-cell>
          <table:table-cell office:value-type="float" office:value="44340.855204072" calcext:value-type="float">
            <text:p>44340,855204072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4</text:p>
          </table:table-cell>
          <table:table-cell office:value-type="float" office:value="0.00000217342730392157" calcext:value-type="float">
            <text:p>2,17342730392157E-06</text:p>
          </table:table-cell>
          <table:table-cell office:value-type="float" office:value="196.622922595799" calcext:value-type="float">
            <text:p>196,6229225958</text:p>
          </table:table-cell>
          <table:table-cell office:value-type="float" office:value="489.493542009165" calcext:value-type="float">
            <text:p>489,4935420092</text:p>
          </table:table-cell>
          <table:table-cell office:value-type="float" office:value="20.3624880080173" calcext:value-type="float">
            <text:p>20,362488008</text:p>
          </table:table-cell>
          <table:table-cell office:value-type="float" office:value="0.00000000000282767874509804" calcext:value-type="float">
            <text:p>2,82767874509804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438028697058824" calcext:value-type="float">
            <text:p>4,38028697058824E-13</text:p>
          </table:table-cell>
          <table:table-cell office:value-type="float" office:value="80.5810229233373" calcext:value-type="float">
            <text:p>80,5810229233</text:p>
          </table:table-cell>
          <table:table-cell office:value-type="float" office:value="12.5634821333785" calcext:value-type="float">
            <text:p>12,5634821334</text:p>
          </table:table-cell>
          <table:table-cell office:value-type="float" office:value="63.448310708353" calcext:value-type="float">
            <text:p>63,4483107084</text:p>
          </table:table-cell>
          <table:table-cell office:value-type="float" office:value="3.051789977811" calcext:value-type="float">
            <text:p>3,0517899778</text:p>
          </table:table-cell>
          <table:table-cell office:value-type="float" office:value="109.346" calcext:value-type="float">
            <text:p>109,346</text:p>
          </table:table-cell>
          <table:table-cell office:value-type="float" office:value="36.7550000000001" calcext:value-type="float">
            <text:p>36,755</text:p>
          </table:table-cell>
          <table:table-cell office:value-type="float" office:value="0" calcext:value-type="float">
            <text:p>0</text:p>
          </table:table-cell>
          <table:table-cell office:value-type="float" office:value="63.4242823505897" calcext:value-type="float">
            <text:p>63,4242823506</text:p>
          </table:table-cell>
          <table:table-cell office:value-type="float" office:value="0" calcext:value-type="float">
            <text:p>0</text:p>
          </table:table-cell>
          <table:table-cell table:formula="of:=MIN([.G5:.Q5])" office:value-type="float" office:value="0" calcext:value-type="float">
            <text:p>0</text:p>
          </table:table-cell>
          <table:table-cell table:formula="of:=MAX([.G5:.Q5])" office:value-type="float" office:value="109.346" calcext:value-type="float">
            <text:p>109,346</text:p>
          </table:table-cell>
          <table:table-cell office:value-type="float" office:value="484.259334416286" calcext:value-type="float">
            <text:p>484,2593344163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5</text:p>
          </table:table-cell>
          <table:table-cell office:value-type="float" office:value="19.9989607843137" calcext:value-type="float">
            <text:p>19,9989607843</text:p>
          </table:table-cell>
          <table:table-cell office:value-type="float" office:value="20.9567790786971" calcext:value-type="float">
            <text:p>20,9567790787</text:p>
          </table:table-cell>
          <table:table-cell office:value-type="float" office:value="20.1969802754982" calcext:value-type="float">
            <text:p>20,1969802755</text:p>
          </table:table-cell>
          <table:table-cell office:value-type="float" office:value="20.5059723192157" calcext:value-type="float">
            <text:p>20,5059723192</text:p>
          </table:table-cell>
          <table:table-cell office:value-type="float" office:value="20.0022941176471" calcext:value-type="float">
            <text:p>20,0022941176</text:p>
          </table:table-cell>
          <table:table-cell office:value-type="float" office:value="20.114676304898" calcext:value-type="float">
            <text:p>20,1146763049</text:p>
          </table:table-cell>
          <table:table-cell office:value-type="float" office:value="19.9995564117647" calcext:value-type="float">
            <text:p>19,9995564118</text:p>
          </table:table-cell>
          <table:table-cell office:value-type="float" office:value="20.0001446751373" calcext:value-type="float">
            <text:p>20,0001446751</text:p>
          </table:table-cell>
          <table:table-cell office:value-type="float" office:value="19.999997627451" calcext:value-type="float">
            <text:p>19,9999976275</text:p>
          </table:table-cell>
          <table:table-cell office:value-type="float" office:value="20.637697254902" calcext:value-type="float">
            <text:p>20,6376972549</text:p>
          </table:table-cell>
          <table:table-cell office:value-type="float" office:value="20.3341079215686" calcext:value-type="float">
            <text:p>20,33410792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1613620196078" calcext:value-type="float">
            <text:p>20,1613620196</text:p>
          </table:table-cell>
          <table:table-cell office:value-type="float" office:value="20.5193764705882" calcext:value-type="float">
            <text:p>20,5193764706</text:p>
          </table:table-cell>
          <table:table-cell office:value-type="float" office:value="19.9997121568627" calcext:value-type="float">
            <text:p>19,9997121569</text:p>
          </table:table-cell>
          <table:table-cell table:formula="of:=MIN([.G6:.Q6])" office:value-type="float" office:value="19.9995564117647" calcext:value-type="float">
            <text:p>19,9995564118</text:p>
          </table:table-cell>
          <table:table-cell table:formula="of:=MAX([.G6:.Q6])" office:value-type="float" office:value="20.637697254902" calcext:value-type="float">
            <text:p>20,6376972549</text:p>
          </table:table-cell>
          <table:table-cell office:value-type="float" office:value="21.0146683598377" calcext:value-type="float">
            <text:p>21,0146683598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6</text:p>
          </table:table-cell>
          <table:table-cell office:value-type="float" office:value="0" calcext:value-type="float">
            <text:p>0</text:p>
          </table:table-cell>
          <table:table-cell office:value-type="float" office:value="23.2915914268805" calcext:value-type="float">
            <text:p>23,2915914269</text:p>
          </table:table-cell>
          <table:table-cell office:value-type="float" office:value="24.0327445757205" calcext:value-type="float">
            <text:p>24,0327445757</text:p>
          </table:table-cell>
          <table:table-cell office:value-type="float" office:value="12.8636293022171" calcext:value-type="float">
            <text:p>12,8636293022</text:p>
          </table:table-cell>
          <table:table-cell office:value-type="float" office:value="0.61342125245098" calcext:value-type="float">
            <text:p>0,6134212525</text:p>
          </table:table-cell>
          <table:table-cell office:value-type="float" office:value="0.000000138431029846092" calcext:value-type="float">
            <text:p>1,38431029846092E-07</text:p>
          </table:table-cell>
          <table:table-cell office:value-type="float" office:value="3.6202262827451" calcext:value-type="float">
            <text:p>3,6202262827</text:p>
          </table:table-cell>
          <table:table-cell office:value-type="float" office:value="17.8233548615804" calcext:value-type="float">
            <text:p>17,8233548616</text:p>
          </table:table-cell>
          <table:table-cell office:value-type="float" office:value="16.3762022529412" calcext:value-type="float">
            <text:p>16,3762022529</text:p>
          </table:table-cell>
          <table:table-cell office:value-type="float" office:value="5.19119235294118" calcext:value-type="float">
            <text:p>5,1911923529</text:p>
          </table:table-cell>
          <table:table-cell office:value-type="float" office:value="5.16063297647059" calcext:value-type="float">
            <text:p>5,1606329765</text:p>
          </table:table-cell>
          <table:table-cell office:value-type="float" office:value="1.89700000000005" calcext:value-type="float">
            <text:p>1,897</text:p>
          </table:table-cell>
          <table:table-cell office:value-type="float" office:value="1.90700000000004" calcext:value-type="float">
            <text:p>1,907</text:p>
          </table:table-cell>
          <table:table-cell office:value-type="float" office:value="0" calcext:value-type="float">
            <text:p>0</text:p>
          </table:table-cell>
          <table:table-cell office:value-type="float" office:value="21.9869274509804" calcext:value-type="float">
            <text:p>21,986927451</text:p>
          </table:table-cell>
          <table:table-cell office:value-type="float" office:value="1.13584894139216" calcext:value-type="float">
            <text:p>1,1358489414</text:p>
          </table:table-cell>
          <table:table-cell table:formula="of:=MIN([.G7:.Q7])" office:value-type="float" office:value="0" calcext:value-type="float">
            <text:p>0</text:p>
          </table:table-cell>
          <table:table-cell table:formula="of:=MAX([.G7:.Q7])" office:value-type="float" office:value="21.9869274509804" calcext:value-type="float">
            <text:p>21,986927451</text:p>
          </table:table-cell>
          <table:table-cell office:value-type="float" office:value="36.2651442763672" calcext:value-type="float">
            <text:p>36,2651442764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float" office:value="25.5676371278427" calcext:value-type="float">
            <text:p>25,5676371278</text:p>
          </table:table-cell>
          <table:table-cell office:value-type="float" office:value="31.1005482494802" calcext:value-type="float">
            <text:p>31,1005482495</text:p>
          </table:table-cell>
          <table:table-cell office:value-type="float" office:value="0.00854589052739225" calcext:value-type="float">
            <text:p>0,0085458905</text:p>
          </table:table-cell>
          <table:table-cell office:value-type="float" office:value="2.22921568627451E-015" calcext:value-type="float">
            <text:p>2,22921568627451E-15</text:p>
          </table:table-cell>
          <table:table-cell office:value-type="float" office:value="0" calcext:value-type="float">
            <text:p>0</text:p>
          </table:table-cell>
          <table:table-cell office:value-type="float" office:value="0.00299004164039937" calcext:value-type="float">
            <text:p>0,0029900416</text:p>
          </table:table-cell>
          <table:table-cell office:value-type="float" office:value="0.0158939308352941" calcext:value-type="float">
            <text:p>0,0158939308</text:p>
          </table:table-cell>
          <table:table-cell office:value-type="float" office:value="0.0374558703571079" calcext:value-type="float">
            <text:p>0,0374558704</text:p>
          </table:table-cell>
          <table:table-cell office:value-type="float" office:value="0.0237265860392157" calcext:value-type="float">
            <text:p>0,023726586</text:p>
          </table:table-cell>
          <table:table-cell office:value-type="float" office:value="0.000846469147743667" calcext:value-type="float">
            <text:p>0,0008464691</text:p>
          </table:table-cell>
          <table:table-cell office:value-type="float" office:value="0.995999999999981" calcext:value-type="float">
            <text:p>0,996</text:p>
          </table:table-cell>
          <table:table-cell office:value-type="float" office:value="0.408999999999992" calcext:value-type="float">
            <text:p>0,409</text:p>
          </table:table-cell>
          <table:table-cell office:value-type="float" office:value="0" calcext:value-type="float">
            <text:p>0</text:p>
          </table:table-cell>
          <table:table-cell office:value-type="float" office:value="4.09126668234304" calcext:value-type="float">
            <text:p>4,0912666823</text:p>
          </table:table-cell>
          <table:table-cell office:value-type="float" office:value="0.000193280098039216" calcext:value-type="float">
            <text:p>0,0001932801</text:p>
          </table:table-cell>
          <table:table-cell table:formula="of:=MIN([.G8:.Q8])" office:value-type="float" office:value="0" calcext:value-type="float">
            <text:p>0</text:p>
          </table:table-cell>
          <table:table-cell table:formula="of:=MAX([.G8:.Q8])" office:value-type="float" office:value="4.09126668234304" calcext:value-type="float">
            <text:p>4,0912666823</text:p>
          </table:table-cell>
          <table:table-cell office:value-type="float" office:value="22.793786929147" calcext:value-type="float">
            <text:p>22,793786929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8</text:p>
          </table:table-cell>
          <table:table-cell office:value-type="float" office:value="9.83749077647059" calcext:value-type="float">
            <text:p>9,8374907765</text:p>
          </table:table-cell>
          <table:table-cell office:value-type="float" office:value="119.924453267459" calcext:value-type="float">
            <text:p>119,9244532675</text:p>
          </table:table-cell>
          <table:table-cell office:value-type="float" office:value="46.4036205742865" calcext:value-type="float">
            <text:p>46,4036205743</text:p>
          </table:table-cell>
          <table:table-cell office:value-type="float" office:value="0.000000000000113477854561412" calcext:value-type="float">
            <text:p>1,13477854561412E-13</text:p>
          </table:table-cell>
          <table:table-cell office:value-type="float" office:value="1.74626569605882" calcext:value-type="float">
            <text:p>1,7462656961</text:p>
          </table:table-cell>
          <table:table-cell office:value-type="float" office:value="0" calcext:value-type="float">
            <text:p>0</text:p>
          </table:table-cell>
          <table:table-cell office:value-type="float" office:value="0.858411543271323" calcext:value-type="float">
            <text:p>0,8584115433</text:p>
          </table:table-cell>
          <table:table-cell office:value-type="float" office:value="26.5898824783667" calcext:value-type="float">
            <text:p>26,5898824784</text:p>
          </table:table-cell>
          <table:table-cell office:value-type="float" office:value="0.000000000000363352049607843" calcext:value-type="float">
            <text:p>3,63352049607843E-13</text:p>
          </table:table-cell>
          <table:table-cell office:value-type="float" office:value="55.8655415686274" calcext:value-type="float">
            <text:p>55,8655415686</text:p>
          </table:table-cell>
          <table:table-cell office:value-type="float" office:value="20.4134092156863" calcext:value-type="float">
            <text:p>20,4134092157</text:p>
          </table:table-cell>
          <table:table-cell table:number-columns-repeated="2" office:value-type="float" office:value="92.5309999999999" calcext:value-type="float">
            <text:p>92,531</text:p>
          </table:table-cell>
          <table:table-cell office:value-type="float" office:value="1.95090011019608" calcext:value-type="float">
            <text:p>1,9509001102</text:p>
          </table:table-cell>
          <table:table-cell office:value-type="float" office:value="51.065231075023" calcext:value-type="float">
            <text:p>51,065231075</text:p>
          </table:table-cell>
          <table:table-cell office:value-type="float" office:value="0.0195349738696078" calcext:value-type="float">
            <text:p>0,0195349739</text:p>
          </table:table-cell>
          <table:table-cell table:formula="of:=MIN([.G9:.Q9])" office:value-type="float" office:value="0" calcext:value-type="float">
            <text:p>0</text:p>
          </table:table-cell>
          <table:table-cell table:formula="of:=MAX([.G9:.Q9])" office:value-type="float" office:value="92.5309999999999" calcext:value-type="float">
            <text:p>92,531</text:p>
          </table:table-cell>
          <table:table-cell office:value-type="float" office:value="225.405513887129" calcext:value-type="float">
            <text:p>225,405513887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9</text:p>
          </table:table-cell>
          <table:table-cell office:value-type="float" office:value="2.18526045098039" calcext:value-type="float">
            <text:p>2,185260451</text:p>
          </table:table-cell>
          <table:table-cell office:value-type="float" office:value="201.60791144411" calcext:value-type="float">
            <text:p>201,6079114441</text:p>
          </table:table-cell>
          <table:table-cell office:value-type="float" office:value="122.064240674492" calcext:value-type="float">
            <text:p>122,0642406745</text:p>
          </table:table-cell>
          <table:table-cell office:value-type="float" office:value="56.6179300405882" calcext:value-type="float">
            <text:p>56,6179300406</text:p>
          </table:table-cell>
          <table:table-cell office:value-type="float" office:value="16.9961568627451" calcext:value-type="float">
            <text:p>16,9961568627</text:p>
          </table:table-cell>
          <table:table-cell office:value-type="float" office:value="6.7848764763377" calcext:value-type="float">
            <text:p>6,7848764763</text:p>
          </table:table-cell>
          <table:table-cell office:value-type="float" office:value="25.1275797843137" calcext:value-type="float">
            <text:p>25,1275797843</text:p>
          </table:table-cell>
          <table:table-cell office:value-type="float" office:value="45.6901822732686" calcext:value-type="float">
            <text:p>45,6901822733</text:p>
          </table:table-cell>
          <table:table-cell office:value-type="float" office:value="137.147328960784" calcext:value-type="float">
            <text:p>137,1473289608</text:p>
          </table:table-cell>
          <table:table-cell office:value-type="float" office:value="84.6310823529412" calcext:value-type="float">
            <text:p>84,6310823529</text:p>
          </table:table-cell>
          <table:table-cell office:value-type="float" office:value="57.9504244313726" calcext:value-type="float">
            <text:p>57,9504244314</text:p>
          </table:table-cell>
          <table:table-cell office:value-type="float" office:value="59.706" calcext:value-type="float">
            <text:p>59,706</text:p>
          </table:table-cell>
          <table:table-cell office:value-type="float" office:value="59.6970000000001" calcext:value-type="float">
            <text:p>59,697</text:p>
          </table:table-cell>
          <table:table-cell office:value-type="float" office:value="8.44760764313726" calcext:value-type="float">
            <text:p>8,4476076431</text:p>
          </table:table-cell>
          <table:table-cell office:value-type="float" office:value="104.355915686275" calcext:value-type="float">
            <text:p>104,3559156863</text:p>
          </table:table-cell>
          <table:table-cell office:value-type="float" office:value="17.9287663333333" calcext:value-type="float">
            <text:p>17,9287663333</text:p>
          </table:table-cell>
          <table:table-cell table:formula="of:=MIN([.G10:.Q10])" office:value-type="float" office:value="6.7848764763377" calcext:value-type="float">
            <text:p>6,7848764763</text:p>
          </table:table-cell>
          <table:table-cell table:formula="of:=MAX([.G10:.Q10])" office:value-type="float" office:value="137.147328960784" calcext:value-type="float">
            <text:p>137,1473289608</text:p>
          </table:table-cell>
          <table:table-cell office:value-type="float" office:value="244.948847169593" calcext:value-type="float">
            <text:p>244,9488471696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0</text:p>
          </table:table-cell>
          <table:table-cell office:value-type="float" office:value="1469.47915686275" calcext:value-type="float">
            <text:p>1469,4791568628</text:p>
          </table:table-cell>
          <table:table-cell office:value-type="float" office:value="3548.66989660845" calcext:value-type="float">
            <text:p>3548,6698966085</text:p>
          </table:table-cell>
          <table:table-cell office:value-type="float" office:value="1339.70247799218" calcext:value-type="float">
            <text:p>1339,7024779922</text:p>
          </table:table-cell>
          <table:table-cell office:value-type="float" office:value="8.52586670301961" calcext:value-type="float">
            <text:p>8,525866703</text:p>
          </table:table-cell>
          <table:table-cell office:value-type="float" office:value="8.14328431372549" calcext:value-type="float">
            <text:p>8,1432843137</text:p>
          </table:table-cell>
          <table:table-cell office:value-type="float" office:value="0.0163288217537389" calcext:value-type="float">
            <text:p>0,0163288218</text:p>
          </table:table-cell>
          <table:table-cell office:value-type="float" office:value="17.8636095882353" calcext:value-type="float">
            <text:p>17,8636095882</text:p>
          </table:table-cell>
          <table:table-cell office:value-type="float" office:value="1073.47273506657" calcext:value-type="float">
            <text:p>1073,4727350666</text:p>
          </table:table-cell>
          <table:table-cell office:value-type="float" office:value="1041.29849490196" calcext:value-type="float">
            <text:p>1041,298494902</text:p>
          </table:table-cell>
          <table:table-cell office:value-type="float" office:value="2167.6751254902" calcext:value-type="float">
            <text:p>2167,6751254902</text:p>
          </table:table-cell>
          <table:table-cell office:value-type="float" office:value="329.17805627451" calcext:value-type="float">
            <text:p>329,1780562745</text:p>
          </table:table-cell>
          <table:table-cell office:value-type="float" office:value="2312.38" calcext:value-type="float">
            <text:p>2312,38</text:p>
          </table:table-cell>
          <table:table-cell office:value-type="float" office:value="2131.47" calcext:value-type="float">
            <text:p>2131,47</text:p>
          </table:table-cell>
          <table:table-cell office:value-type="float" office:value="13.6439469980392" calcext:value-type="float">
            <text:p>13,643946998</text:p>
          </table:table-cell>
          <table:table-cell office:value-type="float" office:value="1462.06057468778" calcext:value-type="float">
            <text:p>1462,0605746878</text:p>
          </table:table-cell>
          <table:table-cell office:value-type="float" office:value="81.2465965686275" calcext:value-type="float">
            <text:p>81,2465965686</text:p>
          </table:table-cell>
          <table:table-cell table:formula="of:=MIN([.G11:.Q11])" office:value-type="float" office:value="0.0163288217537389" calcext:value-type="float">
            <text:p>0,0163288218</text:p>
          </table:table-cell>
          <table:table-cell table:formula="of:=MAX([.G11:.Q11])" office:value-type="float" office:value="2312.38" calcext:value-type="float">
            <text:p>2312,38</text:p>
          </table:table-cell>
          <table:table-cell office:value-type="float" office:value="6281.0562826495" calcext:value-type="float">
            <text:p>6281,056282649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1</text:p>
          </table:table-cell>
          <table:table-cell office:value-type="float" office:value="1822.47658823529" calcext:value-type="float">
            <text:p>1822,4765882353</text:p>
          </table:table-cell>
          <table:table-cell office:value-type="float" office:value="5314.85046482876" calcext:value-type="float">
            <text:p>5314,8504648288</text:p>
          </table:table-cell>
          <table:table-cell office:value-type="float" office:value="3551.50994564396" calcext:value-type="float">
            <text:p>3551,509945644</text:p>
          </table:table-cell>
          <table:table-cell office:value-type="float" office:value="2629.75290643137" calcext:value-type="float">
            <text:p>2629,7529064314</text:p>
          </table:table-cell>
          <table:table-cell office:value-type="float" office:value="1896.76666666667" calcext:value-type="float">
            <text:p>1896,7666666667</text:p>
          </table:table-cell>
          <table:table-cell office:value-type="float" office:value="1229.47909381392" calcext:value-type="float">
            <text:p>1229,4790938139</text:p>
          </table:table-cell>
          <table:table-cell office:value-type="float" office:value="1541.69005215686" calcext:value-type="float">
            <text:p>1541,6900521569</text:p>
          </table:table-cell>
          <table:table-cell office:value-type="float" office:value="3405.55311333244" calcext:value-type="float">
            <text:p>3405,5531133324</text:p>
          </table:table-cell>
          <table:table-cell office:value-type="float" office:value="2716.63513137255" calcext:value-type="float">
            <text:p>2716,6351313726</text:p>
          </table:table-cell>
          <table:table-cell office:value-type="float" office:value="3858.27007843137" calcext:value-type="float">
            <text:p>3858,2700784314</text:p>
          </table:table-cell>
          <table:table-cell office:value-type="float" office:value="2737.26306470588" calcext:value-type="float">
            <text:p>2737,2630647059</text:p>
          </table:table-cell>
          <table:table-cell office:value-type="float" office:value="2151.25" calcext:value-type="float">
            <text:p>2151,25</text:p>
          </table:table-cell>
          <table:table-cell office:value-type="float" office:value="2091.05" calcext:value-type="float">
            <text:p>2091,05</text:p>
          </table:table-cell>
          <table:table-cell office:value-type="float" office:value="1575.32436921569" calcext:value-type="float">
            <text:p>1575,3243692157</text:p>
          </table:table-cell>
          <table:table-cell office:value-type="float" office:value="3877.69823529412" calcext:value-type="float">
            <text:p>3877,6982352941</text:p>
          </table:table-cell>
          <table:table-cell office:value-type="float" office:value="1549.52098627451" calcext:value-type="float">
            <text:p>1549,5209862745</text:p>
          </table:table-cell>
          <table:table-cell table:formula="of:=MIN([.G12:.Q12])" office:value-type="float" office:value="1229.47909381392" calcext:value-type="float">
            <text:p>1229,4790938139</text:p>
          </table:table-cell>
          <table:table-cell table:formula="of:=MAX([.G12:.Q12])" office:value-type="float" office:value="3877.69823529412" calcext:value-type="float">
            <text:p>3877,6982352941</text:p>
          </table:table-cell>
          <table:table-cell office:value-type="float" office:value="6509.02717523838" calcext:value-type="float">
            <text:p>6509,0271752384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2</text:p>
          </table:table-cell>
          <table:table-cell office:value-type="float" office:value="0.000145705235481367" calcext:value-type="float">
            <text:p>0,0001457052</text:p>
          </table:table-cell>
          <table:table-cell office:value-type="float" office:value="1.91110049874926" calcext:value-type="float">
            <text:p>1,9111004987</text:p>
          </table:table-cell>
          <table:table-cell office:value-type="float" office:value="1.35218047046851" calcext:value-type="float">
            <text:p>1,3521804705</text:p>
          </table:table-cell>
          <table:table-cell office:value-type="float" office:value="0.371250799211765" calcext:value-type="float">
            <text:p>0,3712507992</text:p>
          </table:table-cell>
          <table:table-cell office:value-type="float" office:value="0.203388647058824" calcext:value-type="float">
            <text:p>0,2033886471</text:p>
          </table:table-cell>
          <table:table-cell office:value-type="float" office:value="0.160576730673372" calcext:value-type="float">
            <text:p>0,1605767307</text:p>
          </table:table-cell>
          <table:table-cell office:value-type="float" office:value="0.0720552020980392" calcext:value-type="float">
            <text:p>0,0720552021</text:p>
          </table:table-cell>
          <table:table-cell office:value-type="float" office:value="0.150541955131373" calcext:value-type="float">
            <text:p>0,1505419551</text:p>
          </table:table-cell>
          <table:table-cell office:value-type="float" office:value="0.181245901352941" calcext:value-type="float">
            <text:p>0,1812459014</text:p>
          </table:table-cell>
          <table:table-cell office:value-type="float" office:value="0.950505762745098" calcext:value-type="float">
            <text:p>0,9505057627</text:p>
          </table:table-cell>
          <table:table-cell office:value-type="float" office:value="0.443941408431372" calcext:value-type="float">
            <text:p>0,4439414084</text:p>
          </table:table-cell>
          <table:table-cell table:number-columns-repeated="2" office:value-type="float" office:value="0.0299999999999727" calcext:value-type="float">
            <text:p>0,03</text:p>
          </table:table-cell>
          <table:table-cell office:value-type="float" office:value="0.00215327621176471" calcext:value-type="float">
            <text:p>0,0021532762</text:p>
          </table:table-cell>
          <table:table-cell office:value-type="float" office:value="0.989508078431373" calcext:value-type="float">
            <text:p>0,9895080784</text:p>
          </table:table-cell>
          <table:table-cell office:value-type="float" office:value="0.0159747439019608" calcext:value-type="float">
            <text:p>0,0159747439</text:p>
          </table:table-cell>
          <table:table-cell table:formula="of:=MIN([.G13:.Q13])" office:value-type="float" office:value="0.00215327621176471" calcext:value-type="float">
            <text:p>0,0021532762</text:p>
          </table:table-cell>
          <table:table-cell table:formula="of:=MAX([.G13:.Q13])" office:value-type="float" office:value="0.989508078431373" calcext:value-type="float">
            <text:p>0,9895080784</text:p>
          </table:table-cell>
          <table:table-cell office:value-type="float" office:value="2.49243085486501" calcext:value-type="float">
            <text:p>2,4924308549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3</text:p>
          </table:table-cell>
          <table:table-cell office:value-type="float" office:value="0.0481352823529412" calcext:value-type="float">
            <text:p>0,0481352824</text:p>
          </table:table-cell>
          <table:table-cell office:value-type="float" office:value="0.741533995385729" calcext:value-type="float">
            <text:p>0,7415339954</text:p>
          </table:table-cell>
          <table:table-cell office:value-type="float" office:value="0.845990949288681" calcext:value-type="float">
            <text:p>0,8459909493</text:p>
          </table:table-cell>
          <table:table-cell office:value-type="float" office:value="0.388620057662745" calcext:value-type="float">
            <text:p>0,3886200577</text:p>
          </table:table-cell>
          <table:table-cell office:value-type="float" office:value="0.144886274509804" calcext:value-type="float">
            <text:p>0,1448862745</text:p>
          </table:table-cell>
          <table:table-cell office:value-type="float" office:value="0.12411694808744" calcext:value-type="float">
            <text:p>0,1241169481</text:p>
          </table:table-cell>
          <table:table-cell office:value-type="float" office:value="0.157294155843137" calcext:value-type="float">
            <text:p>0,1572941558</text:p>
          </table:table-cell>
          <table:table-cell office:value-type="float" office:value="0.281110188588235" calcext:value-type="float">
            <text:p>0,2811101886</text:p>
          </table:table-cell>
          <table:table-cell office:value-type="float" office:value="0.560833135294118" calcext:value-type="float">
            <text:p>0,5608331353</text:p>
          </table:table-cell>
          <table:table-cell office:value-type="float" office:value="0.285833782352941" calcext:value-type="float">
            <text:p>0,2858337824</text:p>
          </table:table-cell>
          <table:table-cell office:value-type="float" office:value="0.30536355" calcext:value-type="float">
            <text:p>0,30536355</text:p>
          </table:table-cell>
          <table:table-cell office:value-type="float" office:value="0.349999999999909" calcext:value-type="float">
            <text:p>0,35</text:p>
          </table:table-cell>
          <table:table-cell office:value-type="float" office:value="0.339999999999918" calcext:value-type="float">
            <text:p>0,34</text:p>
          </table:table-cell>
          <table:table-cell office:value-type="float" office:value="0.0568129615490196" calcext:value-type="float">
            <text:p>0,0568129615</text:p>
          </table:table-cell>
          <table:table-cell office:value-type="float" office:value="0.384483039215686" calcext:value-type="float">
            <text:p>0,3844830392</text:p>
          </table:table-cell>
          <table:table-cell office:value-type="float" office:value="0.137675937843137" calcext:value-type="float">
            <text:p>0,1376759378</text:p>
          </table:table-cell>
          <table:table-cell table:formula="of:=MIN([.G14:.Q14])" office:value-type="float" office:value="0.0568129615490196" calcext:value-type="float">
            <text:p>0,0568129615</text:p>
          </table:table-cell>
          <table:table-cell table:formula="of:=MAX([.G14:.Q14])" office:value-type="float" office:value="0.560833135294118" calcext:value-type="float">
            <text:p>0,5608331353</text:p>
          </table:table-cell>
          <table:table-cell office:value-type="float" office:value="0.541331934240361" calcext:value-type="float">
            <text:p>0,5413319342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4</text:p>
          </table:table-cell>
          <table:table-cell office:value-type="float" office:value="0.311894921568628" calcext:value-type="float">
            <text:p>0,3118949216</text:p>
          </table:table-cell>
          <table:table-cell office:value-type="float" office:value="3.21264607380023" calcext:value-type="float">
            <text:p>3,2126460738</text:p>
          </table:table-cell>
          <table:table-cell office:value-type="float" office:value="12.3681487226348" calcext:value-type="float">
            <text:p>12,3681487226</text:p>
          </table:table-cell>
          <table:table-cell office:value-type="float" office:value="0.268581888866667" calcext:value-type="float">
            <text:p>0,2685818889</text:p>
          </table:table-cell>
          <table:table-cell office:value-type="float" office:value="0.211286470588235" calcext:value-type="float">
            <text:p>0,2112864706</text:p>
          </table:table-cell>
          <table:table-cell office:value-type="float" office:value="0.241701955377436" calcext:value-type="float">
            <text:p>0,2417019554</text:p>
          </table:table-cell>
          <table:table-cell office:value-type="float" office:value="0.198856189607843" calcext:value-type="float">
            <text:p>0,1988561896</text:p>
          </table:table-cell>
          <table:table-cell office:value-type="float" office:value="0.186616336492157" calcext:value-type="float">
            <text:p>0,1866163365</text:p>
          </table:table-cell>
          <table:table-cell office:value-type="float" office:value="0.399547392745098" calcext:value-type="float">
            <text:p>0,3995473927</text:p>
          </table:table-cell>
          <table:table-cell office:value-type="float" office:value="0.225914549019608" calcext:value-type="float">
            <text:p>0,225914549</text:p>
          </table:table-cell>
          <table:table-cell office:value-type="float" office:value="0.236280677058823" calcext:value-type="float">
            <text:p>0,2362806771</text:p>
          </table:table-cell>
          <table:table-cell office:value-type="float" office:value="0.289999999999964" calcext:value-type="float">
            <text:p>0,29</text:p>
          </table:table-cell>
          <table:table-cell office:value-type="float" office:value="0.279999999999973" calcext:value-type="float">
            <text:p>0,28</text:p>
          </table:table-cell>
          <table:table-cell office:value-type="float" office:value="0.211041784705882" calcext:value-type="float">
            <text:p>0,2110417847</text:p>
          </table:table-cell>
          <table:table-cell office:value-type="float" office:value="1.01549329411765" calcext:value-type="float">
            <text:p>1,0154932941</text:p>
          </table:table-cell>
          <table:table-cell office:value-type="float" office:value="0.221635431372549" calcext:value-type="float">
            <text:p>0,2216354314</text:p>
          </table:table-cell>
          <table:table-cell table:formula="of:=MIN([.G15:.Q15])" office:value-type="float" office:value="0.186616336492157" calcext:value-type="float">
            <text:p>0,1866163365</text:p>
          </table:table-cell>
          <table:table-cell table:formula="of:=MAX([.G15:.Q15])" office:value-type="float" office:value="1.01549329411765" calcext:value-type="float">
            <text:p>1,0154932941</text:p>
          </table:table-cell>
          <table:table-cell office:value-type="float" office:value="5.8763788924914" calcext:value-type="float">
            <text:p>5,876378892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5</text:p>
          </table:table-cell>
          <table:table-cell office:value-type="float" office:value="3.02071352941177" calcext:value-type="float">
            <text:p>3,0207135294</text:p>
          </table:table-cell>
          <table:table-cell office:value-type="float" office:value="4496.49525926172" calcext:value-type="float">
            <text:p>4496,4952592617</text:p>
          </table:table-cell>
          <table:table-cell office:value-type="float" office:value="41716.5549857072" calcext:value-type="float">
            <text:p>41716,5549857072</text:p>
          </table:table-cell>
          <table:table-cell office:value-type="float" office:value="7.37328226007843" calcext:value-type="float">
            <text:p>7,3732822601</text:p>
          </table:table-cell>
          <table:table-cell office:value-type="float" office:value="3.06028823529412" calcext:value-type="float">
            <text:p>3,0602882353</text:p>
          </table:table-cell>
          <table:table-cell office:value-type="float" office:value="2.14636953969978" calcext:value-type="float">
            <text:p>2,1463695397</text:p>
          </table:table-cell>
          <table:table-cell office:value-type="float" office:value="2.85522692941176" calcext:value-type="float">
            <text:p>2,8552269294</text:p>
          </table:table-cell>
          <table:table-cell office:value-type="float" office:value="13.7296968593471" calcext:value-type="float">
            <text:p>13,7296968593</text:p>
          </table:table-cell>
          <table:table-cell office:value-type="float" office:value="12.7103541333333" calcext:value-type="float">
            <text:p>12,7103541333</text:p>
          </table:table-cell>
          <table:table-cell office:value-type="float" office:value="7.73377843137255" calcext:value-type="float">
            <text:p>7,7337784314</text:p>
          </table:table-cell>
          <table:table-cell office:value-type="float" office:value="5.92201989019608" calcext:value-type="float">
            <text:p>5,9220198902</text:p>
          </table:table-cell>
          <table:table-cell office:value-type="float" office:value="22.51" calcext:value-type="float">
            <text:p>22,51</text:p>
          </table:table-cell>
          <table:table-cell office:value-type="float" office:value="21.6900000000001" calcext:value-type="float">
            <text:p>21,69</text:p>
          </table:table-cell>
          <table:table-cell office:value-type="float" office:value="3.08824828823529" calcext:value-type="float">
            <text:p>3,0882482882</text:p>
          </table:table-cell>
          <table:table-cell office:value-type="float" office:value="182.098288039216" calcext:value-type="float">
            <text:p>182,0982880392</text:p>
          </table:table-cell>
          <table:table-cell office:value-type="float" office:value="2.45078323529412" calcext:value-type="float">
            <text:p>2,4507832353</text:p>
          </table:table-cell>
          <table:table-cell table:formula="of:=MIN([.G16:.Q16])" office:value-type="float" office:value="2.14636953969978" calcext:value-type="float">
            <text:p>2,1463695397</text:p>
          </table:table-cell>
          <table:table-cell table:formula="of:=MAX([.G16:.Q16])" office:value-type="float" office:value="182.098288039216" calcext:value-type="float">
            <text:p>182,0982880392</text:p>
          </table:table-cell>
          <table:table-cell office:value-type="float" office:value="86.4780754750045" calcext:value-type="float">
            <text:p>86,47807547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6</text:p>
          </table:table-cell>
          <table:table-cell office:value-type="float" office:value="12.7848470588235" calcext:value-type="float">
            <text:p>12,7848470588</text:p>
          </table:table-cell>
          <table:table-cell office:value-type="float" office:value="12.8693356550049" calcext:value-type="float">
            <text:p>12,869335655</text:p>
          </table:table-cell>
          <table:table-cell office:value-type="float" office:value="12.1482191860081" calcext:value-type="float">
            <text:p>12,148219186</text:p>
          </table:table-cell>
          <table:table-cell office:value-type="float" office:value="10.9782978847059" calcext:value-type="float">
            <text:p>10,9782978847</text:p>
          </table:table-cell>
          <table:table-cell office:value-type="float" office:value="9.88097058823529" calcext:value-type="float">
            <text:p>9,8809705882</text:p>
          </table:table-cell>
          <table:table-cell office:value-type="float" office:value="8.49901466285809" calcext:value-type="float">
            <text:p>8,4990146629</text:p>
          </table:table-cell>
          <table:table-cell office:value-type="float" office:value="10.2094920352941" calcext:value-type="float">
            <text:p>10,2094920353</text:p>
          </table:table-cell>
          <table:table-cell office:value-type="float" office:value="11.4669638132118" calcext:value-type="float">
            <text:p>11,4669638132</text:p>
          </table:table-cell>
          <table:table-cell office:value-type="float" office:value="10.9081328352941" calcext:value-type="float">
            <text:p>10,9081328353</text:p>
          </table:table-cell>
          <table:table-cell office:value-type="float" office:value="10.4407191372549" calcext:value-type="float">
            <text:p>10,4407191373</text:p>
          </table:table-cell>
          <table:table-cell office:value-type="float" office:value="10.6021788156863" calcext:value-type="float">
            <text:p>10,6021788157</text:p>
          </table:table-cell>
          <table:table-cell office:value-type="float" office:value="9.8599999999999" calcext:value-type="float">
            <text:p>9,86</text:p>
          </table:table-cell>
          <table:table-cell office:value-type="float" office:value="9.80999999999995" calcext:value-type="float">
            <text:p>9,81</text:p>
          </table:table-cell>
          <table:table-cell office:value-type="float" office:value="10.5399833156863" calcext:value-type="float">
            <text:p>10,5399833157</text:p>
          </table:table-cell>
          <table:table-cell office:value-type="float" office:value="11.2143974509804" calcext:value-type="float">
            <text:p>11,214397451</text:p>
          </table:table-cell>
          <table:table-cell office:value-type="float" office:value="9.64741576470588" calcext:value-type="float">
            <text:p>9,6474157647</text:p>
          </table:table-cell>
          <table:table-cell table:formula="of:=MIN([.G17:.Q17])" office:value-type="float" office:value="8.49901466285809" calcext:value-type="float">
            <text:p>8,4990146629</text:p>
          </table:table-cell>
          <table:table-cell table:formula="of:=MAX([.G17:.Q17])" office:value-type="float" office:value="11.4669638132118" calcext:value-type="float">
            <text:p>11,4669638132</text:p>
          </table:table-cell>
          <table:table-cell office:value-type="float" office:value="12.7919462047171" calcext:value-type="float">
            <text:p>12,7919462047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7</text:p>
          </table:table-cell>
          <table:table-cell office:value-type="float" office:value="934.820470588235" calcext:value-type="float">
            <text:p>934,8204705882</text:p>
          </table:table-cell>
          <table:table-cell office:value-type="float" office:value="705469.957365401" calcext:value-type="float">
            <text:p>705469,957365401</text:p>
          </table:table-cell>
          <table:table-cell office:value-type="float" office:value="7040903.80384939" calcext:value-type="float">
            <text:p>7040903,80384939</text:p>
          </table:table-cell>
          <table:table-cell office:value-type="float" office:value="6285.72349931372" calcext:value-type="float">
            <text:p>6285,7234993137</text:p>
          </table:table-cell>
          <table:table-cell office:value-type="float" office:value="199.749529411765" calcext:value-type="float">
            <text:p>199,7495294118</text:p>
          </table:table-cell>
          <table:table-cell office:value-type="float" office:value="187.508140091671" calcext:value-type="float">
            <text:p>187,5081400917</text:p>
          </table:table-cell>
          <table:table-cell office:value-type="float" office:value="900.819756862745" calcext:value-type="float">
            <text:p>900,8197568627</text:p>
          </table:table-cell>
          <table:table-cell office:value-type="float" office:value="234648.017476315" calcext:value-type="float">
            <text:p>234648,017476315</text:p>
          </table:table-cell>
          <table:table-cell office:value-type="float" office:value="27401.7286313725" calcext:value-type="float">
            <text:p>27401,7286313725</text:p>
          </table:table-cell>
          <table:table-cell office:value-type="float" office:value="1103.69212294118" calcext:value-type="float">
            <text:p>1103,6921229412</text:p>
          </table:table-cell>
          <table:table-cell office:value-type="float" office:value="1239.1428327451" calcext:value-type="float">
            <text:p>1239,1428327451</text:p>
          </table:table-cell>
          <table:table-cell office:value-type="float" office:value="28114700" calcext:value-type="float">
            <text:p>28114700</text:p>
          </table:table-cell>
          <table:table-cell office:value-type="float" office:value="42148.7" calcext:value-type="float">
            <text:p>42148,7</text:p>
          </table:table-cell>
          <table:table-cell office:value-type="float" office:value="1009.24740456863" calcext:value-type="float">
            <text:p>1009,2474045686</text:p>
          </table:table-cell>
          <table:table-cell office:value-type="float" office:value="520178.724392157" calcext:value-type="float">
            <text:p>520178,724392157</text:p>
          </table:table-cell>
          <table:table-cell office:value-type="float" office:value="697.860785490196" calcext:value-type="float">
            <text:p>697,8607854902</text:p>
          </table:table-cell>
          <table:table-cell table:formula="of:=MIN([.G18:.Q18])" office:value-type="float" office:value="187.508140091671" calcext:value-type="float">
            <text:p>187,5081400917</text:p>
          </table:table-cell>
          <table:table-cell table:formula="of:=MAX([.G18:.Q18])" office:value-type="float" office:value="28114700" calcext:value-type="float">
            <text:p>28114700</text:p>
          </table:table-cell>
          <table:table-cell office:value-type="float" office:value="395910.806261489" calcext:value-type="float">
            <text:p>395910,806261489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8</text:p>
          </table:table-cell>
          <table:table-cell office:value-type="float" office:value="75.4492882352941" calcext:value-type="float">
            <text:p>75,4492882353</text:p>
          </table:table-cell>
          <table:table-cell office:value-type="float" office:value="2238461.57920752" calcext:value-type="float">
            <text:p>2238461,57920752</text:p>
          </table:table-cell>
          <table:table-cell office:value-type="float" office:value="95603636.6797618" calcext:value-type="float">
            <text:p>95603636,6797618</text:p>
          </table:table-cell>
          <table:table-cell office:value-type="float" office:value="76.6620215343137" calcext:value-type="float">
            <text:p>76,6620215343</text:p>
          </table:table-cell>
          <table:table-cell office:value-type="float" office:value="9.32401568627451" calcext:value-type="float">
            <text:p>9,3240156863</text:p>
          </table:table-cell>
          <table:table-cell office:value-type="float" office:value="5.91006683144395" calcext:value-type="float">
            <text:p>5,9100668314</text:p>
          </table:table-cell>
          <table:table-cell office:value-type="float" office:value="28.9382387686275" calcext:value-type="float">
            <text:p>28,9382387686</text:p>
          </table:table-cell>
          <table:table-cell office:value-type="float" office:value="550.461365636481" calcext:value-type="float">
            <text:p>550,4613656365</text:p>
          </table:table-cell>
          <table:table-cell office:value-type="float" office:value="195.590424039216" calcext:value-type="float">
            <text:p>195,5904240392</text:p>
          </table:table-cell>
          <table:table-cell office:value-type="float" office:value="109.757320980392" calcext:value-type="float">
            <text:p>109,7573209804</text:p>
          </table:table-cell>
          <table:table-cell office:value-type="float" office:value="95.4481953921569" calcext:value-type="float">
            <text:p>95,4481953922</text:p>
          </table:table-cell>
          <table:table-cell office:value-type="float" office:value="2854.99" calcext:value-type="float">
            <text:p>2854,99</text:p>
          </table:table-cell>
          <table:table-cell office:value-type="float" office:value="41.5799999999999" calcext:value-type="float">
            <text:p>41,58</text:p>
          </table:table-cell>
          <table:table-cell office:value-type="float" office:value="23.1735128333333" calcext:value-type="float">
            <text:p>23,1735128333</text:p>
          </table:table-cell>
          <table:table-cell office:value-type="float" office:value="3170488.26827255" calcext:value-type="float">
            <text:p>3170488,26827255</text:p>
          </table:table-cell>
          <table:table-cell office:value-type="float" office:value="566.914241764706" calcext:value-type="float">
            <text:p>566,9142417647</text:p>
          </table:table-cell>
          <table:table-cell table:formula="of:=MIN([.G19:.Q19])" office:value-type="float" office:value="5.91006683144395" calcext:value-type="float">
            <text:p>5,9100668314</text:p>
          </table:table-cell>
          <table:table-cell table:formula="of:=MAX([.G19:.Q19])" office:value-type="float" office:value="3170488.26827255" calcext:value-type="float">
            <text:p>3170488,26827255</text:p>
          </table:table-cell>
          <table:table-cell office:value-type="float" office:value="2706236.20155882" calcext:value-type="float">
            <text:p>2706236,20155882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9</text:p>
          </table:table-cell>
          <table:table-cell office:value-type="float" office:value="3.87726117647059" calcext:value-type="float">
            <text:p>3,8772611765</text:p>
          </table:table-cell>
          <table:table-cell office:value-type="float" office:value="25.9933503200671" calcext:value-type="float">
            <text:p>25,9933503201</text:p>
          </table:table-cell>
          <table:table-cell office:value-type="float" office:value="47.7042357614289" calcext:value-type="float">
            <text:p>47,7042357614</text:p>
          </table:table-cell>
          <table:table-cell office:value-type="float" office:value="9.94722990949019" calcext:value-type="float">
            <text:p>9,9472299095</text:p>
          </table:table-cell>
          <table:table-cell office:value-type="float" office:value="3.62069411764706" calcext:value-type="float">
            <text:p>3,6206941176</text:p>
          </table:table-cell>
          <table:table-cell office:value-type="float" office:value="3.68177900852065" calcext:value-type="float">
            <text:p>3,6817790085</text:p>
          </table:table-cell>
          <table:table-cell office:value-type="float" office:value="3.07996491372549" calcext:value-type="float">
            <text:p>3,0799649137</text:p>
          </table:table-cell>
          <table:table-cell office:value-type="float" office:value="13.7397473034176" calcext:value-type="float">
            <text:p>13,7397473034</text:p>
          </table:table-cell>
          <table:table-cell office:value-type="float" office:value="7.89836928431373" calcext:value-type="float">
            <text:p>7,8983692843</text:p>
          </table:table-cell>
          <table:table-cell office:value-type="float" office:value="8.88184560784314" calcext:value-type="float">
            <text:p>8,8818456078</text:p>
          </table:table-cell>
          <table:table-cell office:value-type="float" office:value="5.65296561960784" calcext:value-type="float">
            <text:p>5,6529656196</text:p>
          </table:table-cell>
          <table:table-cell office:value-type="float" office:value="183.62" calcext:value-type="float">
            <text:p>183,62</text:p>
          </table:table-cell>
          <table:table-cell office:value-type="float" office:value="16.3" calcext:value-type="float">
            <text:p>16,3</text:p>
          </table:table-cell>
          <table:table-cell office:value-type="float" office:value="3.81112184901961" calcext:value-type="float">
            <text:p>3,811121849</text:p>
          </table:table-cell>
          <table:table-cell office:value-type="float" office:value="10.084338627451" calcext:value-type="float">
            <text:p>10,0843386275</text:p>
          </table:table-cell>
          <table:table-cell office:value-type="float" office:value="5.82251919607843" calcext:value-type="float">
            <text:p>5,8225191961</text:p>
          </table:table-cell>
          <table:table-cell table:formula="of:=MIN([.G20:.Q20])" office:value-type="float" office:value="3.07996491372549" calcext:value-type="float">
            <text:p>3,0799649137</text:p>
          </table:table-cell>
          <table:table-cell table:formula="of:=MAX([.G20:.Q20])" office:value-type="float" office:value="183.62" calcext:value-type="float">
            <text:p>183,62</text:p>
          </table:table-cell>
          <table:table-cell office:value-type="float" office:value="27.9079755044941" calcext:value-type="float">
            <text:p>27,907975504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20</text:p>
          </table:table-cell>
          <table:table-cell office:value-type="float" office:value="9.79078" calcext:value-type="float">
            <text:p>9,79078</text:p>
          </table:table-cell>
          <table:table-cell office:value-type="float" office:value="5091.05513010065" calcext:value-type="float">
            <text:p>5091,0551301007</text:p>
          </table:table-cell>
          <table:table-cell office:value-type="float" office:value="10330.3695231212" calcext:value-type="float">
            <text:p>10330,3695231212</text:p>
          </table:table-cell>
          <table:table-cell office:value-type="float" office:value="42.7793983070588" calcext:value-type="float">
            <text:p>42,7793983071</text:p>
          </table:table-cell>
          <table:table-cell office:value-type="float" office:value="5.58540784313725" calcext:value-type="float">
            <text:p>5,5854078431</text:p>
          </table:table-cell>
          <table:table-cell office:value-type="float" office:value="3.0818629205402" calcext:value-type="float">
            <text:p>3,0818629205</text:p>
          </table:table-cell>
          <table:table-cell office:value-type="float" office:value="109.157183237255" calcext:value-type="float">
            <text:p>109,1571832373</text:p>
          </table:table-cell>
          <table:table-cell office:value-type="float" office:value="11377.950325283" calcext:value-type="float">
            <text:p>11377,950325283</text:p>
          </table:table-cell>
          <table:table-cell office:value-type="float" office:value="852.665567666667" calcext:value-type="float">
            <text:p>852,6655676667</text:p>
          </table:table-cell>
          <table:table-cell office:value-type="float" office:value="38.9071146666667" calcext:value-type="float">
            <text:p>38,9071146667</text:p>
          </table:table-cell>
          <table:table-cell office:value-type="float" office:value="37.3023477843137" calcext:value-type="float">
            <text:p>37,3023477843</text:p>
          </table:table-cell>
          <table:table-cell office:value-type="float" office:value="38149.6" calcext:value-type="float">
            <text:p>38149,6</text:p>
          </table:table-cell>
          <table:table-cell office:value-type="float" office:value="34381.2" calcext:value-type="float">
            <text:p>34381,2</text:p>
          </table:table-cell>
          <table:table-cell office:value-type="float" office:value="11.6816574039216" calcext:value-type="float">
            <text:p>11,6816574039</text:p>
          </table:table-cell>
          <table:table-cell office:value-type="float" office:value="3225.94670196078" calcext:value-type="float">
            <text:p>3225,9467019608</text:p>
          </table:table-cell>
          <table:table-cell office:value-type="float" office:value="198.877981372549" calcext:value-type="float">
            <text:p>198,8779813725</text:p>
          </table:table-cell>
          <table:table-cell table:formula="of:=MIN([.G21:.Q21])" office:value-type="float" office:value="3.0818629205402" calcext:value-type="float">
            <text:p>3,0818629205</text:p>
          </table:table-cell>
          <table:table-cell table:formula="of:=MAX([.G21:.Q21])" office:value-type="float" office:value="38149.6" calcext:value-type="float">
            <text:p>38149,6</text:p>
          </table:table-cell>
          <table:table-cell office:value-type="float" office:value="16593.0666307013" calcext:value-type="float">
            <text:p>16593,0666307013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21</text:p>
          </table:table-cell>
          <table:table-cell office:value-type="float" office:value="229.632105882353" calcext:value-type="float">
            <text:p>229,6321058824</text:p>
          </table:table-cell>
          <table:table-cell office:value-type="float" office:value="55807.809200248" calcext:value-type="float">
            <text:p>55807,809200248</text:p>
          </table:table-cell>
          <table:table-cell office:value-type="float" office:value="3113705.10209403" calcext:value-type="float">
            <text:p>3113705,10209403</text:p>
          </table:table-cell>
          <table:table-cell office:value-type="float" office:value="729.411945645098" calcext:value-type="float">
            <text:p>729,4119456451</text:p>
          </table:table-cell>
          <table:table-cell office:value-type="float" office:value="118.212809803922" calcext:value-type="float">
            <text:p>118,2128098039</text:p>
          </table:table-cell>
          <table:table-cell office:value-type="float" office:value="86.8329035552042" calcext:value-type="float">
            <text:p>86,8329035552</text:p>
          </table:table-cell>
          <table:table-cell office:value-type="float" office:value="466.616961882353" calcext:value-type="float">
            <text:p>466,6169618824</text:p>
          </table:table-cell>
          <table:table-cell office:value-type="float" office:value="180670.695377051" calcext:value-type="float">
            <text:p>180670,695377051</text:p>
          </table:table-cell>
          <table:table-cell office:value-type="float" office:value="17431.8980019608" calcext:value-type="float">
            <text:p>17431,8980019608</text:p>
          </table:table-cell>
          <table:table-cell office:value-type="float" office:value="386.305894117647" calcext:value-type="float">
            <text:p>386,3058941176</text:p>
          </table:table-cell>
          <table:table-cell office:value-type="float" office:value="470.928530568627" calcext:value-type="float">
            <text:p>470,9285305686</text:p>
          </table:table-cell>
          <table:table-cell office:value-type="float" office:value="16290100" calcext:value-type="float">
            <text:p>16290100</text:p>
          </table:table-cell>
          <table:table-cell office:value-type="float" office:value="15435" calcext:value-type="float">
            <text:p>15435</text:p>
          </table:table-cell>
          <table:table-cell office:value-type="float" office:value="317.818507531373" calcext:value-type="float">
            <text:p>317,8185075314</text:p>
          </table:table-cell>
          <table:table-cell office:value-type="float" office:value="434810.412568628" calcext:value-type="float">
            <text:p>434810,412568628</text:p>
          </table:table-cell>
          <table:table-cell office:value-type="float" office:value="573.290807843137" calcext:value-type="float">
            <text:p>573,2908078431</text:p>
          </table:table-cell>
          <table:table-cell table:formula="of:=MIN([.G22:.Q22])" office:value-type="float" office:value="86.8329035552042" calcext:value-type="float">
            <text:p>86,8329035552</text:p>
          </table:table-cell>
          <table:table-cell table:formula="of:=MAX([.G22:.Q22])" office:value-type="float" office:value="16290100" calcext:value-type="float">
            <text:p>1629010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2</text:p>
          </table:table-cell>
          <table:table-cell office:value-type="float" office:value="60.947437254902" calcext:value-type="float">
            <text:p>60,9474372549</text:p>
          </table:table-cell>
          <table:table-cell office:value-type="float" office:value="389.718669093689" calcext:value-type="float">
            <text:p>389,7186690937</text:p>
          </table:table-cell>
          <table:table-cell office:value-type="float" office:value="456.645593080153" calcext:value-type="float">
            <text:p>456,6455930802</text:p>
          </table:table-cell>
          <table:table-cell office:value-type="float" office:value="145.653004577255" calcext:value-type="float">
            <text:p>145,6530045773</text:p>
          </table:table-cell>
          <table:table-cell office:value-type="float" office:value="62.6329019607843" calcext:value-type="float">
            <text:p>62,6329019608</text:p>
          </table:table-cell>
          <table:table-cell office:value-type="float" office:value="27.6009005982993" calcext:value-type="float">
            <text:p>27,6009005983</text:p>
          </table:table-cell>
          <table:table-cell office:value-type="float" office:value="144.574513282353" calcext:value-type="float">
            <text:p>144,5745132824</text:p>
          </table:table-cell>
          <table:table-cell office:value-type="float" office:value="407.139586015849" calcext:value-type="float">
            <text:p>407,1395860158</text:p>
          </table:table-cell>
          <table:table-cell office:value-type="float" office:value="232.018057058823" calcext:value-type="float">
            <text:p>232,0180570588</text:p>
          </table:table-cell>
          <table:table-cell office:value-type="float" office:value="230.592550980392" calcext:value-type="float">
            <text:p>230,5925509804</text:p>
          </table:table-cell>
          <table:table-cell office:value-type="float" office:value="191.366390823529" calcext:value-type="float">
            <text:p>191,3663908235</text:p>
          </table:table-cell>
          <table:table-cell office:value-type="float" office:value="1019.94" calcext:value-type="float">
            <text:p>1019,94</text:p>
          </table:table-cell>
          <table:table-cell office:value-type="float" office:value="956.480000000001" calcext:value-type="float">
            <text:p>956,48</text:p>
          </table:table-cell>
          <table:table-cell office:value-type="float" office:value="95.9487691966667" calcext:value-type="float">
            <text:p>95,9487691967</text:p>
          </table:table-cell>
          <table:table-cell office:value-type="float" office:value="432.988705882353" calcext:value-type="float">
            <text:p>432,9887058824</text:p>
          </table:table-cell>
          <table:table-cell office:value-type="float" office:value="158.834604313726" calcext:value-type="float">
            <text:p>158,8346043137</text:p>
          </table:table-cell>
          <table:table-cell table:formula="of:=MIN([.G23:.Q23])" office:value-type="float" office:value="27.6009005982993" calcext:value-type="float">
            <text:p>27,6009005983</text:p>
          </table:table-cell>
          <table:table-cell table:formula="of:=MAX([.G23:.Q23])" office:value-type="float" office:value="1019.94" calcext:value-type="float">
            <text:p>1019,9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3</text:p>
          </table:table-cell>
          <table:table-cell office:value-type="float" office:value="200" calcext:value-type="float">
            <text:p>200</text:p>
          </table:table-cell>
          <table:table-cell office:value-type="float" office:value="326.080270008629" calcext:value-type="float">
            <text:p>326,0802700086</text:p>
          </table:table-cell>
          <table:table-cell office:value-type="float" office:value="340.829962219826" calcext:value-type="float">
            <text:p>340,8299622198</text:p>
          </table:table-cell>
          <table:table-cell office:value-type="float" office:value="314.0128864" calcext:value-type="float">
            <text:p>314,0128864</text:p>
          </table:table-cell>
          <table:table-cell office:value-type="float" office:value="315.24" calcext:value-type="float">
            <text:p>315,24</text:p>
          </table:table-cell>
          <table:table-cell office:value-type="float" office:value="315.244102185566" calcext:value-type="float">
            <text:p>315,2441021856</text:p>
          </table:table-cell>
          <table:table-cell office:value-type="float" office:value="315.2441" calcext:value-type="float">
            <text:p>315,2441</text:p>
          </table:table-cell>
          <table:table-cell office:value-type="float" office:value="315.245400037461" calcext:value-type="float">
            <text:p>315,2454000375</text:p>
          </table:table-cell>
          <table:table-cell office:value-type="float" office:value="314.770426862745" calcext:value-type="float">
            <text:p>314,7704268627</text:p>
          </table:table-cell>
          <table:table-cell office:value-type="float" office:value="315.2441" calcext:value-type="float">
            <text:p>315,2441</text:p>
          </table:table-cell>
          <table:table-cell office:value-type="float" office:value="315.244100196078" calcext:value-type="float">
            <text:p>315,244100196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14.01289" calcext:value-type="float">
            <text:p>314,01289</text:p>
          </table:table-cell>
          <table:table-cell office:value-type="float" office:value="319.265764705883" calcext:value-type="float">
            <text:p>319,2657647059</text:p>
          </table:table-cell>
          <table:table-cell office:value-type="float" office:value="315.244215686274" calcext:value-type="float">
            <text:p>315,2442156863</text:p>
          </table:table-cell>
          <table:table-cell table:formula="of:=MIN([.G24:.Q24])" office:value-type="float" office:value="200" calcext:value-type="float">
            <text:p>200</text:p>
          </table:table-cell>
          <table:table-cell table:formula="of:=MAX([.G24:.Q24])" office:value-type="float" office:value="319.265764705883" calcext:value-type="float">
            <text:p>319,265764705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4</text:p>
          </table:table-cell>
          <table:table-cell office:value-type="float" office:value="200.000490196078" calcext:value-type="float">
            <text:p>200,0004901961</text:p>
          </table:table-cell>
          <table:table-cell office:value-type="float" office:value="250.54718150367" calcext:value-type="float">
            <text:p>250,5471815037</text:p>
          </table:table-cell>
          <table:table-cell office:value-type="float" office:value="245.688767980076" calcext:value-type="float">
            <text:p>245,6887679801</text:p>
          </table:table-cell>
          <table:table-cell office:value-type="float" office:value="226.067881229412" calcext:value-type="float">
            <text:p>226,0678812294</text:p>
          </table:table-cell>
          <table:table-cell office:value-type="float" office:value="224.292156862745" calcext:value-type="float">
            <text:p>224,2921568627</text:p>
          </table:table-cell>
          <table:table-cell office:value-type="float" office:value="224.046235910522" calcext:value-type="float">
            <text:p>224,0462359105</text:p>
          </table:table-cell>
          <table:table-cell office:value-type="float" office:value="224.753841372549" calcext:value-type="float">
            <text:p>224,7538413725</text:p>
          </table:table-cell>
          <table:table-cell office:value-type="float" office:value="228.400337106686" calcext:value-type="float">
            <text:p>228,4003371067</text:p>
          </table:table-cell>
          <table:table-cell office:value-type="float" office:value="236.155024313725" calcext:value-type="float">
            <text:p>236,1550243137</text:p>
          </table:table-cell>
          <table:table-cell office:value-type="float" office:value="221.573388235294" calcext:value-type="float">
            <text:p>221,5733882353</text:p>
          </table:table-cell>
          <table:table-cell office:value-type="float" office:value="224.378176862745" calcext:value-type="float">
            <text:p>224,378176862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24.492484313725" calcext:value-type="float">
            <text:p>224,4924843137</text:p>
          </table:table-cell>
          <table:table-cell office:value-type="float" office:value="228.054705882353" calcext:value-type="float">
            <text:p>228,0547058824</text:p>
          </table:table-cell>
          <table:table-cell office:value-type="float" office:value="222.234709803922" calcext:value-type="float">
            <text:p>222,2347098039</text:p>
          </table:table-cell>
          <table:table-cell table:formula="of:=MIN([.G25:.Q25])" office:value-type="float" office:value="200" calcext:value-type="float">
            <text:p>200</text:p>
          </table:table-cell>
          <table:table-cell table:formula="of:=MAX([.G25:.Q25])" office:value-type="float" office:value="236.155024313725" calcext:value-type="float">
            <text:p>236,155024313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5</text:p>
          </table:table-cell>
          <table:table-cell office:value-type="float" office:value="200" calcext:value-type="float">
            <text:p>200</text:p>
          </table:table-cell>
          <table:table-cell office:value-type="float" office:value="209.037149553466" calcext:value-type="float">
            <text:p>209,0371495535</text:p>
          </table:table-cell>
          <table:table-cell office:value-type="float" office:value="211.137567784659" calcext:value-type="float">
            <text:p>211,1375677847</text:p>
          </table:table-cell>
          <table:table-cell office:value-type="float" office:value="200.565259890196" calcext:value-type="float">
            <text:p>200,5652598902</text:p>
          </table:table-cell>
          <table:table-cell office:value-type="float" office:value="202.591568627451" calcext:value-type="float">
            <text:p>202,5915686275</text:p>
          </table:table-cell>
          <table:table-cell office:value-type="float" office:value="202.606255808185" calcext:value-type="float">
            <text:p>202,6062558082</text:p>
          </table:table-cell>
          <table:table-cell office:value-type="float" office:value="203.295139607843" calcext:value-type="float">
            <text:p>203,2951396078</text:p>
          </table:table-cell>
          <table:table-cell office:value-type="float" office:value="210.535927925214" calcext:value-type="float">
            <text:p>210,5359279252</text:p>
          </table:table-cell>
          <table:table-cell office:value-type="float" office:value="200.974957058823" calcext:value-type="float">
            <text:p>200,9749570588</text:p>
          </table:table-cell>
          <table:table-cell office:value-type="float" office:value="203.627558823529" calcext:value-type="float">
            <text:p>203,6275588235</text:p>
          </table:table-cell>
          <table:table-cell office:value-type="float" office:value="202.72703" calcext:value-type="float">
            <text:p>202,7270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0.194668039216" calcext:value-type="float">
            <text:p>200,1946680392</text:p>
          </table:table-cell>
          <table:table-cell office:value-type="float" office:value="205.192666666667" calcext:value-type="float">
            <text:p>205,1926666667</text:p>
          </table:table-cell>
          <table:table-cell office:value-type="float" office:value="205.607194117647" calcext:value-type="float">
            <text:p>205,6071941176</text:p>
          </table:table-cell>
          <table:table-cell table:formula="of:=MIN([.G26:.Q26])" office:value-type="float" office:value="200" calcext:value-type="float">
            <text:p>200</text:p>
          </table:table-cell>
          <table:table-cell table:formula="of:=MAX([.G26:.Q26])" office:value-type="float" office:value="210.535927925214" calcext:value-type="float">
            <text:p>210,535927925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6</text:p>
          </table:table-cell>
          <table:table-cell office:value-type="float" office:value="123.699294117647" calcext:value-type="float">
            <text:p>123,6992941176</text:p>
          </table:table-cell>
          <table:table-cell office:value-type="float" office:value="100.876651593131" calcext:value-type="float">
            <text:p>100,8766515931</text:p>
          </table:table-cell>
          <table:table-cell office:value-type="float" office:value="100.975653474365" calcext:value-type="float">
            <text:p>100,9756534744</text:p>
          </table:table-cell>
          <table:table-cell office:value-type="float" office:value="100.349715976471" calcext:value-type="float">
            <text:p>100,3497159765</text:p>
          </table:table-cell>
          <table:table-cell office:value-type="float" office:value="100.143137254902" calcext:value-type="float">
            <text:p>100,1431372549</text:p>
          </table:table-cell>
          <table:table-cell office:value-type="float" office:value="100.113635594156" calcext:value-type="float">
            <text:p>100,1136355942</text:p>
          </table:table-cell>
          <table:table-cell office:value-type="float" office:value="100.16223372549" calcext:value-type="float">
            <text:p>100,1622337255</text:p>
          </table:table-cell>
          <table:table-cell office:value-type="float" office:value="100.363486747325" calcext:value-type="float">
            <text:p>100,3634867473</text:p>
          </table:table-cell>
          <table:table-cell office:value-type="float" office:value="100.551039215686" calcext:value-type="float">
            <text:p>100,5510392157</text:p>
          </table:table-cell>
          <table:table-cell office:value-type="float" office:value="139.49708627451" calcext:value-type="float">
            <text:p>139,4970862745</text:p>
          </table:table-cell>
          <table:table-cell office:value-type="float" office:value="100.336955686275" calcext:value-type="float">
            <text:p>100,336955686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.058685686275" calcext:value-type="float">
            <text:p>100,0586856863</text:p>
          </table:table-cell>
          <table:table-cell office:value-type="float" office:value="100.373235294118" calcext:value-type="float">
            <text:p>100,3732352941</text:p>
          </table:table-cell>
          <table:table-cell office:value-type="float" office:value="102.088794117647" calcext:value-type="float">
            <text:p>102,0887941176</text:p>
          </table:table-cell>
          <table:table-cell table:formula="of:=MIN([.G27:.Q27])" office:value-type="float" office:value="100.058685686275" calcext:value-type="float">
            <text:p>100,0586856863</text:p>
          </table:table-cell>
          <table:table-cell table:formula="of:=MAX([.G27:.Q27])" office:value-type="float" office:value="200" calcext:value-type="float">
            <text:p>20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7</text:p>
          </table:table-cell>
          <table:table-cell office:value-type="float" office:value="200" calcext:value-type="float">
            <text:p>200</text:p>
          </table:table-cell>
          <table:table-cell office:value-type="float" office:value="891.410943706698" calcext:value-type="float">
            <text:p>891,4109437067</text:p>
          </table:table-cell>
          <table:table-cell office:value-type="float" office:value="582.545318571446" calcext:value-type="float">
            <text:p>582,5453185714</text:p>
          </table:table-cell>
          <table:table-cell office:value-type="float" office:value="401.031870819608" calcext:value-type="float">
            <text:p>401,0318708196</text:p>
          </table:table-cell>
          <table:table-cell office:value-type="float" office:value="327.645098039216" calcext:value-type="float">
            <text:p>327,6450980392</text:p>
          </table:table-cell>
          <table:table-cell office:value-type="float" office:value="300" calcext:value-type="float">
            <text:p>300</text:p>
          </table:table-cell>
          <table:table-cell office:value-type="float" office:value="401.131988235294" calcext:value-type="float">
            <text:p>401,1319882353</text:p>
          </table:table-cell>
          <table:table-cell office:value-type="float" office:value="587.620846915702" calcext:value-type="float">
            <text:p>587,6208469157</text:p>
          </table:table-cell>
          <table:table-cell office:value-type="float" office:value="402.399968431373" calcext:value-type="float">
            <text:p>402,3999684314</text:p>
          </table:table-cell>
          <table:table-cell office:value-type="float" office:value="420.509543137255" calcext:value-type="float">
            <text:p>420,5095431373</text:p>
          </table:table-cell>
          <table:table-cell office:value-type="float" office:value="468.544351372549" calcext:value-type="float">
            <text:p>468,544351372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1.025270588235" calcext:value-type="float">
            <text:p>301,0252705882</text:p>
          </table:table-cell>
          <table:table-cell office:value-type="float" office:value="416.690921568627" calcext:value-type="float">
            <text:p>416,6909215686</text:p>
          </table:table-cell>
          <table:table-cell office:value-type="float" office:value="328.444745098039" calcext:value-type="float">
            <text:p>328,444745098</text:p>
          </table:table-cell>
          <table:table-cell table:formula="of:=MIN([.G28:.Q28])" office:value-type="float" office:value="200" calcext:value-type="float">
            <text:p>200</text:p>
          </table:table-cell>
          <table:table-cell table:formula="of:=MAX([.G28:.Q28])" office:value-type="float" office:value="587.620846915702" calcext:value-type="float">
            <text:p>587,620846915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8</text:p>
          </table:table-cell>
          <table:table-cell office:value-type="float" office:value="200" calcext:value-type="float">
            <text:p>200</text:p>
          </table:table-cell>
          <table:table-cell office:value-type="float" office:value="1106.04187993805" calcext:value-type="float">
            <text:p>1106,0418799381</text:p>
          </table:table-cell>
          <table:table-cell office:value-type="float" office:value="1328.1199584445" calcext:value-type="float">
            <text:p>1328,1199584445</text:p>
          </table:table-cell>
          <table:table-cell office:value-type="float" office:value="393.030598676471" calcext:value-type="float">
            <text:p>393,0305986765</text:p>
          </table:table-cell>
          <table:table-cell office:value-type="float" office:value="833.589411764706" calcext:value-type="float">
            <text:p>833,5894117647</text:p>
          </table:table-cell>
          <table:table-cell office:value-type="float" office:value="840.304267086672" calcext:value-type="float">
            <text:p>840,3042670867</text:p>
          </table:table-cell>
          <table:table-cell office:value-type="float" office:value="876.770054901961" calcext:value-type="float">
            <text:p>876,770054902</text:p>
          </table:table-cell>
          <table:table-cell office:value-type="float" office:value="1593.63305706287" calcext:value-type="float">
            <text:p>1593,6330570629</text:p>
          </table:table-cell>
          <table:table-cell office:value-type="float" office:value="431.399617254902" calcext:value-type="float">
            <text:p>431,3996172549</text:p>
          </table:table-cell>
          <table:table-cell office:value-type="float" office:value="916.38452745098" calcext:value-type="float">
            <text:p>916,384527451</text:p>
          </table:table-cell>
          <table:table-cell office:value-type="float" office:value="905.078097058824" calcext:value-type="float">
            <text:p>905,07809705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68.327751960784" calcext:value-type="float">
            <text:p>368,3277519608</text:p>
          </table:table-cell>
          <table:table-cell office:value-type="float" office:value="931.000784313725" calcext:value-type="float">
            <text:p>931,0007843137</text:p>
          </table:table-cell>
          <table:table-cell office:value-type="float" office:value="823.383009803921" calcext:value-type="float">
            <text:p>823,3830098039</text:p>
          </table:table-cell>
          <table:table-cell table:formula="of:=MIN([.G29:.Q29])" office:value-type="float" office:value="200" calcext:value-type="float">
            <text:p>200</text:p>
          </table:table-cell>
          <table:table-cell table:formula="of:=MAX([.G29:.Q29])" office:value-type="float" office:value="1593.63305706287" calcext:value-type="float">
            <text:p>1593,633057062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9</text:p>
          </table:table-cell>
          <table:table-cell office:value-type="float" office:value="200" calcext:value-type="float">
            <text:p>200</text:p>
          </table:table-cell>
          <table:table-cell office:value-type="float" office:value="315919.68149615" calcext:value-type="float">
            <text:p>315919,68149615</text:p>
          </table:table-cell>
          <table:table-cell office:value-type="float" office:value="4349024.32846354" calcext:value-type="float">
            <text:p>4349024,32846354</text:p>
          </table:table-cell>
          <table:table-cell office:value-type="float" office:value="211.037282105882" calcext:value-type="float">
            <text:p>211,0372821059</text:p>
          </table:table-cell>
          <table:table-cell office:value-type="float" office:value="500071.88627451" calcext:value-type="float">
            <text:p>500071,88627451</text:p>
          </table:table-cell>
          <table:table-cell office:value-type="float" office:value="716.880339526472" calcext:value-type="float">
            <text:p>716,8803395265</text:p>
          </table:table-cell>
          <table:table-cell office:value-type="float" office:value="736.084739019608" calcext:value-type="float">
            <text:p>736,0847390196</text:p>
          </table:table-cell>
          <table:table-cell office:value-type="float" office:value="1320.59873252709" calcext:value-type="float">
            <text:p>1320,5987325271</text:p>
          </table:table-cell>
          <table:table-cell office:value-type="float" office:value="215.900971176471" calcext:value-type="float">
            <text:p>215,9009711765</text:p>
          </table:table-cell>
          <table:table-cell office:value-type="float" office:value="339290.33437451" calcext:value-type="float">
            <text:p>339290,33437451</text:p>
          </table:table-cell>
          <table:table-cell office:value-type="float" office:value="651806.040809412" calcext:value-type="float">
            <text:p>651806,04080941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5.781896862745" calcext:value-type="float">
            <text:p>205,7818968627</text:p>
          </table:table-cell>
          <table:table-cell office:value-type="float" office:value="433867.102745098" calcext:value-type="float">
            <text:p>433867,102745098</text:p>
          </table:table-cell>
          <table:table-cell office:value-type="float" office:value="1146.58332941176" calcext:value-type="float">
            <text:p>1146,5833294118</text:p>
          </table:table-cell>
          <table:table-cell table:formula="of:=MIN([.G30:.Q30])" office:value-type="float" office:value="200" calcext:value-type="float">
            <text:p>200</text:p>
          </table:table-cell>
          <table:table-cell table:formula="of:=MAX([.G30:.Q30])" office:value-type="float" office:value="651806.040809412" calcext:value-type="float">
            <text:p>651806,04080941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30</text:p>
          </table:table-cell>
          <table:table-cell office:value-type="float" office:value="200" calcext:value-type="float">
            <text:p>200</text:p>
          </table:table-cell>
          <table:table-cell office:value-type="float" office:value="9424.43943151944" calcext:value-type="float">
            <text:p>9424,4394315194</text:p>
          </table:table-cell>
          <table:table-cell office:value-type="float" office:value="100493.963870865" calcext:value-type="float">
            <text:p>100493,963870865</text:p>
          </table:table-cell>
          <table:table-cell office:value-type="float" office:value="451.350885782353" calcext:value-type="float">
            <text:p>451,3508857824</text:p>
          </table:table-cell>
          <table:table-cell office:value-type="float" office:value="1646.42431372549" calcext:value-type="float">
            <text:p>1646,4243137255</text:p>
          </table:table-cell>
          <table:table-cell office:value-type="float" office:value="1246.38093434662" calcext:value-type="float">
            <text:p>1246,3809343466</text:p>
          </table:table-cell>
          <table:table-cell office:value-type="float" office:value="2001.14684470588" calcext:value-type="float">
            <text:p>2001,1468447059</text:p>
          </table:table-cell>
          <table:table-cell office:value-type="float" office:value="2889.441984638" calcext:value-type="float">
            <text:p>2889,441984638</text:p>
          </table:table-cell>
          <table:table-cell office:value-type="float" office:value="592.833822745098" calcext:value-type="float">
            <text:p>592,8338227451</text:p>
          </table:table-cell>
          <table:table-cell office:value-type="float" office:value="1292.00394509804" calcext:value-type="float">
            <text:p>1292,003945098</text:p>
          </table:table-cell>
          <table:table-cell office:value-type="float" office:value="1695.6212627451" calcext:value-type="float">
            <text:p>1695,621262745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30.311324901961" calcext:value-type="float">
            <text:p>430,311324902</text:p>
          </table:table-cell>
          <table:table-cell office:value-type="float" office:value="12856.2237254902" calcext:value-type="float">
            <text:p>12856,2237254902</text:p>
          </table:table-cell>
          <table:table-cell office:value-type="float" office:value="2040.6691" calcext:value-type="float">
            <text:p>2040,6691</text:p>
          </table:table-cell>
          <table:table-cell table:formula="of:=MIN([.G31:.Q31])" office:value-type="float" office:value="200" calcext:value-type="float">
            <text:p>200</text:p>
          </table:table-cell>
          <table:table-cell table:formula="of:=MAX([.G31:.Q31])" office:value-type="float" office:value="12856.2237254902" calcext:value-type="float">
            <text:p>12856,2237254902</text:p>
          </table:table-cell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50" table:style-name="ta3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CMLSP</text:p>
          </table:table-cell>
          <table:table-cell table:style-name="ce1" office:value-type="string" calcext:value-type="string">
            <text:p>FCDE</text:p>
          </table:table-cell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GaAP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UMOEAS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</text:p>
          </table:table-cell>
          <table:table-cell office:value-type="float" office:value="0.0000000000124163873333333" calcext:value-type="float">
            <text:p>1,24163873333333E-11</text:p>
          </table:table-cell>
          <table:table-cell office:value-type="float" office:value="53718009.5806321" calcext:value-type="float">
            <text:p>53718009,5806321</text:p>
          </table:table-cell>
          <table:table-cell office:value-type="float" office:value="170131264.078471" calcext:value-type="float">
            <text:p>170131264,078471</text:p>
          </table:table-cell>
          <table:table-cell office:value-type="float" office:value="6150704.70292157" calcext:value-type="float">
            <text:p>6150704,70292157</text:p>
          </table:table-cell>
          <table:table-cell office:value-type="float" office:value="1172.77945843352" calcext:value-type="float">
            <text:p>1172,7794584335</text:p>
          </table:table-cell>
          <table:table-cell office:value-type="float" office:value="1241.07511746305" calcext:value-type="float">
            <text:p>1241,0751174631</text:p>
          </table:table-cell>
          <table:table-cell office:value-type="float" office:value="0.00753933742745098" calcext:value-type="float">
            <text:p>0,0075393374</text:p>
          </table:table-cell>
          <table:table-cell office:value-type="float" office:value="2128461.85226841" calcext:value-type="float">
            <text:p>2128461,85226841</text:p>
          </table:table-cell>
          <table:table-cell office:value-type="float" office:value="139989.482647059" calcext:value-type="float">
            <text:p>139989,482647059</text:p>
          </table:table-cell>
          <table:table-cell office:value-type="float" office:value="6543.36785098039" calcext:value-type="float">
            <text:p>6543,3678509804</text:p>
          </table:table-cell>
          <table:table-cell office:value-type="float" office:value="22537.372354902" calcext:value-type="float">
            <text:p>22537,372354902</text:p>
          </table:table-cell>
          <table:table-cell office:value-type="float" office:value="53493400" calcext:value-type="float">
            <text:p>53493400</text:p>
          </table:table-cell>
          <table:table-cell office:value-type="float" office:value="285911.203450109" calcext:value-type="float">
            <text:p>285911,203450109</text:p>
          </table:table-cell>
          <table:table-cell office:value-type="float" office:value="0" calcext:value-type="float">
            <text:p>0</text:p>
          </table:table-cell>
          <table:table-cell office:value-type="float" office:value="9297554.84901961" calcext:value-type="float">
            <text:p>9297554,84901961</text:p>
          </table:table-cell>
          <table:table-cell office:value-type="float" office:value="0" calcext:value-type="float">
            <text:p>0</text:p>
          </table:table-cell>
          <table:table-cell table:formula="of:=MIN([.G2:.Q2])" office:value-type="float" office:value="0" calcext:value-type="float">
            <text:p>0</text:p>
          </table:table-cell>
          <table:table-cell table:formula="of:=MAX([.G2:.Q2])" office:value-type="float" office:value="53493400" calcext:value-type="float">
            <text:p>53493400</text:p>
          </table:table-cell>
          <table:table-cell office:value-type="float" office:value="34697256.4640616" calcext:value-type="float">
            <text:p>34697256,4640616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6711628065.31261" calcext:value-type="float">
            <text:p>6711628065,31261</text:p>
          </table:table-cell>
          <table:table-cell office:value-type="float" office:value="10934264354.4145" calcext:value-type="float">
            <text:p>10934264354,4145</text:p>
          </table:table-cell>
          <table:table-cell office:value-type="float" office:value="4827.77851132724" calcext:value-type="float">
            <text:p>4827,7785113272</text:p>
          </table:table-cell>
          <table:table-cell office:value-type="float" office:value="0.000000000000035109294117647" calcext:value-type="float">
            <text:p>3,5109294117647E-14</text:p>
          </table:table-cell>
          <table:table-cell office:value-type="float" office:value="0" calcext:value-type="float">
            <text:p>0</text:p>
          </table:table-cell>
          <table:table-cell office:value-type="float" office:value="0.0000152104040196078" calcext:value-type="float">
            <text:p>1,52104040196078E-05</text:p>
          </table:table-cell>
          <table:table-cell office:value-type="float" office:value="4617.49947056667" calcext:value-type="float">
            <text:p>4617,4994705667</text:p>
          </table:table-cell>
          <table:table-cell office:value-type="float" office:value="0.00100751523700584" calcext:value-type="float">
            <text:p>0,0010075152</text:p>
          </table:table-cell>
          <table:table-cell office:value-type="float" office:value="13.7011407870726" calcext:value-type="float">
            <text:p>13,7011407871</text:p>
          </table:table-cell>
          <table:table-cell office:value-type="float" office:value="3582.28139717633" calcext:value-type="float">
            <text:p>3582,2813971763</text:p>
          </table:table-cell>
          <table:table-cell office:value-type="float" office:value="55815700" calcext:value-type="float">
            <text:p>55815700</text:p>
          </table:table-cell>
          <table:table-cell office:value-type="float" office:value="732.2065759724" calcext:value-type="float">
            <text:p>732,2065759724</text:p>
          </table:table-cell>
          <table:table-cell office:value-type="float" office:value="0" calcext:value-type="float">
            <text:p>0</text:p>
          </table:table-cell>
          <table:table-cell office:value-type="float" office:value="680874996.911058" calcext:value-type="float">
            <text:p>680874996,911058</text:p>
          </table:table-cell>
          <table:table-cell office:value-type="float" office:value="0" calcext:value-type="float">
            <text:p>0</text:p>
          </table:table-cell>
          <table:table-cell table:formula="of:=MIN([.G3:.Q3])" office:value-type="float" office:value="0" calcext:value-type="float">
            <text:p>0</text:p>
          </table:table-cell>
          <table:table-cell table:formula="of:=MAX([.G3:.Q3])" office:value-type="float" office:value="680874996.911058" calcext:value-type="float">
            <text:p>680874996,911058</text:p>
          </table:table-cell>
          <table:table-cell office:value-type="float" office:value="5435907284.53397" calcext:value-type="float">
            <text:p>5435907284,53397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3</text:p>
          </table:table-cell>
          <table:table-cell office:value-type="float" office:value="0.0000000000028956722745098" calcext:value-type="float">
            <text:p>2,8956722745098E-12</text:p>
          </table:table-cell>
          <table:table-cell office:value-type="float" office:value="36578.0596394731" calcext:value-type="float">
            <text:p>36578,0596394731</text:p>
          </table:table-cell>
          <table:table-cell office:value-type="float" office:value="33228.4715604721" calcext:value-type="float">
            <text:p>33228,4715604721</text:p>
          </table:table-cell>
          <table:table-cell office:value-type="float" office:value="76.6163378401961" calcext:value-type="float">
            <text:p>76,6163378402</text:p>
          </table:table-cell>
          <table:table-cell office:value-type="float" office:value="0.0000000000000791359411764706" calcext:value-type="float">
            <text:p>7,91359411764706E-14</text:p>
          </table:table-cell>
          <table:table-cell office:value-type="float" office:value="0" calcext:value-type="float">
            <text:p>0</text:p>
          </table:table-cell>
          <table:table-cell office:value-type="float" office:value="0.00454199013333333" calcext:value-type="float">
            <text:p>0,0045419901</text:p>
          </table:table-cell>
          <table:table-cell office:value-type="float" office:value="11326.962249948" calcext:value-type="float">
            <text:p>11326,962249948</text:p>
          </table:table-cell>
          <table:table-cell office:value-type="float" office:value="171.062262859804" calcext:value-type="float">
            <text:p>171,0622628598</text:p>
          </table:table-cell>
          <table:table-cell office:value-type="float" office:value="0.522268410980392" calcext:value-type="float">
            <text:p>0,522268411</text:p>
          </table:table-cell>
          <table:table-cell office:value-type="float" office:value="0.4101261494" calcext:value-type="float">
            <text:p>0,4101261494</text:p>
          </table:table-cell>
          <table:table-cell office:value-type="float" office:value="12152.1" calcext:value-type="float">
            <text:p>12152,1</text:p>
          </table:table-cell>
          <table:table-cell office:value-type="float" office:value="2996.0076392903" calcext:value-type="float">
            <text:p>2996,0076392903</text:p>
          </table:table-cell>
          <table:table-cell office:value-type="float" office:value="0" calcext:value-type="float">
            <text:p>0</text:p>
          </table:table-cell>
          <table:table-cell office:value-type="float" office:value="7085.45798166647" calcext:value-type="float">
            <text:p>7085,4579816665</text:p>
          </table:table-cell>
          <table:table-cell office:value-type="float" office:value="234.483918892664" calcext:value-type="float">
            <text:p>234,4839188927</text:p>
          </table:table-cell>
          <table:table-cell table:formula="of:=MIN([.G4:.Q4])" office:value-type="float" office:value="0" calcext:value-type="float">
            <text:p>0</text:p>
          </table:table-cell>
          <table:table-cell table:formula="of:=MAX([.G4:.Q4])" office:value-type="float" office:value="12152.1" calcext:value-type="float">
            <text:p>12152,1</text:p>
          </table:table-cell>
          <table:table-cell office:value-type="float" office:value="144550.6975284" calcext:value-type="float">
            <text:p>144550,6975284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4</text:p>
          </table:table-cell>
          <table:table-cell office:value-type="float" office:value="18.8869411764706" calcext:value-type="float">
            <text:p>18,8869411765</text:p>
          </table:table-cell>
          <table:table-cell office:value-type="float" office:value="1038.55470815825" calcext:value-type="float">
            <text:p>1038,5547081583</text:p>
          </table:table-cell>
          <table:table-cell office:value-type="float" office:value="2393.73850060051" calcext:value-type="float">
            <text:p>2393,7385006005</text:p>
          </table:table-cell>
          <table:table-cell office:value-type="float" office:value="50.5231279690196" calcext:value-type="float">
            <text:p>50,523127969</text:p>
          </table:table-cell>
          <table:table-cell office:value-type="float" office:value="49.4941651140687" calcext:value-type="float">
            <text:p>49,4941651141</text:p>
          </table:table-cell>
          <table:table-cell office:value-type="float" office:value="58.8659146709068" calcext:value-type="float">
            <text:p>58,8659146709</text:p>
          </table:table-cell>
          <table:table-cell office:value-type="float" office:value="5.77077129412065" calcext:value-type="float">
            <text:p>5,7707712941</text:p>
          </table:table-cell>
          <table:table-cell office:value-type="float" office:value="132.568265144161" calcext:value-type="float">
            <text:p>132,5682651442</text:p>
          </table:table-cell>
          <table:table-cell office:value-type="float" office:value="38.8726906916758" calcext:value-type="float">
            <text:p>38,8726906917</text:p>
          </table:table-cell>
          <table:table-cell office:value-type="float" office:value="103.441356380392" calcext:value-type="float">
            <text:p>103,4413563804</text:p>
          </table:table-cell>
          <table:table-cell office:value-type="float" office:value="64.1108900535098" calcext:value-type="float">
            <text:p>64,1108900535</text:p>
          </table:table-cell>
          <table:table-cell office:value-type="float" office:value="283.718" calcext:value-type="float">
            <text:p>283,718</text:p>
          </table:table-cell>
          <table:table-cell office:value-type="float" office:value="0.00000153979999595322" calcext:value-type="float">
            <text:p>1,53979999595322E-06</text:p>
          </table:table-cell>
          <table:table-cell office:value-type="float" office:value="0" calcext:value-type="float">
            <text:p>0</text:p>
          </table:table-cell>
          <table:table-cell office:value-type="float" office:value="155.94631827451" calcext:value-type="float">
            <text:p>155,9463182745</text:p>
          </table:table-cell>
          <table:table-cell office:value-type="float" office:value="18.6666388235294" calcext:value-type="float">
            <text:p>18,6666388235</text:p>
          </table:table-cell>
          <table:table-cell table:formula="of:=MIN([.G5:.Q5])" office:value-type="float" office:value="0" calcext:value-type="float">
            <text:p>0</text:p>
          </table:table-cell>
          <table:table-cell table:formula="of:=MAX([.G5:.Q5])" office:value-type="float" office:value="283.718" calcext:value-type="float">
            <text:p>283,718</text:p>
          </table:table-cell>
          <table:table-cell office:value-type="float" office:value="765.041913418198" calcext:value-type="float">
            <text:p>765,0419134182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5</text:p>
          </table:table-cell>
          <table:table-cell office:value-type="float" office:value="19.9997" calcext:value-type="float">
            <text:p>19,9997</text:p>
          </table:table-cell>
          <table:table-cell office:value-type="float" office:value="21.1513173395516" calcext:value-type="float">
            <text:p>21,1513173396</text:p>
          </table:table-cell>
          <table:table-cell office:value-type="float" office:value="20.2398549188163" calcext:value-type="float">
            <text:p>20,2398549188</text:p>
          </table:table-cell>
          <table:table-cell office:value-type="float" office:value="20.738573795098" calcext:value-type="float">
            <text:p>20,7385737951</text:p>
          </table:table-cell>
          <table:table-cell office:value-type="float" office:value="20.0055294117647" calcext:value-type="float">
            <text:p>20,0055294118</text:p>
          </table:table-cell>
          <table:table-cell office:value-type="float" office:value="20.2493093351952" calcext:value-type="float">
            <text:p>20,2493093352</text:p>
          </table:table-cell>
          <table:table-cell office:value-type="float" office:value="19.999950627451" calcext:value-type="float">
            <text:p>19,9999506275</text:p>
          </table:table-cell>
          <table:table-cell office:value-type="float" office:value="20.0003055716098" calcext:value-type="float">
            <text:p>20,0003055716</text:p>
          </table:table-cell>
          <table:table-cell office:value-type="float" office:value="20.0000061960784" calcext:value-type="float">
            <text:p>20,0000061961</text:p>
          </table:table-cell>
          <table:table-cell office:value-type="float" office:value="20.9904990196078" calcext:value-type="float">
            <text:p>20,9904990196</text:p>
          </table:table-cell>
          <table:table-cell office:value-type="float" office:value="20.5113905686274" calcext:value-type="float">
            <text:p>20,5113905686</text:p>
          </table:table-cell>
          <table:table-cell office:value-type="float" office:value="20.001" calcext:value-type="float">
            <text:p>20,001</text:p>
          </table:table-cell>
          <table:table-cell office:value-type="float" office:value="19.9999981164" calcext:value-type="float">
            <text:p>19,9999981164</text:p>
          </table:table-cell>
          <table:table-cell office:value-type="float" office:value="20.0446747254902" calcext:value-type="float">
            <text:p>20,0446747255</text:p>
          </table:table-cell>
          <table:table-cell office:value-type="float" office:value="20.6242725490196" calcext:value-type="float">
            <text:p>20,624272549</text:p>
          </table:table-cell>
          <table:table-cell office:value-type="float" office:value="19.9999054901961" calcext:value-type="float">
            <text:p>19,9999054902</text:p>
          </table:table-cell>
          <table:table-cell table:formula="of:=MIN([.G6:.Q6])" office:value-type="float" office:value="19.9999054901961" calcext:value-type="float">
            <text:p>19,9999054902</text:p>
          </table:table-cell>
          <table:table-cell table:formula="of:=MAX([.G6:.Q6])" office:value-type="float" office:value="20.9904990196078" calcext:value-type="float">
            <text:p>20,9904990196</text:p>
          </table:table-cell>
          <table:table-cell office:value-type="float" office:value="21.1499182381756" calcext:value-type="float">
            <text:p>21,1499182382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6</text:p>
          </table:table-cell>
          <table:table-cell office:value-type="float" office:value="0" calcext:value-type="float">
            <text:p>0</text:p>
          </table:table-cell>
          <table:table-cell office:value-type="float" office:value="45.2950685777454" calcext:value-type="float">
            <text:p>45,2950685777</text:p>
          </table:table-cell>
          <table:table-cell office:value-type="float" office:value="54.7506080560231" calcext:value-type="float">
            <text:p>54,750608056</text:p>
          </table:table-cell>
          <table:table-cell office:value-type="float" office:value="43.8798669647059" calcext:value-type="float">
            <text:p>43,8798669647</text:p>
          </table:table-cell>
          <table:table-cell office:value-type="float" office:value="10.3810392156863" calcext:value-type="float">
            <text:p>10,3810392157</text:p>
          </table:table-cell>
          <table:table-cell office:value-type="float" office:value="0.264081800735214" calcext:value-type="float">
            <text:p>0,2640818007</text:p>
          </table:table-cell>
          <table:table-cell office:value-type="float" office:value="10.5135851529412" calcext:value-type="float">
            <text:p>10,5135851529</text:p>
          </table:table-cell>
          <table:table-cell office:value-type="float" office:value="35.6421418443804" calcext:value-type="float">
            <text:p>35,6421418444</text:p>
          </table:table-cell>
          <table:table-cell office:value-type="float" office:value="30.3820766078431" calcext:value-type="float">
            <text:p>30,3820766078</text:p>
          </table:table-cell>
          <table:table-cell office:value-type="float" office:value="19.2753350980392" calcext:value-type="float">
            <text:p>19,275335098</text:p>
          </table:table-cell>
          <table:table-cell office:value-type="float" office:value="17.2367657588235" calcext:value-type="float">
            <text:p>17,2367657588</text:p>
          </table:table-cell>
          <table:table-cell office:value-type="float" office:value="23.064" calcext:value-type="float">
            <text:p>23,064</text:p>
          </table:table-cell>
          <table:table-cell office:value-type="float" office:value="23.7738759855999" calcext:value-type="float">
            <text:p>23,7738759856</text:p>
          </table:table-cell>
          <table:table-cell office:value-type="float" office:value="0.0882397242601961" calcext:value-type="float">
            <text:p>0,0882397243</text:p>
          </table:table-cell>
          <table:table-cell office:value-type="float" office:value="41.8656921568627" calcext:value-type="float">
            <text:p>41,8656921569</text:p>
          </table:table-cell>
          <table:table-cell office:value-type="float" office:value="6.34146582352941" calcext:value-type="float">
            <text:p>6,3414658235</text:p>
          </table:table-cell>
          <table:table-cell table:formula="of:=MIN([.G7:.Q7])" office:value-type="float" office:value="0.0882397242601961" calcext:value-type="float">
            <text:p>0,0882397243</text:p>
          </table:table-cell>
          <table:table-cell table:formula="of:=MAX([.G7:.Q7])" office:value-type="float" office:value="41.8656921568627" calcext:value-type="float">
            <text:p>41,8656921569</text:p>
          </table:table-cell>
          <table:table-cell office:value-type="float" office:value="66.0130494314963" calcext:value-type="float">
            <text:p>66,013049431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float" office:value="57.6125497391532" calcext:value-type="float">
            <text:p>57,6125497392</text:p>
          </table:table-cell>
          <table:table-cell office:value-type="float" office:value="98.8084868576494" calcext:value-type="float">
            <text:p>98,8084868576</text:p>
          </table:table-cell>
          <table:table-cell office:value-type="float" office:value="0.00265806125472735" calcext:value-type="float">
            <text:p>0,0026580613</text:p>
          </table:table-cell>
          <table:table-cell office:value-type="float" office:value="0.000193280392270553" calcext:value-type="float">
            <text:p>0,0001932804</text:p>
          </table:table-cell>
          <table:table-cell office:value-type="float" office:value="0" calcext:value-type="float">
            <text:p>0</text:p>
          </table:table-cell>
          <table:table-cell office:value-type="float" office:value="0.00666843219472262" calcext:value-type="float">
            <text:p>0,0066684322</text:p>
          </table:table-cell>
          <table:table-cell office:value-type="float" office:value="0.0131040049705882" calcext:value-type="float">
            <text:p>0,013104005</text:p>
          </table:table-cell>
          <table:table-cell office:value-type="float" office:value="0.0238286145480196" calcext:value-type="float">
            <text:p>0,0238286145</text:p>
          </table:table-cell>
          <table:table-cell office:value-type="float" office:value="0.0287695977812157" calcext:value-type="float">
            <text:p>0,0287695978</text:p>
          </table:table-cell>
          <table:table-cell office:value-type="float" office:value="0.00239781596019451" calcext:value-type="float">
            <text:p>0,002397816</text:p>
          </table:table-cell>
          <table:table-cell office:value-type="float" office:value="1.94299999999998" calcext:value-type="float">
            <text:p>1,943</text:p>
          </table:table-cell>
          <table:table-cell office:value-type="float" office:value="0.00985728460000246" calcext:value-type="float">
            <text:p>0,0098572846</text:p>
          </table:table-cell>
          <table:table-cell office:value-type="float" office:value="0" calcext:value-type="float">
            <text:p>0</text:p>
          </table:table-cell>
          <table:table-cell office:value-type="float" office:value="7.74702067882353" calcext:value-type="float">
            <text:p>7,7470206788</text:p>
          </table:table-cell>
          <table:table-cell office:value-type="float" office:value="0.000531628843137255" calcext:value-type="float">
            <text:p>0,0005316288</text:p>
          </table:table-cell>
          <table:table-cell table:formula="of:=MIN([.G8:.Q8])" office:value-type="float" office:value="0" calcext:value-type="float">
            <text:p>0</text:p>
          </table:table-cell>
          <table:table-cell table:formula="of:=MAX([.G8:.Q8])" office:value-type="float" office:value="7.74702067882353" calcext:value-type="float">
            <text:p>7,7470206788</text:p>
          </table:table-cell>
          <table:table-cell office:value-type="float" office:value="60.2072397781089" calcext:value-type="float">
            <text:p>60,207239778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8</text:p>
          </table:table-cell>
          <table:table-cell office:value-type="float" office:value="10.7670484117647" calcext:value-type="float">
            <text:p>10,7670484118</text:p>
          </table:table-cell>
          <table:table-cell office:value-type="float" office:value="272.489944239343" calcext:value-type="float">
            <text:p>272,4899442393</text:p>
          </table:table-cell>
          <table:table-cell office:value-type="float" office:value="116.302248270709" calcext:value-type="float">
            <text:p>116,3022482707</text:p>
          </table:table-cell>
          <table:table-cell office:value-type="float" office:value="9.16709365401961" calcext:value-type="float">
            <text:p>9,167093654</text:p>
          </table:table-cell>
          <table:table-cell office:value-type="float" office:value="0.0000000000000691056862745098" calcext:value-type="float">
            <text:p>6,91056862745098E-14</text:p>
          </table:table-cell>
          <table:table-cell office:value-type="float" office:value="0.00000000258166758559288" calcext:value-type="float">
            <text:p>2,58166758559288E-09</text:p>
          </table:table-cell>
          <table:table-cell office:value-type="float" office:value="2.28257474061571" calcext:value-type="float">
            <text:p>2,2825747406</text:p>
          </table:table-cell>
          <table:table-cell office:value-type="float" office:value="66.9672740074725" calcext:value-type="float">
            <text:p>66,9672740075</text:p>
          </table:table-cell>
          <table:table-cell office:value-type="float" office:value="0.000000000000670975258823529" calcext:value-type="float">
            <text:p>6,70975258823529E-13</text:p>
          </table:table-cell>
          <table:table-cell office:value-type="float" office:value="0.0145890912352941" calcext:value-type="float">
            <text:p>0,0145890912</text:p>
          </table:table-cell>
          <table:table-cell office:value-type="float" office:value="50.4364604509804" calcext:value-type="float">
            <text:p>50,436460451</text:p>
          </table:table-cell>
          <table:table-cell office:value-type="float" office:value="161.091" calcext:value-type="float">
            <text:p>161,091</text:p>
          </table:table-cell>
          <table:table-cell office:value-type="float" office:value="161.1830192307" calcext:value-type="float">
            <text:p>161,1830192307</text:p>
          </table:table-cell>
          <table:table-cell office:value-type="float" office:value="4.33099827098039" calcext:value-type="float">
            <text:p>4,330998271</text:p>
          </table:table-cell>
          <table:table-cell office:value-type="float" office:value="90.899036058088" calcext:value-type="float">
            <text:p>90,8990360581</text:p>
          </table:table-cell>
          <table:table-cell office:value-type="float" office:value="0.0000193542952941176" calcext:value-type="float">
            <text:p>1,93542952941176E-05</text:p>
          </table:table-cell>
          <table:table-cell table:formula="of:=MIN([.G9:.Q9])" office:value-type="float" office:value="0.000000000000670975258823529" calcext:value-type="float">
            <text:p>6,70975258823529E-13</text:p>
          </table:table-cell>
          <table:table-cell table:formula="of:=MAX([.G9:.Q9])" office:value-type="float" office:value="161.1830192307" calcext:value-type="float">
            <text:p>161,1830192307</text:p>
          </table:table-cell>
          <table:table-cell office:value-type="float" office:value="488.149935165623" calcext:value-type="float">
            <text:p>488,1499351656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9</text:p>
          </table:table-cell>
          <table:table-cell office:value-type="float" office:value="5.17782162745098" calcext:value-type="float">
            <text:p>5,1778216275</text:p>
          </table:table-cell>
          <table:table-cell office:value-type="float" office:value="284.643972259906" calcext:value-type="float">
            <text:p>284,6439722599</text:p>
          </table:table-cell>
          <table:table-cell office:value-type="float" office:value="264.902747282277" calcext:value-type="float">
            <text:p>264,9027472823</text:p>
          </table:table-cell>
          <table:table-cell office:value-type="float" office:value="147.300501772549" calcext:value-type="float">
            <text:p>147,3005017725</text:p>
          </table:table-cell>
          <table:table-cell office:value-type="float" office:value="33.3623921568627" calcext:value-type="float">
            <text:p>33,3623921569</text:p>
          </table:table-cell>
          <table:table-cell office:value-type="float" office:value="11.4467834744667" calcext:value-type="float">
            <text:p>11,4467834745</text:p>
          </table:table-cell>
          <table:table-cell office:value-type="float" office:value="76.9311851176471" calcext:value-type="float">
            <text:p>76,9311851176</text:p>
          </table:table-cell>
          <table:table-cell office:value-type="float" office:value="93.1556519823509" calcext:value-type="float">
            <text:p>93,1556519824</text:p>
          </table:table-cell>
          <table:table-cell office:value-type="float" office:value="247.060893529412" calcext:value-type="float">
            <text:p>247,0608935294</text:p>
          </table:table-cell>
          <table:table-cell office:value-type="float" office:value="216.011430784314" calcext:value-type="float">
            <text:p>216,0114307843</text:p>
          </table:table-cell>
          <table:table-cell office:value-type="float" office:value="142.279865843137" calcext:value-type="float">
            <text:p>142,2798658431</text:p>
          </table:table-cell>
          <table:table-cell office:value-type="float" office:value="144.31" calcext:value-type="float">
            <text:p>144,31</text:p>
          </table:table-cell>
          <table:table-cell office:value-type="float" office:value="155.2129806663" calcext:value-type="float">
            <text:p>155,2129806663</text:p>
          </table:table-cell>
          <table:table-cell office:value-type="float" office:value="19.0798760784314" calcext:value-type="float">
            <text:p>19,0798760784</text:p>
          </table:table-cell>
          <table:table-cell office:value-type="float" office:value="211.786419607843" calcext:value-type="float">
            <text:p>211,7864196078</text:p>
          </table:table-cell>
          <table:table-cell office:value-type="float" office:value="35.642987254902" calcext:value-type="float">
            <text:p>35,6429872549</text:p>
          </table:table-cell>
          <table:table-cell table:formula="of:=MIN([.G10:.Q10])" office:value-type="float" office:value="11.4467834744667" calcext:value-type="float">
            <text:p>11,4467834745</text:p>
          </table:table-cell>
          <table:table-cell table:formula="of:=MAX([.G10:.Q10])" office:value-type="float" office:value="247.060893529412" calcext:value-type="float">
            <text:p>247,0608935294</text:p>
          </table:table-cell>
          <table:table-cell office:value-type="float" office:value="513.063938633084" calcext:value-type="float">
            <text:p>513,063938633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0</text:p>
          </table:table-cell>
          <table:table-cell office:value-type="float" office:value="2375.40225490196" calcext:value-type="float">
            <text:p>2375,402254902</text:p>
          </table:table-cell>
          <table:table-cell office:value-type="float" office:value="5969.51924828591" calcext:value-type="float">
            <text:p>5969,5192482859</text:p>
          </table:table-cell>
          <table:table-cell office:value-type="float" office:value="3516.1091669332" calcext:value-type="float">
            <text:p>3516,1091669332</text:p>
          </table:table-cell>
          <table:table-cell office:value-type="float" office:value="614.094719511765" calcext:value-type="float">
            <text:p>614,0947195118</text:p>
          </table:table-cell>
          <table:table-cell office:value-type="float" office:value="0.344777254901961" calcext:value-type="float">
            <text:p>0,3447772549</text:p>
          </table:table-cell>
          <table:table-cell office:value-type="float" office:value="0.12188350198074" calcext:value-type="float">
            <text:p>0,121883502</text:p>
          </table:table-cell>
          <table:table-cell office:value-type="float" office:value="80.7715125470588" calcext:value-type="float">
            <text:p>80,7715125471</text:p>
          </table:table-cell>
          <table:table-cell office:value-type="float" office:value="2566.05764919955" calcext:value-type="float">
            <text:p>2566,0576491996</text:p>
          </table:table-cell>
          <table:table-cell office:value-type="float" office:value="1839.32114509804" calcext:value-type="float">
            <text:p>1839,321145098</text:p>
          </table:table-cell>
          <table:table-cell office:value-type="float" office:value="496.644178431373" calcext:value-type="float">
            <text:p>496,6441784314</text:p>
          </table:table-cell>
          <table:table-cell office:value-type="float" office:value="1523.01689882353" calcext:value-type="float">
            <text:p>1523,0168988235</text:p>
          </table:table-cell>
          <table:table-cell office:value-type="float" office:value="4459.67" calcext:value-type="float">
            <text:p>4459,67</text:p>
          </table:table-cell>
          <table:table-cell office:value-type="float" office:value="4104.3084973192" calcext:value-type="float">
            <text:p>4104,3084973192</text:p>
          </table:table-cell>
          <table:table-cell office:value-type="float" office:value="114.33265175098" calcext:value-type="float">
            <text:p>114,332651751</text:p>
          </table:table-cell>
          <table:table-cell office:value-type="float" office:value="2718.30329174604" calcext:value-type="float">
            <text:p>2718,303291746</text:p>
          </table:table-cell>
          <table:table-cell office:value-type="float" office:value="223.904337921569" calcext:value-type="float">
            <text:p>223,9043379216</text:p>
          </table:table-cell>
          <table:table-cell table:formula="of:=MIN([.G11:.Q11])" office:value-type="float" office:value="0.12188350198074" calcext:value-type="float">
            <text:p>0,121883502</text:p>
          </table:table-cell>
          <table:table-cell table:formula="of:=MAX([.G11:.Q11])" office:value-type="float" office:value="4459.67" calcext:value-type="float">
            <text:p>4459,67</text:p>
          </table:table-cell>
          <table:table-cell office:value-type="float" office:value="12725.4683782506" calcext:value-type="float">
            <text:p>12725,4683782506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1</text:p>
          </table:table-cell>
          <table:table-cell office:value-type="float" office:value="1272.35444509804" calcext:value-type="float">
            <text:p>1272,354445098</text:p>
          </table:table-cell>
          <table:table-cell office:value-type="float" office:value="9839.74617960517" calcext:value-type="float">
            <text:p>9839,7461796052</text:p>
          </table:table-cell>
          <table:table-cell office:value-type="float" office:value="7648.51595505619" calcext:value-type="float">
            <text:p>7648,5159550562</text:p>
          </table:table-cell>
          <table:table-cell office:value-type="float" office:value="5430.25826098039" calcext:value-type="float">
            <text:p>5430,2582609804</text:p>
          </table:table-cell>
          <table:table-cell office:value-type="float" office:value="4237.17254901961" calcext:value-type="float">
            <text:p>4237,1725490196</text:p>
          </table:table-cell>
          <table:table-cell office:value-type="float" office:value="3221.94321468586" calcext:value-type="float">
            <text:p>3221,9432146859</text:p>
          </table:table-cell>
          <table:table-cell office:value-type="float" office:value="3571.31421764706" calcext:value-type="float">
            <text:p>3571,3142176471</text:p>
          </table:table-cell>
          <table:table-cell office:value-type="float" office:value="6178.5091933579" calcext:value-type="float">
            <text:p>6178,5091933579</text:p>
          </table:table-cell>
          <table:table-cell office:value-type="float" office:value="5132.49008431373" calcext:value-type="float">
            <text:p>5132,4900843137</text:p>
          </table:table-cell>
          <table:table-cell office:value-type="float" office:value="7196.48562745098" calcext:value-type="float">
            <text:p>7196,485627451</text:p>
          </table:table-cell>
          <table:table-cell office:value-type="float" office:value="6148.9755372549" calcext:value-type="float">
            <text:p>6148,9755372549</text:p>
          </table:table-cell>
          <table:table-cell office:value-type="float" office:value="3924.15" calcext:value-type="float">
            <text:p>3924,15</text:p>
          </table:table-cell>
          <table:table-cell office:value-type="float" office:value="3829.1217997854" calcext:value-type="float">
            <text:p>3829,1217997854</text:p>
          </table:table-cell>
          <table:table-cell office:value-type="float" office:value="3855.11017647059" calcext:value-type="float">
            <text:p>3855,1101764706</text:p>
          </table:table-cell>
          <table:table-cell office:value-type="float" office:value="7969.80137254902" calcext:value-type="float">
            <text:p>7969,801372549</text:p>
          </table:table-cell>
          <table:table-cell office:value-type="float" office:value="3457.55901960784" calcext:value-type="float">
            <text:p>3457,5590196078</text:p>
          </table:table-cell>
          <table:table-cell table:formula="of:=MIN([.G12:.Q12])" office:value-type="float" office:value="3221.94321468586" calcext:value-type="float">
            <text:p>3221,9432146859</text:p>
          </table:table-cell>
          <table:table-cell table:formula="of:=MAX([.G12:.Q12])" office:value-type="float" office:value="7969.80137254902" calcext:value-type="float">
            <text:p>7969,801372549</text:p>
          </table:table-cell>
          <table:table-cell office:value-type="float" office:value="12293.2609805809" calcext:value-type="float">
            <text:p>12293,2609805809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2</text:p>
          </table:table-cell>
          <table:table-cell office:value-type="float" office:value="0.0000761992275065638" calcext:value-type="float">
            <text:p>7,61992275065638E-05</text:p>
          </table:table-cell>
          <table:table-cell office:value-type="float" office:value="2.79262217523964" calcext:value-type="float">
            <text:p>2,7926221752</text:p>
          </table:table-cell>
          <table:table-cell office:value-type="float" office:value="1.64933672925078" calcext:value-type="float">
            <text:p>1,6493367293</text:p>
          </table:table-cell>
          <table:table-cell office:value-type="float" office:value="0.60215778474902" calcext:value-type="float">
            <text:p>0,6021577847</text:p>
          </table:table-cell>
          <table:table-cell office:value-type="float" office:value="0.146843705882353" calcext:value-type="float">
            <text:p>0,1468437059</text:p>
          </table:table-cell>
          <table:table-cell office:value-type="float" office:value="0.218911201037207" calcext:value-type="float">
            <text:p>0,218911201</text:p>
          </table:table-cell>
          <table:table-cell office:value-type="float" office:value="0.0492885076862745" calcext:value-type="float">
            <text:p>0,0492885077</text:p>
          </table:table-cell>
          <table:table-cell office:value-type="float" office:value="0.207180728592157" calcext:value-type="float">
            <text:p>0,2071807286</text:p>
          </table:table-cell>
          <table:table-cell office:value-type="float" office:value="0.160757937647059" calcext:value-type="float">
            <text:p>0,1607579376</text:p>
          </table:table-cell>
          <table:table-cell office:value-type="float" office:value="1.84875292156863" calcext:value-type="float">
            <text:p>1,8487529216</text:p>
          </table:table-cell>
          <table:table-cell office:value-type="float" office:value="0.53811383745098" calcext:value-type="float">
            <text:p>0,5381138375</text:p>
          </table:table-cell>
          <table:table-cell office:value-type="float" office:value="0.0699999999999363" calcext:value-type="float">
            <text:p>0,07</text:p>
          </table:table-cell>
          <table:table-cell office:value-type="float" office:value="0.0858750106999651" calcext:value-type="float">
            <text:p>0,0858750107</text:p>
          </table:table-cell>
          <table:table-cell office:value-type="float" office:value="0.00127331525319608" calcext:value-type="float">
            <text:p>0,0012733153</text:p>
          </table:table-cell>
          <table:table-cell office:value-type="float" office:value="1.04887484313726" calcext:value-type="float">
            <text:p>1,0488748431</text:p>
          </table:table-cell>
          <table:table-cell office:value-type="float" office:value="0.0155806032745098" calcext:value-type="float">
            <text:p>0,0155806033</text:p>
          </table:table-cell>
          <table:table-cell table:formula="of:=MIN([.G13:.Q13])" office:value-type="float" office:value="0.00127331525319608" calcext:value-type="float">
            <text:p>0,0012733153</text:p>
          </table:table-cell>
          <table:table-cell table:formula="of:=MAX([.G13:.Q13])" office:value-type="float" office:value="1.84875292156863" calcext:value-type="float">
            <text:p>1,8487529216</text:p>
          </table:table-cell>
          <table:table-cell office:value-type="float" office:value="3.01140108970662" calcext:value-type="float">
            <text:p>3,0114010897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3</text:p>
          </table:table-cell>
          <table:table-cell office:value-type="float" office:value="0.137774096078431" calcext:value-type="float">
            <text:p>0,1377740961</text:p>
          </table:table-cell>
          <table:table-cell office:value-type="float" office:value="1.11980546893189" calcext:value-type="float">
            <text:p>1,1198054689</text:p>
          </table:table-cell>
          <table:table-cell office:value-type="float" office:value="1.23056263667745" calcext:value-type="float">
            <text:p>1,2305626367</text:p>
          </table:table-cell>
          <table:table-cell office:value-type="float" office:value="0.488452765629412" calcext:value-type="float">
            <text:p>0,4884527656</text:p>
          </table:table-cell>
          <table:table-cell office:value-type="float" office:value="0.209894509803922" calcext:value-type="float">
            <text:p>0,2098945098</text:p>
          </table:table-cell>
          <table:table-cell office:value-type="float" office:value="0.160434587072132" calcext:value-type="float">
            <text:p>0,1604345871</text:p>
          </table:table-cell>
          <table:table-cell office:value-type="float" office:value="0.284426428823529" calcext:value-type="float">
            <text:p>0,2844264288</text:p>
          </table:table-cell>
          <table:table-cell office:value-type="float" office:value="0.471787651164706" calcext:value-type="float">
            <text:p>0,4717876512</text:p>
          </table:table-cell>
          <table:table-cell office:value-type="float" office:value="0.604618110980392" calcext:value-type="float">
            <text:p>0,604618111</text:p>
          </table:table-cell>
          <table:table-cell office:value-type="float" office:value="0.42068608627451" calcext:value-type="float">
            <text:p>0,4206860863</text:p>
          </table:table-cell>
          <table:table-cell office:value-type="float" office:value="0.423225629215686" calcext:value-type="float">
            <text:p>0,4232256292</text:p>
          </table:table-cell>
          <table:table-cell office:value-type="float" office:value="0.509999999999991" calcext:value-type="float">
            <text:p>0,51</text:p>
          </table:table-cell>
          <table:table-cell office:value-type="float" office:value="0.500051887800055" calcext:value-type="float">
            <text:p>0,5000518878</text:p>
          </table:table-cell>
          <table:table-cell office:value-type="float" office:value="0.0970215282745098" calcext:value-type="float">
            <text:p>0,0970215283</text:p>
          </table:table-cell>
          <table:table-cell office:value-type="float" office:value="0.515199352941177" calcext:value-type="float">
            <text:p>0,5151993529</text:p>
          </table:table-cell>
          <table:table-cell office:value-type="float" office:value="0.220719619607843" calcext:value-type="float">
            <text:p>0,2207196196</text:p>
          </table:table-cell>
          <table:table-cell table:formula="of:=MIN([.G14:.Q14])" office:value-type="float" office:value="0.0970215282745098" calcext:value-type="float">
            <text:p>0,0970215283</text:p>
          </table:table-cell>
          <table:table-cell table:formula="of:=MAX([.G14:.Q14])" office:value-type="float" office:value="0.604618110980392" calcext:value-type="float">
            <text:p>0,604618111</text:p>
          </table:table-cell>
          <table:table-cell office:value-type="float" office:value="0.566469875100665" calcext:value-type="float">
            <text:p>0,566469875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4</text:p>
          </table:table-cell>
          <table:table-cell office:value-type="float" office:value="0.352998490196078" calcext:value-type="float">
            <text:p>0,3529984902</text:p>
          </table:table-cell>
          <table:table-cell office:value-type="float" office:value="13.0885441750457" calcext:value-type="float">
            <text:p>13,088544175</text:p>
          </table:table-cell>
          <table:table-cell office:value-type="float" office:value="29.7297703221749" calcext:value-type="float">
            <text:p>29,7297703222</text:p>
          </table:table-cell>
          <table:table-cell office:value-type="float" office:value="0.330411289941176" calcext:value-type="float">
            <text:p>0,3304112899</text:p>
          </table:table-cell>
          <table:table-cell office:value-type="float" office:value="0.259533529411765" calcext:value-type="float">
            <text:p>0,2595335294</text:p>
          </table:table-cell>
          <table:table-cell office:value-type="float" office:value="0.297243192795822" calcext:value-type="float">
            <text:p>0,2972431928</text:p>
          </table:table-cell>
          <table:table-cell office:value-type="float" office:value="0.237503141568627" calcext:value-type="float">
            <text:p>0,2375031416</text:p>
          </table:table-cell>
          <table:table-cell office:value-type="float" office:value="0.316344551629412" calcext:value-type="float">
            <text:p>0,3163445516</text:p>
          </table:table-cell>
          <table:table-cell office:value-type="float" office:value="0.4731432" calcext:value-type="float">
            <text:p>0,4731432</text:p>
          </table:table-cell>
          <table:table-cell office:value-type="float" office:value="0.282502721568627" calcext:value-type="float">
            <text:p>0,2825027216</text:p>
          </table:table-cell>
          <table:table-cell office:value-type="float" office:value="0.277646456078431" calcext:value-type="float">
            <text:p>0,2776464561</text:p>
          </table:table-cell>
          <table:table-cell office:value-type="float" office:value="0.779999999999973" calcext:value-type="float">
            <text:p>0,78</text:p>
          </table:table-cell>
          <table:table-cell office:value-type="float" office:value="0.793010482999989" calcext:value-type="float">
            <text:p>0,793010483</text:p>
          </table:table-cell>
          <table:table-cell office:value-type="float" office:value="0.293105019215686" calcext:value-type="float">
            <text:p>0,2931050192</text:p>
          </table:table-cell>
          <table:table-cell office:value-type="float" office:value="1.11300474509804" calcext:value-type="float">
            <text:p>1,1130047451</text:p>
          </table:table-cell>
          <table:table-cell office:value-type="float" office:value="0.245919788235294" calcext:value-type="float">
            <text:p>0,2459197882</text:p>
          </table:table-cell>
          <table:table-cell table:formula="of:=MIN([.G15:.Q15])" office:value-type="float" office:value="0.237503141568627" calcext:value-type="float">
            <text:p>0,2375031416</text:p>
          </table:table-cell>
          <table:table-cell table:formula="of:=MAX([.G15:.Q15])" office:value-type="float" office:value="1.11300474509804" calcext:value-type="float">
            <text:p>1,1130047451</text:p>
          </table:table-cell>
          <table:table-cell office:value-type="float" office:value="2.60583216993246" calcext:value-type="float">
            <text:p>2,6058321699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5</text:p>
          </table:table-cell>
          <table:table-cell office:value-type="float" office:value="5.93153392156863" calcext:value-type="float">
            <text:p>5,9315339216</text:p>
          </table:table-cell>
          <table:table-cell office:value-type="float" office:value="56969.4016453273" calcext:value-type="float">
            <text:p>56969,4016453273</text:p>
          </table:table-cell>
          <table:table-cell office:value-type="float" office:value="271427.288187513" calcext:value-type="float">
            <text:p>271427,288187513</text:p>
          </table:table-cell>
          <table:table-cell office:value-type="float" office:value="20.7499795964706" calcext:value-type="float">
            <text:p>20,7499795965</text:p>
          </table:table-cell>
          <table:table-cell office:value-type="float" office:value="6.77042745098039" calcext:value-type="float">
            <text:p>6,770427451</text:p>
          </table:table-cell>
          <table:table-cell office:value-type="float" office:value="5.15002579060696" calcext:value-type="float">
            <text:p>5,1500257906</text:p>
          </table:table-cell>
          <table:table-cell office:value-type="float" office:value="4.99890990784314" calcext:value-type="float">
            <text:p>4,9989099078</text:p>
          </table:table-cell>
          <table:table-cell office:value-type="float" office:value="95.1182829187843" calcext:value-type="float">
            <text:p>95,1182829188</text:p>
          </table:table-cell>
          <table:table-cell office:value-type="float" office:value="26.2274955294118" calcext:value-type="float">
            <text:p>26,2274955294</text:p>
          </table:table-cell>
          <table:table-cell office:value-type="float" office:value="23.0390898039216" calcext:value-type="float">
            <text:p>23,0390898039</text:p>
          </table:table-cell>
          <table:table-cell office:value-type="float" office:value="9.95757931568627" calcext:value-type="float">
            <text:p>9,9575793157</text:p>
          </table:table-cell>
          <table:table-cell office:value-type="float" office:value="127.49" calcext:value-type="float">
            <text:p>127,49</text:p>
          </table:table-cell>
          <table:table-cell office:value-type="float" office:value="126.969960161" calcext:value-type="float">
            <text:p>126,969960161</text:p>
          </table:table-cell>
          <table:table-cell office:value-type="float" office:value="5.62636129411765" calcext:value-type="float">
            <text:p>5,6263612941</text:p>
          </table:table-cell>
          <table:table-cell office:value-type="float" office:value="276.320556862745" calcext:value-type="float">
            <text:p>276,3205568627</text:p>
          </table:table-cell>
          <table:table-cell office:value-type="float" office:value="4.7984972745098" calcext:value-type="float">
            <text:p>4,7984972745</text:p>
          </table:table-cell>
          <table:table-cell table:formula="of:=MIN([.G16:.Q16])" office:value-type="float" office:value="4.7984972745098" calcext:value-type="float">
            <text:p>4,7984972745</text:p>
          </table:table-cell>
          <table:table-cell table:formula="of:=MAX([.G16:.Q16])" office:value-type="float" office:value="276.320556862745" calcext:value-type="float">
            <text:p>276,3205568627</text:p>
          </table:table-cell>
          <table:table-cell office:value-type="float" office:value="367.433795314168" calcext:value-type="float">
            <text:p>367,4337953142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6</text:p>
          </table:table-cell>
          <table:table-cell office:value-type="float" office:value="22.4222392156863" calcext:value-type="float">
            <text:p>22,4222392157</text:p>
          </table:table-cell>
          <table:table-cell office:value-type="float" office:value="21.8469194500628" calcext:value-type="float">
            <text:p>21,8469194501</text:p>
          </table:table-cell>
          <table:table-cell office:value-type="float" office:value="21.4791714986306" calcext:value-type="float">
            <text:p>21,4791714986</text:p>
          </table:table-cell>
          <table:table-cell office:value-type="float" office:value="20.0295636380392" calcext:value-type="float">
            <text:p>20,029563638</text:p>
          </table:table-cell>
          <table:table-cell office:value-type="float" office:value="18.6758235294118" calcext:value-type="float">
            <text:p>18,6758235294</text:p>
          </table:table-cell>
          <table:table-cell office:value-type="float" office:value="16.8540272323233" calcext:value-type="float">
            <text:p>16,8540272323</text:p>
          </table:table-cell>
          <table:table-cell office:value-type="float" office:value="18.8600600784314" calcext:value-type="float">
            <text:p>18,8600600784</text:p>
          </table:table-cell>
          <table:table-cell office:value-type="float" office:value="20.6335653231784" calcext:value-type="float">
            <text:p>20,6335653232</text:p>
          </table:table-cell>
          <table:table-cell office:value-type="float" office:value="18.9117167647059" calcext:value-type="float">
            <text:p>18,9117167647</text:p>
          </table:table-cell>
          <table:table-cell office:value-type="float" office:value="20.0041037254902" calcext:value-type="float">
            <text:p>20,0041037255</text:p>
          </table:table-cell>
          <table:table-cell office:value-type="float" office:value="19.3059674901961" calcext:value-type="float">
            <text:p>19,3059674902</text:p>
          </table:table-cell>
          <table:table-cell office:value-type="float" office:value="18.98" calcext:value-type="float">
            <text:p>18,98</text:p>
          </table:table-cell>
          <table:table-cell office:value-type="float" office:value="18.9100177048001" calcext:value-type="float">
            <text:p>18,9100177048</text:p>
          </table:table-cell>
          <table:table-cell office:value-type="float" office:value="19.0182348823529" calcext:value-type="float">
            <text:p>19,0182348824</text:p>
          </table:table-cell>
          <table:table-cell office:value-type="float" office:value="19.8911333333333" calcext:value-type="float">
            <text:p>19,8911333333</text:p>
          </table:table-cell>
          <table:table-cell office:value-type="float" office:value="18.7471543137255" calcext:value-type="float">
            <text:p>18,7471543137</text:p>
          </table:table-cell>
          <table:table-cell table:formula="of:=MIN([.G17:.Q17])" office:value-type="float" office:value="16.8540272323233" calcext:value-type="float">
            <text:p>16,8540272323</text:p>
          </table:table-cell>
          <table:table-cell table:formula="of:=MAX([.G17:.Q17])" office:value-type="float" office:value="20.6335653231784" calcext:value-type="float">
            <text:p>20,6335653232</text:p>
          </table:table-cell>
          <table:table-cell office:value-type="float" office:value="22.657877211097" calcext:value-type="float">
            <text:p>22,6578772111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7</text:p>
          </table:table-cell>
          <table:table-cell office:value-type="float" office:value="1828.37407843137" calcext:value-type="float">
            <text:p>1828,3740784314</text:p>
          </table:table-cell>
          <table:table-cell office:value-type="float" office:value="2407998.20919217" calcext:value-type="float">
            <text:p>2407998,20919217</text:p>
          </table:table-cell>
          <table:table-cell office:value-type="float" office:value="32643164.2335475" calcext:value-type="float">
            <text:p>32643164,2335475</text:p>
          </table:table-cell>
          <table:table-cell office:value-type="float" office:value="107998.427247451" calcext:value-type="float">
            <text:p>107998,427247451</text:p>
          </table:table-cell>
          <table:table-cell office:value-type="float" office:value="1032.22568627451" calcext:value-type="float">
            <text:p>1032,2256862745</text:p>
          </table:table-cell>
          <table:table-cell office:value-type="float" office:value="1402.64226621985" calcext:value-type="float">
            <text:p>1402,6422662199</text:p>
          </table:table-cell>
          <table:table-cell office:value-type="float" office:value="664.771333960784" calcext:value-type="float">
            <text:p>664,7713339608</text:p>
          </table:table-cell>
          <table:table-cell office:value-type="float" office:value="347065.626934077" calcext:value-type="float">
            <text:p>347065,626934077</text:p>
          </table:table-cell>
          <table:table-cell office:value-type="float" office:value="32595.4575588235" calcext:value-type="float">
            <text:p>32595,4575588235</text:p>
          </table:table-cell>
          <table:table-cell office:value-type="float" office:value="3081.92578235294" calcext:value-type="float">
            <text:p>3081,9257823529</text:p>
          </table:table-cell>
          <table:table-cell office:value-type="float" office:value="4104.27553921569" calcext:value-type="float">
            <text:p>4104,2755392157</text:p>
          </table:table-cell>
          <table:table-cell office:value-type="float" office:value="191613300" calcext:value-type="float">
            <text:p>191613300</text:p>
          </table:table-cell>
          <table:table-cell office:value-type="float" office:value="107453.132122307" calcext:value-type="float">
            <text:p>107453,132122307</text:p>
          </table:table-cell>
          <table:table-cell office:value-type="float" office:value="2466.99336470588" calcext:value-type="float">
            <text:p>2466,9933647059</text:p>
          </table:table-cell>
          <table:table-cell office:value-type="float" office:value="184446.53745098" calcext:value-type="float">
            <text:p>184446,53745098</text:p>
          </table:table-cell>
          <table:table-cell office:value-type="float" office:value="1988.57084901961" calcext:value-type="float">
            <text:p>1988,5708490196</text:p>
          </table:table-cell>
          <table:table-cell table:formula="of:=MIN([.G18:.Q18])" office:value-type="float" office:value="664.771333960784" calcext:value-type="float">
            <text:p>664,7713339608</text:p>
          </table:table-cell>
          <table:table-cell table:formula="of:=MAX([.G18:.Q18])" office:value-type="float" office:value="191613300" calcext:value-type="float">
            <text:p>191613300</text:p>
          </table:table-cell>
          <table:table-cell office:value-type="float" office:value="1510087.12003823" calcext:value-type="float">
            <text:p>1510087,12003823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8</text:p>
          </table:table-cell>
          <table:table-cell office:value-type="float" office:value="144.330970588235" calcext:value-type="float">
            <text:p>144,3309705882</text:p>
          </table:table-cell>
          <table:table-cell office:value-type="float" office:value="26546956.0172115" calcext:value-type="float">
            <text:p>26546956,0172115</text:p>
          </table:table-cell>
          <table:table-cell office:value-type="float" office:value="241627197.28372" calcext:value-type="float">
            <text:p>241627197,28372</text:p>
          </table:table-cell>
          <table:table-cell office:value-type="float" office:value="3313.02677032745" calcext:value-type="float">
            <text:p>3313,0267703275</text:p>
          </table:table-cell>
          <table:table-cell office:value-type="float" office:value="46.9545098039216" calcext:value-type="float">
            <text:p>46,9545098039</text:p>
          </table:table-cell>
          <table:table-cell office:value-type="float" office:value="97.264697758569" calcext:value-type="float">
            <text:p>97,2646977586</text:p>
          </table:table-cell>
          <table:table-cell office:value-type="float" office:value="34.0114004901961" calcext:value-type="float">
            <text:p>34,0114004902</text:p>
          </table:table-cell>
          <table:table-cell office:value-type="float" office:value="1027.64348695044" calcext:value-type="float">
            <text:p>1027,6434869504</text:p>
          </table:table-cell>
          <table:table-cell office:value-type="float" office:value="684.228697803922" calcext:value-type="float">
            <text:p>684,2286978039</text:p>
          </table:table-cell>
          <table:table-cell office:value-type="float" office:value="414.150754509804" calcext:value-type="float">
            <text:p>414,1507545098</text:p>
          </table:table-cell>
          <table:table-cell office:value-type="float" office:value="339.803302352941" calcext:value-type="float">
            <text:p>339,8033023529</text:p>
          </table:table-cell>
          <table:table-cell office:value-type="float" office:value="22655" calcext:value-type="float">
            <text:p>22655</text:p>
          </table:table-cell>
          <table:table-cell office:value-type="float" office:value="102.025594333" calcext:value-type="float">
            <text:p>102,025594333</text:p>
          </table:table-cell>
          <table:table-cell office:value-type="float" office:value="118.151028333333" calcext:value-type="float">
            <text:p>118,1510283333</text:p>
          </table:table-cell>
          <table:table-cell office:value-type="float" office:value="1757141.30709804" calcext:value-type="float">
            <text:p>1757141,30709804</text:p>
          </table:table-cell>
          <table:table-cell office:value-type="float" office:value="701.108216078432" calcext:value-type="float">
            <text:p>701,1082160784</text:p>
          </table:table-cell>
          <table:table-cell table:formula="of:=MIN([.G19:.Q19])" office:value-type="float" office:value="34.0114004901961" calcext:value-type="float">
            <text:p>34,0114004902</text:p>
          </table:table-cell>
          <table:table-cell table:formula="of:=MAX([.G19:.Q19])" office:value-type="float" office:value="1757141.30709804" calcext:value-type="float">
            <text:p>1757141,30709804</text:p>
          </table:table-cell>
          <table:table-cell office:value-type="float" office:value="1511539.89692059" calcext:value-type="float">
            <text:p>1511539,89692059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19</text:p>
          </table:table-cell>
          <table:table-cell office:value-type="float" office:value="7.13442098039216" calcext:value-type="float">
            <text:p>7,1344209804</text:p>
          </table:table-cell>
          <table:table-cell office:value-type="float" office:value="60.1529523375237" calcext:value-type="float">
            <text:p>60,1529523375</text:p>
          </table:table-cell>
          <table:table-cell office:value-type="float" office:value="118.779899198846" calcext:value-type="float">
            <text:p>118,7798991988</text:p>
          </table:table-cell>
          <table:table-cell office:value-type="float" office:value="21.1376403062745" calcext:value-type="float">
            <text:p>21,1376403063</text:p>
          </table:table-cell>
          <table:table-cell office:value-type="float" office:value="9.05906274509804" calcext:value-type="float">
            <text:p>9,0590627451</text:p>
          </table:table-cell>
          <table:table-cell office:value-type="float" office:value="8.29599953407584" calcext:value-type="float">
            <text:p>8,2959995341</text:p>
          </table:table-cell>
          <table:table-cell office:value-type="float" office:value="6.75807197647059" calcext:value-type="float">
            <text:p>6,7580719765</text:p>
          </table:table-cell>
          <table:table-cell office:value-type="float" office:value="29.9329206701823" calcext:value-type="float">
            <text:p>29,9329206702</text:p>
          </table:table-cell>
          <table:table-cell office:value-type="float" office:value="15.2191019647059" calcext:value-type="float">
            <text:p>15,2191019647</text:p>
          </table:table-cell>
          <table:table-cell office:value-type="float" office:value="16.4780882352941" calcext:value-type="float">
            <text:p>16,4780882353</text:p>
          </table:table-cell>
          <table:table-cell office:value-type="float" office:value="14.6025820784314" calcext:value-type="float">
            <text:p>14,6025820784</text:p>
          </table:table-cell>
          <table:table-cell office:value-type="float" office:value="82.48" calcext:value-type="float">
            <text:p>82,48</text:p>
          </table:table-cell>
          <table:table-cell office:value-type="float" office:value="80.6725986829998" calcext:value-type="float">
            <text:p>80,672598683</text:p>
          </table:table-cell>
          <table:table-cell office:value-type="float" office:value="11.4613800372549" calcext:value-type="float">
            <text:p>11,4613800373</text:p>
          </table:table-cell>
          <table:table-cell office:value-type="float" office:value="28.5688196078431" calcext:value-type="float">
            <text:p>28,5688196078</text:p>
          </table:table-cell>
          <table:table-cell office:value-type="float" office:value="13.9831996078431" calcext:value-type="float">
            <text:p>13,9831996078</text:p>
          </table:table-cell>
          <table:table-cell table:formula="of:=MIN([.G20:.Q20])" office:value-type="float" office:value="6.75807197647059" calcext:value-type="float">
            <text:p>6,7580719765</text:p>
          </table:table-cell>
          <table:table-cell table:formula="of:=MAX([.G20:.Q20])" office:value-type="float" office:value="82.48" calcext:value-type="float">
            <text:p>82,48</text:p>
          </table:table-cell>
          <table:table-cell office:value-type="float" office:value="53.3869744775036" calcext:value-type="float">
            <text:p>53,3869744775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20</text:p>
          </table:table-cell>
          <table:table-cell office:value-type="float" office:value="10.3395488235294" calcext:value-type="float">
            <text:p>10,3395488235</text:p>
          </table:table-cell>
          <table:table-cell office:value-type="float" office:value="15375.4309091007" calcext:value-type="float">
            <text:p>15375,4309091007</text:p>
          </table:table-cell>
          <table:table-cell office:value-type="float" office:value="42694.1823928935" calcext:value-type="float">
            <text:p>42694,1823928935</text:p>
          </table:table-cell>
          <table:table-cell office:value-type="float" office:value="399.998489656863" calcext:value-type="float">
            <text:p>399,9984896569</text:p>
          </table:table-cell>
          <table:table-cell office:value-type="float" office:value="31.1970196078431" calcext:value-type="float">
            <text:p>31,1970196078</text:p>
          </table:table-cell>
          <table:table-cell office:value-type="float" office:value="13.9138033956121" calcext:value-type="float">
            <text:p>13,9138033956</text:p>
          </table:table-cell>
          <table:table-cell office:value-type="float" office:value="22.8671611431373" calcext:value-type="float">
            <text:p>22,8671611431</text:p>
          </table:table-cell>
          <table:table-cell office:value-type="float" office:value="17176.6454029582" calcext:value-type="float">
            <text:p>17176,6454029582</text:p>
          </table:table-cell>
          <table:table-cell office:value-type="float" office:value="1928.72090235294" calcext:value-type="float">
            <text:p>1928,7209023529</text:p>
          </table:table-cell>
          <table:table-cell office:value-type="float" office:value="185.460198039216" calcext:value-type="float">
            <text:p>185,4601980392</text:p>
          </table:table-cell>
          <table:table-cell office:value-type="float" office:value="160.070825137255" calcext:value-type="float">
            <text:p>160,0708251373</text:p>
          </table:table-cell>
          <table:table-cell office:value-type="float" office:value="110331" calcext:value-type="float">
            <text:p>110331</text:p>
          </table:table-cell>
          <table:table-cell office:value-type="float" office:value="75057.2161498815" calcext:value-type="float">
            <text:p>75057,2161498815</text:p>
          </table:table-cell>
          <table:table-cell office:value-type="float" office:value="68.6593018039216" calcext:value-type="float">
            <text:p>68,6593018039</text:p>
          </table:table-cell>
          <table:table-cell office:value-type="float" office:value="4368.56656862745" calcext:value-type="float">
            <text:p>4368,5665686275</text:p>
          </table:table-cell>
          <table:table-cell office:value-type="float" office:value="1031.26767058823" calcext:value-type="float">
            <text:p>1031,2676705882</text:p>
          </table:table-cell>
          <table:table-cell table:formula="of:=MIN([.G21:.Q21])" office:value-type="float" office:value="13.9138033956121" calcext:value-type="float">
            <text:p>13,9138033956</text:p>
          </table:table-cell>
          <table:table-cell table:formula="of:=MAX([.G21:.Q21])" office:value-type="float" office:value="110331" calcext:value-type="float">
            <text:p>110331</text:p>
          </table:table-cell>
          <table:table-cell office:value-type="float" office:value="45819.7157108354" calcext:value-type="float">
            <text:p>45819,7157108354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F21</text:p>
          </table:table-cell>
          <table:table-cell office:value-type="float" office:value="727.293352941176" calcext:value-type="float">
            <text:p>727,2933529412</text:p>
          </table:table-cell>
          <table:table-cell office:value-type="float" office:value="2298105.50769328" calcext:value-type="float">
            <text:p>2298105,50769328</text:p>
          </table:table-cell>
          <table:table-cell office:value-type="float" office:value="11214577.8602363" calcext:value-type="float">
            <text:p>11214577,8602363</text:p>
          </table:table-cell>
          <table:table-cell office:value-type="float" office:value="25498.0316678627" calcext:value-type="float">
            <text:p>25498,0316678627</text:p>
          </table:table-cell>
          <table:table-cell office:value-type="float" office:value="545.098235294118" calcext:value-type="float">
            <text:p>545,0982352941</text:p>
          </table:table-cell>
          <table:table-cell office:value-type="float" office:value="515.328197953693" calcext:value-type="float">
            <text:p>515,3281979537</text:p>
          </table:table-cell>
          <table:table-cell office:value-type="float" office:value="538.826524509804" calcext:value-type="float">
            <text:p>538,8265245098</text:p>
          </table:table-cell>
          <table:table-cell office:value-type="float" office:value="467599.115987181" calcext:value-type="float">
            <text:p>467599,115987181</text:p>
          </table:table-cell>
          <table:table-cell office:value-type="float" office:value="60089.1145941176" calcext:value-type="float">
            <text:p>60089,1145941176</text:p>
          </table:table-cell>
          <table:table-cell office:value-type="float" office:value="1422.1124745098" calcext:value-type="float">
            <text:p>1422,1124745098</text:p>
          </table:table-cell>
          <table:table-cell office:value-type="float" office:value="1579.96400254902" calcext:value-type="float">
            <text:p>1579,964002549</text:p>
          </table:table-cell>
          <table:table-cell office:value-type="float" office:value="50146300" calcext:value-type="float">
            <text:p>50146300</text:p>
          </table:table-cell>
          <table:table-cell office:value-type="float" office:value="100250.580751018" calcext:value-type="float">
            <text:p>100250,580751018</text:p>
          </table:table-cell>
          <table:table-cell office:value-type="float" office:value="1379.57081470588" calcext:value-type="float">
            <text:p>1379,5708147059</text:p>
          </table:table-cell>
          <table:table-cell office:value-type="float" office:value="110212.64" calcext:value-type="float">
            <text:p>110212,64</text:p>
          </table:table-cell>
          <table:table-cell office:value-type="float" office:value="1275.63375294118" calcext:value-type="float">
            <text:p>1275,6337529412</text:p>
          </table:table-cell>
          <table:table-cell table:formula="of:=MIN([.G22:.Q22])" office:value-type="float" office:value="515.328197953693" calcext:value-type="float">
            <text:p>515,3281979537</text:p>
          </table:table-cell>
          <table:table-cell table:formula="of:=MAX([.G22:.Q22])" office:value-type="float" office:value="50146300" calcext:value-type="float">
            <text:p>5014630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2</text:p>
          </table:table-cell>
          <table:table-cell office:value-type="float" office:value="66.9560882352941" calcext:value-type="float">
            <text:p>66,9560882353</text:p>
          </table:table-cell>
          <table:table-cell office:value-type="float" office:value="924.12480167761" calcext:value-type="float">
            <text:p>924,1248016776</text:p>
          </table:table-cell>
          <table:table-cell office:value-type="float" office:value="1351.72069846841" calcext:value-type="float">
            <text:p>1351,7206984684</text:p>
          </table:table-cell>
          <table:table-cell office:value-type="float" office:value="544.791669452941" calcext:value-type="float">
            <text:p>544,7916694529</text:p>
          </table:table-cell>
          <table:table-cell office:value-type="float" office:value="376.241235294118" calcext:value-type="float">
            <text:p>376,2412352941</text:p>
          </table:table-cell>
          <table:table-cell office:value-type="float" office:value="114.473837358281" calcext:value-type="float">
            <text:p>114,4738373583</text:p>
          </table:table-cell>
          <table:table-cell office:value-type="float" office:value="458.413224941177" calcext:value-type="float">
            <text:p>458,4132249412</text:p>
          </table:table-cell>
          <table:table-cell office:value-type="float" office:value="1050.71607649071" calcext:value-type="float">
            <text:p>1050,7160764907</text:p>
          </table:table-cell>
          <table:table-cell office:value-type="float" office:value="758.359410784314" calcext:value-type="float">
            <text:p>758,3594107843</text:p>
          </table:table-cell>
          <table:table-cell office:value-type="float" office:value="482.641249019608" calcext:value-type="float">
            <text:p>482,6412490196</text:p>
          </table:table-cell>
          <table:table-cell office:value-type="float" office:value="461.216340156863" calcext:value-type="float">
            <text:p>461,2163401569</text:p>
          </table:table-cell>
          <table:table-cell office:value-type="float" office:value="1628.97" calcext:value-type="float">
            <text:p>1628,97</text:p>
          </table:table-cell>
          <table:table-cell office:value-type="float" office:value="1303.7032347642" calcext:value-type="float">
            <text:p>1303,7032347642</text:p>
          </table:table-cell>
          <table:table-cell office:value-type="float" office:value="367.97136972549" calcext:value-type="float">
            <text:p>367,9713697255</text:p>
          </table:table-cell>
          <table:table-cell office:value-type="float" office:value="1211.9942745098" calcext:value-type="float">
            <text:p>1211,9942745098</text:p>
          </table:table-cell>
          <table:table-cell office:value-type="float" office:value="332.513389411765" calcext:value-type="float">
            <text:p>332,5133894118</text:p>
          </table:table-cell>
          <table:table-cell table:formula="of:=MIN([.G23:.Q23])" office:value-type="float" office:value="114.473837358281" calcext:value-type="float">
            <text:p>114,4738373583</text:p>
          </table:table-cell>
          <table:table-cell table:formula="of:=MAX([.G23:.Q23])" office:value-type="float" office:value="1628.97" calcext:value-type="float">
            <text:p>1628,9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3</text:p>
          </table:table-cell>
          <table:table-cell office:value-type="float" office:value="200" calcext:value-type="float">
            <text:p>200</text:p>
          </table:table-cell>
          <table:table-cell office:value-type="float" office:value="397.616883223279" calcext:value-type="float">
            <text:p>397,6168832233</text:p>
          </table:table-cell>
          <table:table-cell office:value-type="float" office:value="430.310324594253" calcext:value-type="float">
            <text:p>430,3103245943</text:p>
          </table:table-cell>
          <table:table-cell office:value-type="float" office:value="337.049806466667" calcext:value-type="float">
            <text:p>337,0498064667</text:p>
          </table:table-cell>
          <table:table-cell office:value-type="float" office:value="344" calcext:value-type="float">
            <text:p>344</text:p>
          </table:table-cell>
          <table:table-cell office:value-type="float" office:value="344.00450091876" calcext:value-type="float">
            <text:p>344,0045009188</text:p>
          </table:table-cell>
          <table:table-cell office:value-type="float" office:value="344.0045" calcext:value-type="float">
            <text:p>344,0045</text:p>
          </table:table-cell>
          <table:table-cell office:value-type="float" office:value="344.005182730663" calcext:value-type="float">
            <text:p>344,0051827307</text:p>
          </table:table-cell>
          <table:table-cell office:value-type="float" office:value="338.152294901961" calcext:value-type="float">
            <text:p>338,152294902</text:p>
          </table:table-cell>
          <table:table-cell office:value-type="float" office:value="344.004662745098" calcext:value-type="float">
            <text:p>344,0046627451</text:p>
          </table:table-cell>
          <table:table-cell office:value-type="float" office:value="344.004503921568" calcext:value-type="float">
            <text:p>344,004503921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37.04979" calcext:value-type="float">
            <text:p>337,04979</text:p>
          </table:table-cell>
          <table:table-cell office:value-type="float" office:value="348.908549019608" calcext:value-type="float">
            <text:p>348,9085490196</text:p>
          </table:table-cell>
          <table:table-cell office:value-type="float" office:value="344.005019607843" calcext:value-type="float">
            <text:p>344,0050196078</text:p>
          </table:table-cell>
          <table:table-cell table:formula="of:=MIN([.G24:.Q24])" office:value-type="float" office:value="200" calcext:value-type="float">
            <text:p>200</text:p>
          </table:table-cell>
          <table:table-cell table:formula="of:=MAX([.G24:.Q24])" office:value-type="float" office:value="348.908549019608" calcext:value-type="float">
            <text:p>348,908549019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4</text:p>
          </table:table-cell>
          <table:table-cell office:value-type="float" office:value="200.000019607843" calcext:value-type="float">
            <text:p>200,0000196078</text:p>
          </table:table-cell>
          <table:table-cell office:value-type="float" office:value="315.253600720064" calcext:value-type="float">
            <text:p>315,2536007201</text:p>
          </table:table-cell>
          <table:table-cell office:value-type="float" office:value="307.211460149102" calcext:value-type="float">
            <text:p>307,2114601491</text:p>
          </table:table-cell>
          <table:table-cell office:value-type="float" office:value="266.478855937255" calcext:value-type="float">
            <text:p>266,4788559373</text:p>
          </table:table-cell>
          <table:table-cell office:value-type="float" office:value="273.726470588235" calcext:value-type="float">
            <text:p>273,7264705882</text:p>
          </table:table-cell>
          <table:table-cell office:value-type="float" office:value="275.224511502262" calcext:value-type="float">
            <text:p>275,2245115023</text:p>
          </table:table-cell>
          <table:table-cell office:value-type="float" office:value="257.883942941176" calcext:value-type="float">
            <text:p>257,8839429412</text:p>
          </table:table-cell>
          <table:table-cell office:value-type="float" office:value="273.175839322484" calcext:value-type="float">
            <text:p>273,1758393225</text:p>
          </table:table-cell>
          <table:table-cell office:value-type="float" office:value="269.66317" calcext:value-type="float">
            <text:p>269,66317</text:p>
          </table:table-cell>
          <table:table-cell office:value-type="float" office:value="258.911292156863" calcext:value-type="float">
            <text:p>258,9112921569</text:p>
          </table:table-cell>
          <table:table-cell office:value-type="float" office:value="275.888333921569" calcext:value-type="float">
            <text:p>275,888333921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1.890132352941" calcext:value-type="float">
            <text:p>271,8901323529</text:p>
          </table:table-cell>
          <table:table-cell office:value-type="float" office:value="293.862450980392" calcext:value-type="float">
            <text:p>293,8624509804</text:p>
          </table:table-cell>
          <table:table-cell office:value-type="float" office:value="263.852792156863" calcext:value-type="float">
            <text:p>263,8527921569</text:p>
          </table:table-cell>
          <table:table-cell table:formula="of:=MIN([.G25:.Q25])" office:value-type="float" office:value="200" calcext:value-type="float">
            <text:p>200</text:p>
          </table:table-cell>
          <table:table-cell table:formula="of:=MAX([.G25:.Q25])" office:value-type="float" office:value="293.862450980392" calcext:value-type="float">
            <text:p>293,862450980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5</text:p>
          </table:table-cell>
          <table:table-cell office:value-type="float" office:value="200" calcext:value-type="float">
            <text:p>200</text:p>
          </table:table-cell>
          <table:table-cell office:value-type="float" office:value="225.596274896739" calcext:value-type="float">
            <text:p>225,5962748967</text:p>
          </table:table-cell>
          <table:table-cell office:value-type="float" office:value="241.888470823198" calcext:value-type="float">
            <text:p>241,8884708232</text:p>
          </table:table-cell>
          <table:table-cell office:value-type="float" office:value="204.607413066667" calcext:value-type="float">
            <text:p>204,6074130667</text:p>
          </table:table-cell>
          <table:table-cell office:value-type="float" office:value="205.298431372549" calcext:value-type="float">
            <text:p>205,2984313725</text:p>
          </table:table-cell>
          <table:table-cell office:value-type="float" office:value="205.29109225797" calcext:value-type="float">
            <text:p>205,291092258</text:p>
          </table:table-cell>
          <table:table-cell office:value-type="float" office:value="206.169424117647" calcext:value-type="float">
            <text:p>206,1694241176</text:p>
          </table:table-cell>
          <table:table-cell office:value-type="float" office:value="219.145070247196" calcext:value-type="float">
            <text:p>219,1450702472</text:p>
          </table:table-cell>
          <table:table-cell office:value-type="float" office:value="202.185210392157" calcext:value-type="float">
            <text:p>202,1852103922</text:p>
          </table:table-cell>
          <table:table-cell office:value-type="float" office:value="200.000001960784" calcext:value-type="float">
            <text:p>200,0000019608</text:p>
          </table:table-cell>
          <table:table-cell office:value-type="float" office:value="206.290891568627" calcext:value-type="float">
            <text:p>206,29089156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0.22818254902" calcext:value-type="float">
            <text:p>200,228182549</text:p>
          </table:table-cell>
          <table:table-cell office:value-type="float" office:value="214.971745098039" calcext:value-type="float">
            <text:p>214,971745098</text:p>
          </table:table-cell>
          <table:table-cell office:value-type="float" office:value="212.655615686274" calcext:value-type="float">
            <text:p>212,6556156863</text:p>
          </table:table-cell>
          <table:table-cell table:formula="of:=MIN([.G26:.Q26])" office:value-type="float" office:value="200" calcext:value-type="float">
            <text:p>200</text:p>
          </table:table-cell>
          <table:table-cell table:formula="of:=MAX([.G26:.Q26])" office:value-type="float" office:value="219.145070247196" calcext:value-type="float">
            <text:p>219,145070247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6</text:p>
          </table:table-cell>
          <table:table-cell office:value-type="float" office:value="190.244431372549" calcext:value-type="float">
            <text:p>190,2444313725</text:p>
          </table:table-cell>
          <table:table-cell office:value-type="float" office:value="128.472893800083" calcext:value-type="float">
            <text:p>128,4728938001</text:p>
          </table:table-cell>
          <table:table-cell office:value-type="float" office:value="101.951632985938" calcext:value-type="float">
            <text:p>101,9516329859</text:p>
          </table:table-cell>
          <table:table-cell office:value-type="float" office:value="100.482564815686" calcext:value-type="float">
            <text:p>100,4825648157</text:p>
          </table:table-cell>
          <table:table-cell office:value-type="float" office:value="100.173921568627" calcext:value-type="float">
            <text:p>100,1739215686</text:p>
          </table:table-cell>
          <table:table-cell office:value-type="float" office:value="102.120351366058" calcext:value-type="float">
            <text:p>102,1203513661</text:p>
          </table:table-cell>
          <table:table-cell office:value-type="float" office:value="104.148672941177" calcext:value-type="float">
            <text:p>104,1486729412</text:p>
          </table:table-cell>
          <table:table-cell office:value-type="float" office:value="121.848383133384" calcext:value-type="float">
            <text:p>121,8483831334</text:p>
          </table:table-cell>
          <table:table-cell office:value-type="float" office:value="100.566376078431" calcext:value-type="float">
            <text:p>100,5663760784</text:p>
          </table:table-cell>
          <table:table-cell office:value-type="float" office:value="186.399249019608" calcext:value-type="float">
            <text:p>186,3992490196</text:p>
          </table:table-cell>
          <table:table-cell office:value-type="float" office:value="112.058437058824" calcext:value-type="float">
            <text:p>112,05843705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.157493137255" calcext:value-type="float">
            <text:p>100,1574931373</text:p>
          </table:table-cell>
          <table:table-cell office:value-type="float" office:value="100.477901960784" calcext:value-type="float">
            <text:p>100,4779019608</text:p>
          </table:table-cell>
          <table:table-cell office:value-type="float" office:value="100.196623529412" calcext:value-type="float">
            <text:p>100,1966235294</text:p>
          </table:table-cell>
          <table:table-cell table:formula="of:=MIN([.G27:.Q27])" office:value-type="float" office:value="100.157493137255" calcext:value-type="float">
            <text:p>100,1574931373</text:p>
          </table:table-cell>
          <table:table-cell table:formula="of:=MAX([.G27:.Q27])" office:value-type="float" office:value="200" calcext:value-type="float">
            <text:p>20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7</text:p>
          </table:table-cell>
          <table:table-cell office:value-type="float" office:value="200" calcext:value-type="float">
            <text:p>200</text:p>
          </table:table-cell>
          <table:table-cell office:value-type="float" office:value="1631.58537607598" calcext:value-type="float">
            <text:p>1631,585376076</text:p>
          </table:table-cell>
          <table:table-cell office:value-type="float" office:value="1665.63607079762" calcext:value-type="float">
            <text:p>1665,6360707976</text:p>
          </table:table-cell>
          <table:table-cell office:value-type="float" office:value="1448.08156" calcext:value-type="float">
            <text:p>1448,08156</text:p>
          </table:table-cell>
          <table:table-cell office:value-type="float" office:value="566.037058823529" calcext:value-type="float">
            <text:p>566,0370588235</text:p>
          </table:table-cell>
          <table:table-cell office:value-type="float" office:value="332.746399657215" calcext:value-type="float">
            <text:p>332,7463996572</text:p>
          </table:table-cell>
          <table:table-cell office:value-type="float" office:value="510.758263921569" calcext:value-type="float">
            <text:p>510,7582639216</text:p>
          </table:table-cell>
          <table:table-cell office:value-type="float" office:value="1192.89102696149" calcext:value-type="float">
            <text:p>1192,8910269615</text:p>
          </table:table-cell>
          <table:table-cell office:value-type="float" office:value="1138.90267058824" calcext:value-type="float">
            <text:p>1138,9026705882</text:p>
          </table:table-cell>
          <table:table-cell office:value-type="float" office:value="852.037182352941" calcext:value-type="float">
            <text:p>852,0371823529</text:p>
          </table:table-cell>
          <table:table-cell office:value-type="float" office:value="803.917342941177" calcext:value-type="float">
            <text:p>803,917342941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5.945009215686" calcext:value-type="float">
            <text:p>305,9450092157</text:p>
          </table:table-cell>
          <table:table-cell office:value-type="float" office:value="699.692764705882" calcext:value-type="float">
            <text:p>699,6927647059</text:p>
          </table:table-cell>
          <table:table-cell office:value-type="float" office:value="481.112019607843" calcext:value-type="float">
            <text:p>481,1120196078</text:p>
          </table:table-cell>
          <table:table-cell table:formula="of:=MIN([.G28:.Q28])" office:value-type="float" office:value="200" calcext:value-type="float">
            <text:p>200</text:p>
          </table:table-cell>
          <table:table-cell table:formula="of:=MAX([.G28:.Q28])" office:value-type="float" office:value="1192.89102696149" calcext:value-type="float">
            <text:p>1192,891026961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8</text:p>
          </table:table-cell>
          <table:table-cell office:value-type="float" office:value="200" calcext:value-type="float">
            <text:p>200</text:p>
          </table:table-cell>
          <table:table-cell office:value-type="float" office:value="1904.37819075206" calcext:value-type="float">
            <text:p>1904,3781907521</text:p>
          </table:table-cell>
          <table:table-cell office:value-type="float" office:value="2649.79521481351" calcext:value-type="float">
            <text:p>2649,7952148135</text:p>
          </table:table-cell>
          <table:table-cell office:value-type="float" office:value="400.9306668" calcext:value-type="float">
            <text:p>400,9306668</text:p>
          </table:table-cell>
          <table:table-cell office:value-type="float" office:value="1161.54901960784" calcext:value-type="float">
            <text:p>1161,5490196078</text:p>
          </table:table-cell>
          <table:table-cell office:value-type="float" office:value="1111.37807536022" calcext:value-type="float">
            <text:p>1111,3780753602</text:p>
          </table:table-cell>
          <table:table-cell office:value-type="float" office:value="1326.71376078431" calcext:value-type="float">
            <text:p>1326,7137607843</text:p>
          </table:table-cell>
          <table:table-cell office:value-type="float" office:value="4843.22342789512" calcext:value-type="float">
            <text:p>4843,2234278951</text:p>
          </table:table-cell>
          <table:table-cell office:value-type="float" office:value="444.697297450981" calcext:value-type="float">
            <text:p>444,697297451</text:p>
          </table:table-cell>
          <table:table-cell office:value-type="float" office:value="2248.17478431372" calcext:value-type="float">
            <text:p>2248,1747843137</text:p>
          </table:table-cell>
          <table:table-cell office:value-type="float" office:value="1606.35498627451" calcext:value-type="float">
            <text:p>1606,354986274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61.203780196078" calcext:value-type="float">
            <text:p>361,2037801961</text:p>
          </table:table-cell>
          <table:table-cell office:value-type="float" office:value="1577.33056862745" calcext:value-type="float">
            <text:p>1577,3305686275</text:p>
          </table:table-cell>
          <table:table-cell office:value-type="float" office:value="1370.10909803922" calcext:value-type="float">
            <text:p>1370,1090980392</text:p>
          </table:table-cell>
          <table:table-cell table:formula="of:=MIN([.G29:.Q29])" office:value-type="float" office:value="200" calcext:value-type="float">
            <text:p>200</text:p>
          </table:table-cell>
          <table:table-cell table:formula="of:=MAX([.G29:.Q29])" office:value-type="float" office:value="4843.22342789512" calcext:value-type="float">
            <text:p>4843,223427895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9</text:p>
          </table:table-cell>
          <table:table-cell office:value-type="float" office:value="200" calcext:value-type="float">
            <text:p>200</text:p>
          </table:table-cell>
          <table:table-cell office:value-type="float" office:value="4068720.98101432" calcext:value-type="float">
            <text:p>4068720,98101432</text:p>
          </table:table-cell>
          <table:table-cell office:value-type="float" office:value="38408229.2977421" calcext:value-type="float">
            <text:p>38408229,2977421</text:p>
          </table:table-cell>
          <table:table-cell office:value-type="float" office:value="222.824285084314" calcext:value-type="float">
            <text:p>222,8242850843</text:p>
          </table:table-cell>
          <table:table-cell office:value-type="float" office:value="32603063.3086275" calcext:value-type="float">
            <text:p>32603063,3086275</text:p>
          </table:table-cell>
          <table:table-cell office:value-type="float" office:value="794.626483743763" calcext:value-type="float">
            <text:p>794,6264837438</text:p>
          </table:table-cell>
          <table:table-cell office:value-type="float" office:value="1105.60566568627" calcext:value-type="float">
            <text:p>1105,6056656863</text:p>
          </table:table-cell>
          <table:table-cell office:value-type="float" office:value="2458.63264620652" calcext:value-type="float">
            <text:p>2458,6326462065</text:p>
          </table:table-cell>
          <table:table-cell office:value-type="float" office:value="231.977024901961" calcext:value-type="float">
            <text:p>231,977024902</text:p>
          </table:table-cell>
          <table:table-cell office:value-type="float" office:value="256099.75209098" calcext:value-type="float">
            <text:p>256099,75209098</text:p>
          </table:table-cell>
          <table:table-cell office:value-type="float" office:value="5280331.77068196" calcext:value-type="float">
            <text:p>5280331,770681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6.251583529412" calcext:value-type="float">
            <text:p>216,2515835294</text:p>
          </table:table-cell>
          <table:table-cell office:value-type="float" office:value="1236802.69629412" calcext:value-type="float">
            <text:p>1236802,69629412</text:p>
          </table:table-cell>
          <table:table-cell office:value-type="float" office:value="1632.78947843137" calcext:value-type="float">
            <text:p>1632,7894784314</text:p>
          </table:table-cell>
          <table:table-cell table:formula="of:=MIN([.G30:.Q30])" office:value-type="float" office:value="200" calcext:value-type="float">
            <text:p>200</text:p>
          </table:table-cell>
          <table:table-cell table:formula="of:=MAX([.G30:.Q30])" office:value-type="float" office:value="5280331.77068196" calcext:value-type="float">
            <text:p>5280331,7706819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30</text:p>
          </table:table-cell>
          <table:table-cell office:value-type="float" office:value="200" calcext:value-type="float">
            <text:p>200</text:p>
          </table:table-cell>
          <table:table-cell office:value-type="float" office:value="129043.698316591" calcext:value-type="float">
            <text:p>129043,698316591</text:p>
          </table:table-cell>
          <table:table-cell office:value-type="float" office:value="530639.059408167" calcext:value-type="float">
            <text:p>530639,059408167</text:p>
          </table:table-cell>
          <table:table-cell office:value-type="float" office:value="835.69703967451" calcext:value-type="float">
            <text:p>835,6970396745</text:p>
          </table:table-cell>
          <table:table-cell office:value-type="float" office:value="8931.74901960785" calcext:value-type="float">
            <text:p>8931,7490196079</text:p>
          </table:table-cell>
          <table:table-cell office:value-type="float" office:value="8659.88422081028" calcext:value-type="float">
            <text:p>8659,8842208103</text:p>
          </table:table-cell>
          <table:table-cell office:value-type="float" office:value="9421.26682156862" calcext:value-type="float">
            <text:p>9421,2668215686</text:p>
          </table:table-cell>
          <table:table-cell office:value-type="float" office:value="18439.0411607894" calcext:value-type="float">
            <text:p>18439,0411607894</text:p>
          </table:table-cell>
          <table:table-cell office:value-type="float" office:value="818.217631960785" calcext:value-type="float">
            <text:p>818,2176319608</text:p>
          </table:table-cell>
          <table:table-cell office:value-type="float" office:value="11746.3050980392" calcext:value-type="float">
            <text:p>11746,3050980392</text:p>
          </table:table-cell>
          <table:table-cell office:value-type="float" office:value="11203.8107745098" calcext:value-type="float">
            <text:p>11203,81077450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96.76563392157" calcext:value-type="float">
            <text:p>1096,7656339216</text:p>
          </table:table-cell>
          <table:table-cell office:value-type="float" office:value="23620.7941176471" calcext:value-type="float">
            <text:p>23620,7941176471</text:p>
          </table:table-cell>
          <table:table-cell office:value-type="float" office:value="9860.5067254902" calcext:value-type="float">
            <text:p>9860,5067254902</text:p>
          </table:table-cell>
          <table:table-cell table:formula="of:=MIN([.G31:.Q31])" office:value-type="float" office:value="200" calcext:value-type="float">
            <text:p>200</text:p>
          </table:table-cell>
          <table:table-cell table:formula="of:=MAX([.G31:.Q31])" office:value-type="float" office:value="23620.7941176471" calcext:value-type="float">
            <text:p>23620,7941176471</text:p>
          </table:table-cell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00" table:style-name="ta4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637564217.934667" calcext:value-type="float">
            <text:p>637564217,934667</text:p>
          </table:table-cell>
          <table:table-cell office:value-type="float" office:value="227739714.807843" calcext:value-type="float">
            <text:p>227739714,807843</text:p>
          </table:table-cell>
          <table:table-cell office:value-type="float" office:value="171883.694801023" calcext:value-type="float">
            <text:p>171883,694801023</text:p>
          </table:table-cell>
          <table:table-cell office:value-type="float" office:value="0.00482074358431373" calcext:value-type="float">
            <text:p>0,0048207436</text:p>
          </table:table-cell>
          <table:table-cell office:value-type="float" office:value="32416513.1847059" calcext:value-type="float">
            <text:p>32416513,1847059</text:p>
          </table:table-cell>
          <table:table-cell office:value-type="float" office:value="299811.932352941" calcext:value-type="float">
            <text:p>299811,932352941</text:p>
          </table:table-cell>
          <table:table-cell office:value-type="float" office:value="3008.72288235294" calcext:value-type="float">
            <text:p>3008,7228823529</text:p>
          </table:table-cell>
          <table:table-cell office:value-type="float" office:value="832814.639607843" calcext:value-type="float">
            <text:p>832814,639607843</text:p>
          </table:table-cell>
          <table:table-cell office:value-type="float" office:value="210255900" calcext:value-type="float">
            <text:p>210255900</text:p>
          </table:table-cell>
          <table:table-cell office:value-type="float" office:value="395176.03279281" calcext:value-type="float">
            <text:p>395176,03279281</text:p>
          </table:table-cell>
          <table:table-cell office:value-type="float" office:value="34766000.9607843" calcext:value-type="float">
            <text:p>34766000,9607843</text:p>
          </table:table-cell>
          <table:table-cell office:value-type="float" office:value="0.133898492007375" calcext:value-type="float">
            <text:p>0,13389849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</text:p>
          </table:table-cell>
          <table:table-cell office:value-type="float" office:value="22879120220.4673" calcext:value-type="float">
            <text:p>22879120220,4673</text:p>
          </table:table-cell>
          <table:table-cell office:value-type="float" office:value="16201.5513269412" calcext:value-type="float">
            <text:p>16201,5513269412</text:p>
          </table:table-cell>
          <table:table-cell office:value-type="float" office:value="0" calcext:value-type="float">
            <text:p>0</text:p>
          </table:table-cell>
          <table:table-cell office:value-type="float" office:value="0.000106460827019608" calcext:value-type="float">
            <text:p>0,0001064608</text:p>
          </table:table-cell>
          <table:table-cell office:value-type="float" office:value="14605.6627432958" calcext:value-type="float">
            <text:p>14605,6627432958</text:p>
          </table:table-cell>
          <table:table-cell office:value-type="float" office:value="10.8940123025176" calcext:value-type="float">
            <text:p>10,8940123025</text:p>
          </table:table-cell>
          <table:table-cell office:value-type="float" office:value="15.4215833745098" calcext:value-type="float">
            <text:p>15,4215833745</text:p>
          </table:table-cell>
          <table:table-cell office:value-type="float" office:value="7385.46216668645" calcext:value-type="float">
            <text:p>7385,4621666865</text:p>
          </table:table-cell>
          <table:table-cell office:value-type="float" office:value="546201800" calcext:value-type="float">
            <text:p>546201800</text:p>
          </table:table-cell>
          <table:table-cell office:value-type="float" office:value="636.1667877078" calcext:value-type="float">
            <text:p>636,1667877078</text:p>
          </table:table-cell>
          <table:table-cell office:value-type="float" office:value="1400619896.65294" calcext:value-type="float">
            <text:p>1400619896,6529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3</text:p>
          </table:table-cell>
          <table:table-cell office:value-type="float" office:value="60597.6715727214" calcext:value-type="float">
            <text:p>60597,6715727214</text:p>
          </table:table-cell>
          <table:table-cell office:value-type="float" office:value="29472.3247723529" calcext:value-type="float">
            <text:p>29472,3247723529</text:p>
          </table:table-cell>
          <table:table-cell office:value-type="float" office:value="0" calcext:value-type="float">
            <text:p>0</text:p>
          </table:table-cell>
          <table:table-cell office:value-type="float" office:value="0.0201970560392157" calcext:value-type="float">
            <text:p>0,020197056</text:p>
          </table:table-cell>
          <table:table-cell office:value-type="float" office:value="27014.9741836554" calcext:value-type="float">
            <text:p>27014,9741836554</text:p>
          </table:table-cell>
          <table:table-cell office:value-type="float" office:value="750.131102882353" calcext:value-type="float">
            <text:p>750,1311028824</text:p>
          </table:table-cell>
          <table:table-cell office:value-type="float" office:value="17.8585158823529" calcext:value-type="float">
            <text:p>17,8585158824</text:p>
          </table:table-cell>
          <table:table-cell office:value-type="float" office:value="0.976649731058824" calcext:value-type="float">
            <text:p>0,9766497311</text:p>
          </table:table-cell>
          <table:table-cell office:value-type="float" office:value="55662.8" calcext:value-type="float">
            <text:p>55662,8</text:p>
          </table:table-cell>
          <table:table-cell office:value-type="float" office:value="26183.3142921424" calcext:value-type="float">
            <text:p>26183,3142921424</text:p>
          </table:table-cell>
          <table:table-cell office:value-type="float" office:value="16300.421254902" calcext:value-type="float">
            <text:p>16300,421254902</text:p>
          </table:table-cell>
          <table:table-cell office:value-type="float" office:value="1918.75805882353" calcext:value-type="float">
            <text:p>1918,758058823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4</text:p>
          </table:table-cell>
          <table:table-cell office:value-type="float" office:value="5404.03017842627" calcext:value-type="float">
            <text:p>5404,0301784263</text:p>
          </table:table-cell>
          <table:table-cell office:value-type="float" office:value="183.114407770392" calcext:value-type="float">
            <text:p>183,1144077704</text:p>
          </table:table-cell>
          <table:table-cell office:value-type="float" office:value="170.353629757722" calcext:value-type="float">
            <text:p>170,3536297577</text:p>
          </table:table-cell>
          <table:table-cell office:value-type="float" office:value="34.9298842314138" calcext:value-type="float">
            <text:p>34,9298842314</text:p>
          </table:table-cell>
          <table:table-cell office:value-type="float" office:value="395.68377422949" calcext:value-type="float">
            <text:p>395,6837742295</text:p>
          </table:table-cell>
          <table:table-cell office:value-type="float" office:value="142.351010856863" calcext:value-type="float">
            <text:p>142,3510108569</text:p>
          </table:table-cell>
          <table:table-cell office:value-type="float" office:value="324.111703921569" calcext:value-type="float">
            <text:p>324,1117039216</text:p>
          </table:table-cell>
          <table:table-cell office:value-type="float" office:value="185.600773392157" calcext:value-type="float">
            <text:p>185,6007733922</text:p>
          </table:table-cell>
          <table:table-cell office:value-type="float" office:value="893.650000000001" calcext:value-type="float">
            <text:p>893,65</text:p>
          </table:table-cell>
          <table:table-cell office:value-type="float" office:value="111.7106348838" calcext:value-type="float">
            <text:p>111,7106348838</text:p>
          </table:table-cell>
          <table:table-cell office:value-type="float" office:value="387.507" calcext:value-type="float">
            <text:p>387,507</text:p>
          </table:table-cell>
          <table:table-cell office:value-type="float" office:value="105.535418545373" calcext:value-type="float">
            <text:p>105,535418545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5</text:p>
          </table:table-cell>
          <table:table-cell office:value-type="float" office:value="20.1937719671271" calcext:value-type="float">
            <text:p>20,1937719671</text:p>
          </table:table-cell>
          <table:table-cell office:value-type="float" office:value="21.0156561080392" calcext:value-type="float">
            <text:p>21,015656108</text:p>
          </table:table-cell>
          <table:table-cell office:value-type="float" office:value="20.5535484012533" calcext:value-type="float">
            <text:p>20,5535484013</text:p>
          </table:table-cell>
          <table:table-cell office:value-type="float" office:value="19.9999830980392" calcext:value-type="float">
            <text:p>19,999983098</text:p>
          </table:table-cell>
          <table:table-cell office:value-type="float" office:value="20.0003633347039" calcext:value-type="float">
            <text:p>20,0003633347</text:p>
          </table:table-cell>
          <table:table-cell office:value-type="float" office:value="20.000011372549" calcext:value-type="float">
            <text:p>20,0000113725</text:p>
          </table:table-cell>
          <table:table-cell office:value-type="float" office:value="21.304312745098" calcext:value-type="float">
            <text:p>21,3043127451</text:p>
          </table:table-cell>
          <table:table-cell office:value-type="float" office:value="20.8182219803922" calcext:value-type="float">
            <text:p>20,8182219804</text:p>
          </table:table-cell>
          <table:table-cell office:value-type="float" office:value="20.75" calcext:value-type="float">
            <text:p>20,75</text:p>
          </table:table-cell>
          <table:table-cell office:value-type="float" office:value="19.9999443688" calcext:value-type="float">
            <text:p>19,9999443688</text:p>
          </table:table-cell>
          <table:table-cell office:value-type="float" office:value="20.8473529411765" calcext:value-type="float">
            <text:p>20,8473529412</text:p>
          </table:table-cell>
          <table:table-cell office:value-type="float" office:value="19.9999574509804" calcext:value-type="float">
            <text:p>19,99995745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6</text:p>
          </table:table-cell>
          <table:table-cell office:value-type="float" office:value="139.361207530983" calcext:value-type="float">
            <text:p>139,361207531</text:p>
          </table:table-cell>
          <table:table-cell office:value-type="float" office:value="114.372615068627" calcext:value-type="float">
            <text:p>114,3726150686</text:p>
          </table:table-cell>
          <table:table-cell office:value-type="float" office:value="8.69152783769132" calcext:value-type="float">
            <text:p>8,6915278377</text:p>
          </table:table-cell>
          <table:table-cell office:value-type="float" office:value="45.7032571764706" calcext:value-type="float">
            <text:p>45,7032571765</text:p>
          </table:table-cell>
          <table:table-cell office:value-type="float" office:value="97.550322093049" calcext:value-type="float">
            <text:p>97,550322093</text:p>
          </table:table-cell>
          <table:table-cell office:value-type="float" office:value="71.4672025098039" calcext:value-type="float">
            <text:p>71,4672025098</text:p>
          </table:table-cell>
          <table:table-cell office:value-type="float" office:value="86.7649733333333" calcext:value-type="float">
            <text:p>86,7649733333</text:p>
          </table:table-cell>
          <table:table-cell office:value-type="float" office:value="60.151689627451" calcext:value-type="float">
            <text:p>60,1516896275</text:p>
          </table:table-cell>
          <table:table-cell office:value-type="float" office:value="60.556" calcext:value-type="float">
            <text:p>60,556</text:p>
          </table:table-cell>
          <table:table-cell office:value-type="float" office:value="58.948670581" calcext:value-type="float">
            <text:p>58,948670581</text:p>
          </table:table-cell>
          <table:table-cell office:value-type="float" office:value="93.0644725490196" calcext:value-type="float">
            <text:p>93,064472549</text:p>
          </table:table-cell>
          <table:table-cell office:value-type="float" office:value="26.8661235294118" calcext:value-type="float">
            <text:p>26,866123529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7</text:p>
          </table:table-cell>
          <table:table-cell office:value-type="float" office:value="203.226495360954" calcext:value-type="float">
            <text:p>203,226495361</text:p>
          </table:table-cell>
          <table:table-cell office:value-type="float" office:value="0.128767658444706" calcext:value-type="float">
            <text:p>0,1287676584</text:p>
          </table:table-cell>
          <table:table-cell office:value-type="float" office:value="0" calcext:value-type="float">
            <text:p>0</text:p>
          </table:table-cell>
          <table:table-cell office:value-type="float" office:value="0.00526061108067341" calcext:value-type="float">
            <text:p>0,0052606111</text:p>
          </table:table-cell>
          <table:table-cell office:value-type="float" office:value="0.0221519611901961" calcext:value-type="float">
            <text:p>0,0221519612</text:p>
          </table:table-cell>
          <table:table-cell office:value-type="float" office:value="0.00589073610308069" calcext:value-type="float">
            <text:p>0,0058907361</text:p>
          </table:table-cell>
          <table:table-cell office:value-type="float" office:value="0.0192590506156863" calcext:value-type="float">
            <text:p>0,0192590506</text:p>
          </table:table-cell>
          <table:table-cell office:value-type="float" office:value="0.00126608771898039" calcext:value-type="float">
            <text:p>0,0012660877</text:p>
          </table:table-cell>
          <table:table-cell office:value-type="float" office:value="11.091" calcext:value-type="float">
            <text:p>11,091</text:p>
          </table:table-cell>
          <table:table-cell office:value-type="float" office:value="0.019677734600009" calcext:value-type="float">
            <text:p>0,0196777346</text:p>
          </table:table-cell>
          <table:table-cell office:value-type="float" office:value="15.5728941305965" calcext:value-type="float">
            <text:p>15,5728941306</text:p>
          </table:table-cell>
          <table:table-cell office:value-type="float" office:value="0.000432727960784314" calcext:value-type="float">
            <text:p>0,00043272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8</text:p>
          </table:table-cell>
          <table:table-cell office:value-type="float" office:value="309.322811425177" calcext:value-type="float">
            <text:p>309,3228114252</text:p>
          </table:table-cell>
          <table:table-cell office:value-type="float" office:value="107.600053763726" calcext:value-type="float">
            <text:p>107,6000537637</text:p>
          </table:table-cell>
          <table:table-cell office:value-type="float" office:value="0.011100267382557" calcext:value-type="float">
            <text:p>0,0111002674</text:p>
          </table:table-cell>
          <table:table-cell office:value-type="float" office:value="15.2048518647059" calcext:value-type="float">
            <text:p>15,2048518647</text:p>
          </table:table-cell>
          <table:table-cell office:value-type="float" office:value="200.174734720323" calcext:value-type="float">
            <text:p>200,1747347203</text:p>
          </table:table-cell>
          <table:table-cell office:value-type="float" office:value="0.00000000000142442920392157" calcext:value-type="float">
            <text:p>1,42442920392157E-12</text:p>
          </table:table-cell>
          <table:table-cell office:value-type="float" office:value="0.504696021568627" calcext:value-type="float">
            <text:p>0,5046960216</text:p>
          </table:table-cell>
          <table:table-cell office:value-type="float" office:value="193.897674313726" calcext:value-type="float">
            <text:p>193,8976743137</text:p>
          </table:table-cell>
          <table:table-cell office:value-type="float" office:value="296.95" calcext:value-type="float">
            <text:p>296,95</text:p>
          </table:table-cell>
          <table:table-cell office:value-type="float" office:value="294.5072403242" calcext:value-type="float">
            <text:p>294,5072403242</text:p>
          </table:table-cell>
          <table:table-cell office:value-type="float" office:value="201.618382358301" calcext:value-type="float">
            <text:p>201,6183823583</text:p>
          </table:table-cell>
          <table:table-cell office:value-type="float" office:value="0.0000469616926470588" calcext:value-type="float">
            <text:p>4,69616926470588E-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9</text:p>
          </table:table-cell>
          <table:table-cell office:value-type="float" office:value="637.020409984233" calcext:value-type="float">
            <text:p>637,0204099842</text:p>
          </table:table-cell>
          <table:table-cell office:value-type="float" office:value="552.087819266667" calcext:value-type="float">
            <text:p>552,0878192667</text:p>
          </table:table-cell>
          <table:table-cell office:value-type="float" office:value="34.3789397471768" calcext:value-type="float">
            <text:p>34,3789397472</text:p>
          </table:table-cell>
          <table:table-cell office:value-type="float" office:value="191.648936470588" calcext:value-type="float">
            <text:p>191,6489364706</text:p>
          </table:table-cell>
          <table:table-cell office:value-type="float" office:value="245.481931911263" calcext:value-type="float">
            <text:p>245,4819319113</text:p>
          </table:table-cell>
          <table:table-cell office:value-type="float" office:value="665.677841372549" calcext:value-type="float">
            <text:p>665,6778413725</text:p>
          </table:table-cell>
          <table:table-cell office:value-type="float" office:value="196.052941960784" calcext:value-type="float">
            <text:p>196,0529419608</text:p>
          </table:table-cell>
          <table:table-cell office:value-type="float" office:value="319.761597843137" calcext:value-type="float">
            <text:p>319,7615978431</text:p>
          </table:table-cell>
          <table:table-cell office:value-type="float" office:value="361.39" calcext:value-type="float">
            <text:p>361,39</text:p>
          </table:table-cell>
          <table:table-cell office:value-type="float" office:value="375.0984026768" calcext:value-type="float">
            <text:p>375,0984026768</text:p>
          </table:table-cell>
          <table:table-cell office:value-type="float" office:value="567.152882352941" calcext:value-type="float">
            <text:p>567,1528823529</text:p>
          </table:table-cell>
          <table:table-cell office:value-type="float" office:value="95.3994668627451" calcext:value-type="float">
            <text:p>95,399466862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0</text:p>
          </table:table-cell>
          <table:table-cell office:value-type="float" office:value="12366.485067791" calcext:value-type="float">
            <text:p>12366,485067791</text:p>
          </table:table-cell>
          <table:table-cell office:value-type="float" office:value="5665.35483282353" calcext:value-type="float">
            <text:p>5665,3548328235</text:p>
          </table:table-cell>
          <table:table-cell office:value-type="float" office:value="26.4266546849427" calcext:value-type="float">
            <text:p>26,4266546849</text:p>
          </table:table-cell>
          <table:table-cell office:value-type="float" office:value="1296.96391647059" calcext:value-type="float">
            <text:p>1296,9639164706</text:p>
          </table:table-cell>
          <table:table-cell office:value-type="float" office:value="6326.72719241508" calcext:value-type="float">
            <text:p>6326,7271924151</text:p>
          </table:table-cell>
          <table:table-cell office:value-type="float" office:value="4256.6014" calcext:value-type="float">
            <text:p>4256,6014</text:p>
          </table:table-cell>
          <table:table-cell office:value-type="float" office:value="1363.51041176471" calcext:value-type="float">
            <text:p>1363,5104117647</text:p>
          </table:table-cell>
          <table:table-cell office:value-type="float" office:value="9311.00405882353" calcext:value-type="float">
            <text:p>9311,0040588235</text:p>
          </table:table-cell>
          <table:table-cell office:value-type="float" office:value="8612.37" calcext:value-type="float">
            <text:p>8612,37</text:p>
          </table:table-cell>
          <table:table-cell office:value-type="float" office:value="8168.7201188683" calcext:value-type="float">
            <text:p>8168,7201188683</text:p>
          </table:table-cell>
          <table:table-cell office:value-type="float" office:value="6015.60241249092" calcext:value-type="float">
            <text:p>6015,6024124909</text:p>
          </table:table-cell>
          <table:table-cell office:value-type="float" office:value="983.94551372549" calcext:value-type="float">
            <text:p>983,945513725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1</text:p>
          </table:table-cell>
          <table:table-cell office:value-type="float" office:value="15414.8991813443" calcext:value-type="float">
            <text:p>15414,8991813443</text:p>
          </table:table-cell>
          <table:table-cell office:value-type="float" office:value="14599.1350998039" calcext:value-type="float">
            <text:p>14599,1350998039</text:p>
          </table:table-cell>
          <table:table-cell office:value-type="float" office:value="10834.8058300333" calcext:value-type="float">
            <text:p>10834,8058300333</text:p>
          </table:table-cell>
          <table:table-cell office:value-type="float" office:value="10036.9654235294" calcext:value-type="float">
            <text:p>10036,9654235294</text:p>
          </table:table-cell>
          <table:table-cell office:value-type="float" office:value="13668.7631529732" calcext:value-type="float">
            <text:p>13668,7631529732</text:p>
          </table:table-cell>
          <table:table-cell office:value-type="float" office:value="12360.0277764706" calcext:value-type="float">
            <text:p>12360,0277764706</text:p>
          </table:table-cell>
          <table:table-cell office:value-type="float" office:value="10308.0280784314" calcext:value-type="float">
            <text:p>10308,0280784314</text:p>
          </table:table-cell>
          <table:table-cell office:value-type="float" office:value="15492.1552941176" calcext:value-type="float">
            <text:p>15492,1552941176</text:p>
          </table:table-cell>
          <table:table-cell office:value-type="float" office:value="9724.40000000001" calcext:value-type="float">
            <text:p>9724,4</text:p>
          </table:table-cell>
          <table:table-cell office:value-type="float" office:value="9477.4869713632" calcext:value-type="float">
            <text:p>9477,4869713632</text:p>
          </table:table-cell>
          <table:table-cell office:value-type="float" office:value="18890.1117647059" calcext:value-type="float">
            <text:p>18890,1117647059</text:p>
          </table:table-cell>
          <table:table-cell office:value-type="float" office:value="8549.72658823529" calcext:value-type="float">
            <text:p>8549,726588235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2</text:p>
          </table:table-cell>
          <table:table-cell office:value-type="float" office:value="2.25194902879535" calcext:value-type="float">
            <text:p>2,2519490288</text:p>
          </table:table-cell>
          <table:table-cell office:value-type="float" office:value="1.21272344107843" calcext:value-type="float">
            <text:p>1,2127234411</text:p>
          </table:table-cell>
          <table:table-cell office:value-type="float" office:value="0.437226189856075" calcext:value-type="float">
            <text:p>0,4372261899</text:p>
          </table:table-cell>
          <table:table-cell office:value-type="float" office:value="0.0575551338627451" calcext:value-type="float">
            <text:p>0,0575551339</text:p>
          </table:table-cell>
          <table:table-cell office:value-type="float" office:value="0.379914319511765" calcext:value-type="float">
            <text:p>0,3799143195</text:p>
          </table:table-cell>
          <table:table-cell office:value-type="float" office:value="0.231651620588235" calcext:value-type="float">
            <text:p>0,2316516206</text:p>
          </table:table-cell>
          <table:table-cell office:value-type="float" office:value="0.947313738823529" calcext:value-type="float">
            <text:p>0,9473137388</text:p>
          </table:table-cell>
          <table:table-cell office:value-type="float" office:value="0.741750793333333" calcext:value-type="float">
            <text:p>0,7417507933</text:p>
          </table:table-cell>
          <table:table-cell office:value-type="float" office:value="0.289999999999964" calcext:value-type="float">
            <text:p>0,29</text:p>
          </table:table-cell>
          <table:table-cell office:value-type="float" office:value="0.119439676599995" calcext:value-type="float">
            <text:p>0,1194396766</text:p>
          </table:table-cell>
          <table:table-cell office:value-type="float" office:value="1.29430141176471" calcext:value-type="float">
            <text:p>1,2943014118</text:p>
          </table:table-cell>
          <table:table-cell office:value-type="float" office:value="0.0135543389803922" calcext:value-type="float">
            <text:p>0,01355433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3</text:p>
          </table:table-cell>
          <table:table-cell office:value-type="float" office:value="1.2395861928283" calcext:value-type="float">
            <text:p>1,2395861928</text:p>
          </table:table-cell>
          <table:table-cell office:value-type="float" office:value="0.561171897486275" calcext:value-type="float">
            <text:p>0,5611718975</text:p>
          </table:table-cell>
          <table:table-cell office:value-type="float" office:value="0.24082509981256" calcext:value-type="float">
            <text:p>0,2408250998</text:p>
          </table:table-cell>
          <table:table-cell office:value-type="float" office:value="0.327638758627451" calcext:value-type="float">
            <text:p>0,3276387586</text:p>
          </table:table-cell>
          <table:table-cell office:value-type="float" office:value="0.5010446659" calcext:value-type="float">
            <text:p>0,5010446659</text:p>
          </table:table-cell>
          <table:table-cell office:value-type="float" office:value="0.589690092941176" calcext:value-type="float">
            <text:p>0,5896900929</text:p>
          </table:table-cell>
          <table:table-cell office:value-type="float" office:value="0.515561870588235" calcext:value-type="float">
            <text:p>0,5155618706</text:p>
          </table:table-cell>
          <table:table-cell office:value-type="float" office:value="0.543840093137255" calcext:value-type="float">
            <text:p>0,5438400931</text:p>
          </table:table-cell>
          <table:table-cell office:value-type="float" office:value="0.529999999999973" calcext:value-type="float">
            <text:p>0,53</text:p>
          </table:table-cell>
          <table:table-cell office:value-type="float" office:value="0.484715474100085" calcext:value-type="float">
            <text:p>0,4847154741</text:p>
          </table:table-cell>
          <table:table-cell office:value-type="float" office:value="0.575651392156863" calcext:value-type="float">
            <text:p>0,5756513922</text:p>
          </table:table-cell>
          <table:table-cell office:value-type="float" office:value="0.306596782352941" calcext:value-type="float">
            <text:p>0,306596782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4</text:p>
          </table:table-cell>
          <table:table-cell office:value-type="float" office:value="55.0855815054174" calcext:value-type="float">
            <text:p>55,0855815054</text:p>
          </table:table-cell>
          <table:table-cell office:value-type="float" office:value="0.189432796509804" calcext:value-type="float">
            <text:p>0,1894327965</text:p>
          </table:table-cell>
          <table:table-cell office:value-type="float" office:value="0.117558428154789" calcext:value-type="float">
            <text:p>0,1175584282</text:p>
          </table:table-cell>
          <table:table-cell office:value-type="float" office:value="0.178800480588235" calcext:value-type="float">
            <text:p>0,1788004806</text:p>
          </table:table-cell>
          <table:table-cell office:value-type="float" office:value="0.16281201114902" calcext:value-type="float">
            <text:p>0,1628120111</text:p>
          </table:table-cell>
          <table:table-cell office:value-type="float" office:value="0.226971948039216" calcext:value-type="float">
            <text:p>0,226971948</text:p>
          </table:table-cell>
          <table:table-cell office:value-type="float" office:value="0.128215786862745" calcext:value-type="float">
            <text:p>0,1282157869</text:p>
          </table:table-cell>
          <table:table-cell office:value-type="float" office:value="0.209254985882353" calcext:value-type="float">
            <text:p>0,2092549859</text:p>
          </table:table-cell>
          <table:table-cell office:value-type="float" office:value="0.150000000000091" calcext:value-type="float">
            <text:p>0,15</text:p>
          </table:table-cell>
          <table:table-cell office:value-type="float" office:value="0.356936245500037" calcext:value-type="float">
            <text:p>0,3569362455</text:p>
          </table:table-cell>
          <table:table-cell office:value-type="float" office:value="1.25516398039216" calcext:value-type="float">
            <text:p>1,2551639804</text:p>
          </table:table-cell>
          <table:table-cell office:value-type="float" office:value="0.124053853137255" calcext:value-type="float">
            <text:p>0,124053853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5</text:p>
          </table:table-cell>
          <table:table-cell office:value-type="float" office:value="2904092.31939042" calcext:value-type="float">
            <text:p>2904092,31939042</text:p>
          </table:table-cell>
          <table:table-cell office:value-type="float" office:value="87.4416408858824" calcext:value-type="float">
            <text:p>87,4416408859</text:p>
          </table:table-cell>
          <table:table-cell office:value-type="float" office:value="16.1816493443059" calcext:value-type="float">
            <text:p>16,1816493443</text:p>
          </table:table-cell>
          <table:table-cell office:value-type="float" office:value="16.0259400588235" calcext:value-type="float">
            <text:p>16,0259400588</text:p>
          </table:table-cell>
          <table:table-cell office:value-type="float" office:value="453.129617718451" calcext:value-type="float">
            <text:p>453,1296177185</text:p>
          </table:table-cell>
          <table:table-cell office:value-type="float" office:value="65.9313639803922" calcext:value-type="float">
            <text:p>65,9313639804</text:p>
          </table:table-cell>
          <table:table-cell office:value-type="float" office:value="29.3906904313726" calcext:value-type="float">
            <text:p>29,3906904314</text:p>
          </table:table-cell>
          <table:table-cell office:value-type="float" office:value="52.4243859215686" calcext:value-type="float">
            <text:p>52,4243859216</text:p>
          </table:table-cell>
          <table:table-cell office:value-type="float" office:value="1128.51" calcext:value-type="float">
            <text:p>1128,51</text:p>
          </table:table-cell>
          <table:table-cell office:value-type="float" office:value="363.3392280629" calcext:value-type="float">
            <text:p>363,3392280629</text:p>
          </table:table-cell>
          <table:table-cell office:value-type="float" office:value="2561.30604313725" calcext:value-type="float">
            <text:p>2561,3060431373</text:p>
          </table:table-cell>
          <table:table-cell office:value-type="float" office:value="10.600841372549" calcext:value-type="float">
            <text:p>10,60084137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6</text:p>
          </table:table-cell>
          <table:table-cell office:value-type="float" office:value="45.7517715254609" calcext:value-type="float">
            <text:p>45,7517715255</text:p>
          </table:table-cell>
          <table:table-cell office:value-type="float" office:value="43.5231459531373" calcext:value-type="float">
            <text:p>43,5231459531</text:p>
          </table:table-cell>
          <table:table-cell office:value-type="float" office:value="39.1461525175748" calcext:value-type="float">
            <text:p>39,1461525176</text:p>
          </table:table-cell>
          <table:table-cell office:value-type="float" office:value="41.6639525882353" calcext:value-type="float">
            <text:p>41,6639525882</text:p>
          </table:table-cell>
          <table:table-cell office:value-type="float" office:value="43.6120553192549" calcext:value-type="float">
            <text:p>43,6120553193</text:p>
          </table:table-cell>
          <table:table-cell office:value-type="float" office:value="40.9065536470588" calcext:value-type="float">
            <text:p>40,9065536471</text:p>
          </table:table-cell>
          <table:table-cell office:value-type="float" office:value="45.1514164705882" calcext:value-type="float">
            <text:p>45,1514164706</text:p>
          </table:table-cell>
          <table:table-cell office:value-type="float" office:value="42.4235384509804" calcext:value-type="float">
            <text:p>42,423538451</text:p>
          </table:table-cell>
          <table:table-cell office:value-type="float" office:value="38.73" calcext:value-type="float">
            <text:p>38,73</text:p>
          </table:table-cell>
          <table:table-cell office:value-type="float" office:value="38.6739898644" calcext:value-type="float">
            <text:p>38,6739898644</text:p>
          </table:table-cell>
          <table:table-cell office:value-type="float" office:value="42.5464470588235" calcext:value-type="float">
            <text:p>42,5464470588</text:p>
          </table:table-cell>
          <table:table-cell office:value-type="float" office:value="42.6803756862745" calcext:value-type="float">
            <text:p>42,680375686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7</text:p>
          </table:table-cell>
          <table:table-cell office:value-type="float" office:value="72219550.6691663" calcext:value-type="float">
            <text:p>72219550,6691663</text:p>
          </table:table-cell>
          <table:table-cell office:value-type="float" office:value="23065683.1631373" calcext:value-type="float">
            <text:p>23065683,1631373</text:p>
          </table:table-cell>
          <table:table-cell office:value-type="float" office:value="4434.52713435075" calcext:value-type="float">
            <text:p>4434,5271343508</text:p>
          </table:table-cell>
          <table:table-cell office:value-type="float" office:value="3094.46953137255" calcext:value-type="float">
            <text:p>3094,4695313726</text:p>
          </table:table-cell>
          <table:table-cell office:value-type="float" office:value="2171675.63440204" calcext:value-type="float">
            <text:p>2171675,63440204</text:p>
          </table:table-cell>
          <table:table-cell office:value-type="float" office:value="109450.001666667" calcext:value-type="float">
            <text:p>109450,001666667</text:p>
          </table:table-cell>
          <table:table-cell office:value-type="float" office:value="10185.1117784314" calcext:value-type="float">
            <text:p>10185,1117784314</text:p>
          </table:table-cell>
          <table:table-cell office:value-type="float" office:value="98640.2661764706" calcext:value-type="float">
            <text:p>98640,2661764706</text:p>
          </table:table-cell>
          <table:table-cell office:value-type="float" office:value="145475300" calcext:value-type="float">
            <text:p>145475300</text:p>
          </table:table-cell>
          <table:table-cell office:value-type="float" office:value="58640.1492816318" calcext:value-type="float">
            <text:p>58640,1492816318</text:p>
          </table:table-cell>
          <table:table-cell office:value-type="float" office:value="1512240.03921569" calcext:value-type="float">
            <text:p>1512240,03921569</text:p>
          </table:table-cell>
          <table:table-cell office:value-type="float" office:value="5183.2002745098" calcext:value-type="float">
            <text:p>5183,200274509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8</text:p>
          </table:table-cell>
          <table:table-cell office:value-type="float" office:value="932717047.197419" calcext:value-type="float">
            <text:p>932717047,197419</text:p>
          </table:table-cell>
          <table:table-cell office:value-type="float" office:value="5682.74832151176" calcext:value-type="float">
            <text:p>5682,7483215118</text:p>
          </table:table-cell>
          <table:table-cell office:value-type="float" office:value="223.642689694188" calcext:value-type="float">
            <text:p>223,6426896942</text:p>
          </table:table-cell>
          <table:table-cell office:value-type="float" office:value="80.2733271764706" calcext:value-type="float">
            <text:p>80,2733271765</text:p>
          </table:table-cell>
          <table:table-cell office:value-type="float" office:value="632.019459740018" calcext:value-type="float">
            <text:p>632,01945974</text:p>
          </table:table-cell>
          <table:table-cell office:value-type="float" office:value="1593.55367803922" calcext:value-type="float">
            <text:p>1593,5536780392</text:p>
          </table:table-cell>
          <table:table-cell office:value-type="float" office:value="791.247264313726" calcext:value-type="float">
            <text:p>791,2472643137</text:p>
          </table:table-cell>
          <table:table-cell office:value-type="float" office:value="1261.96190431373" calcext:value-type="float">
            <text:p>1261,9619043137</text:p>
          </table:table-cell>
          <table:table-cell office:value-type="float" office:value="1299720" calcext:value-type="float">
            <text:p>1299720</text:p>
          </table:table-cell>
          <table:table-cell office:value-type="float" office:value="2211.5280800343" calcext:value-type="float">
            <text:p>2211,5280800343</text:p>
          </table:table-cell>
          <table:table-cell office:value-type="float" office:value="527531.900392157" calcext:value-type="float">
            <text:p>527531,900392157</text:p>
          </table:table-cell>
          <table:table-cell office:value-type="float" office:value="978.741603921568" calcext:value-type="float">
            <text:p>978,741603921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9</text:p>
          </table:table-cell>
          <table:table-cell office:value-type="float" office:value="379.760861601235" calcext:value-type="float">
            <text:p>379,7608616012</text:p>
          </table:table-cell>
          <table:table-cell office:value-type="float" office:value="63.442387427451" calcext:value-type="float">
            <text:p>63,4423874275</text:p>
          </table:table-cell>
          <table:table-cell office:value-type="float" office:value="95.740461643896" calcext:value-type="float">
            <text:p>95,7404616439</text:p>
          </table:table-cell>
          <table:table-cell office:value-type="float" office:value="95.3064160392157" calcext:value-type="float">
            <text:p>95,3064160392</text:p>
          </table:table-cell>
          <table:table-cell office:value-type="float" office:value="99.3266339167039" calcext:value-type="float">
            <text:p>99,3266339167</text:p>
          </table:table-cell>
          <table:table-cell office:value-type="float" office:value="52.8343307647059" calcext:value-type="float">
            <text:p>52,8343307647</text:p>
          </table:table-cell>
          <table:table-cell office:value-type="float" office:value="93.6849519607843" calcext:value-type="float">
            <text:p>93,6849519608</text:p>
          </table:table-cell>
          <table:table-cell office:value-type="float" office:value="81.6023594117647" calcext:value-type="float">
            <text:p>81,6023594118</text:p>
          </table:table-cell>
          <table:table-cell office:value-type="float" office:value="339.1" calcext:value-type="float">
            <text:p>339,1</text:p>
          </table:table-cell>
          <table:table-cell office:value-type="float" office:value="163.5828633311" calcext:value-type="float">
            <text:p>163,5828633311</text:p>
          </table:table-cell>
          <table:table-cell office:value-type="float" office:value="92.2572156862745" calcext:value-type="float">
            <text:p>92,2572156863</text:p>
          </table:table-cell>
          <table:table-cell office:value-type="float" office:value="99.5178637254902" calcext:value-type="float">
            <text:p>99,517863725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0</text:p>
          </table:table-cell>
          <table:table-cell office:value-type="float" office:value="275876.434953929" calcext:value-type="float">
            <text:p>275876,434953929</text:p>
          </table:table-cell>
          <table:table-cell office:value-type="float" office:value="69276.2173880392" calcext:value-type="float">
            <text:p>69276,2173880392</text:p>
          </table:table-cell>
          <table:table-cell office:value-type="float" office:value="149.924240075536" calcext:value-type="float">
            <text:p>149,9242400755</text:p>
          </table:table-cell>
          <table:table-cell office:value-type="float" office:value="73.2340769607843" calcext:value-type="float">
            <text:p>73,2340769608</text:p>
          </table:table-cell>
          <table:table-cell office:value-type="float" office:value="71711.1235723391" calcext:value-type="float">
            <text:p>71711,1235723391</text:p>
          </table:table-cell>
          <table:table-cell office:value-type="float" office:value="10624.2822921569" calcext:value-type="float">
            <text:p>10624,2822921569</text:p>
          </table:table-cell>
          <table:table-cell office:value-type="float" office:value="328.82945627451" calcext:value-type="float">
            <text:p>328,8294562745</text:p>
          </table:table-cell>
          <table:table-cell office:value-type="float" office:value="550.200417058824" calcext:value-type="float">
            <text:p>550,2004170588</text:p>
          </table:table-cell>
          <table:table-cell office:value-type="float" office:value="94458.4" calcext:value-type="float">
            <text:p>94458,4</text:p>
          </table:table-cell>
          <table:table-cell office:value-type="float" office:value="41460.2527234967" calcext:value-type="float">
            <text:p>41460,2527234967</text:p>
          </table:table-cell>
          <table:table-cell office:value-type="float" office:value="11179.974372549" calcext:value-type="float">
            <text:p>11179,974372549</text:p>
          </table:table-cell>
          <table:table-cell office:value-type="float" office:value="2975.31447058824" calcext:value-type="float">
            <text:p>2975,314470588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1</text:p>
          </table:table-cell>
          <table:table-cell office:value-type="float" office:value="36447861.7636393" calcext:value-type="float">
            <text:p>36447861,7636393</text:p>
          </table:table-cell>
          <table:table-cell office:value-type="float" office:value="9574267.77517647" calcext:value-type="float">
            <text:p>9574267,77517647</text:p>
          </table:table-cell>
          <table:table-cell office:value-type="float" office:value="2266.05700786626" calcext:value-type="float">
            <text:p>2266,0570078663</text:p>
          </table:table-cell>
          <table:table-cell office:value-type="float" office:value="1395.78272980392" calcext:value-type="float">
            <text:p>1395,7827298039</text:p>
          </table:table-cell>
          <table:table-cell office:value-type="float" office:value="1917739.49441243" calcext:value-type="float">
            <text:p>1917739,49441243</text:p>
          </table:table-cell>
          <table:table-cell office:value-type="float" office:value="310789.523" calcext:value-type="float">
            <text:p>310789,523</text:p>
          </table:table-cell>
          <table:table-cell office:value-type="float" office:value="5073.02742156863" calcext:value-type="float">
            <text:p>5073,0274215686</text:p>
          </table:table-cell>
          <table:table-cell office:value-type="float" office:value="34902.8500705882" calcext:value-type="float">
            <text:p>34902,8500705882</text:p>
          </table:table-cell>
          <table:table-cell office:value-type="float" office:value="93086300" calcext:value-type="float">
            <text:p>93086300</text:p>
          </table:table-cell>
          <table:table-cell office:value-type="float" office:value="56760.6667957939" calcext:value-type="float">
            <text:p>56760,6667957939</text:p>
          </table:table-cell>
          <table:table-cell office:value-type="float" office:value="486661.570588235" calcext:value-type="float">
            <text:p>486661,570588235</text:p>
          </table:table-cell>
          <table:table-cell office:value-type="float" office:value="3516.74333333333" calcext:value-type="float">
            <text:p>3516,74333333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2</text:p>
          </table:table-cell>
          <table:table-cell office:value-type="float" office:value="3366.57933021326" calcext:value-type="float">
            <text:p>3366,5793302133</text:p>
          </table:table-cell>
          <table:table-cell office:value-type="float" office:value="1506.36853552941" calcext:value-type="float">
            <text:p>1506,3685355294</text:p>
          </table:table-cell>
          <table:table-cell office:value-type="float" office:value="1106.08719502292" calcext:value-type="float">
            <text:p>1106,0871950229</text:p>
          </table:table-cell>
          <table:table-cell office:value-type="float" office:value="1330.47891705882" calcext:value-type="float">
            <text:p>1330,4789170588</text:p>
          </table:table-cell>
          <table:table-cell office:value-type="float" office:value="2293.79918939257" calcext:value-type="float">
            <text:p>2293,7991893926</text:p>
          </table:table-cell>
          <table:table-cell office:value-type="float" office:value="2027.45605490196" calcext:value-type="float">
            <text:p>2027,456054902</text:p>
          </table:table-cell>
          <table:table-cell office:value-type="float" office:value="1395.66778843137" calcext:value-type="float">
            <text:p>1395,6677884314</text:p>
          </table:table-cell>
          <table:table-cell office:value-type="float" office:value="1507.34068294118" calcext:value-type="float">
            <text:p>1507,3406829412</text:p>
          </table:table-cell>
          <table:table-cell office:value-type="float" office:value="2363.24" calcext:value-type="float">
            <text:p>2363,24</text:p>
          </table:table-cell>
          <table:table-cell office:value-type="float" office:value="2037.9468936809" calcext:value-type="float">
            <text:p>2037,9468936809</text:p>
          </table:table-cell>
          <table:table-cell office:value-type="float" office:value="2843.77039215686" calcext:value-type="float">
            <text:p>2843,7703921569</text:p>
          </table:table-cell>
          <table:table-cell office:value-type="float" office:value="779.320841176471" calcext:value-type="float">
            <text:p>779,320841176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3</text:p>
          </table:table-cell>
          <table:table-cell office:value-type="float" office:value="503.551900779518" calcext:value-type="float">
            <text:p>503,5519007795</text:p>
          </table:table-cell>
          <table:table-cell office:value-type="float" office:value="345.730475333333" calcext:value-type="float">
            <text:p>345,7304753333</text:p>
          </table:table-cell>
          <table:table-cell office:value-type="float" office:value="348.234959266445" calcext:value-type="float">
            <text:p>348,2349592664</text:p>
          </table:table-cell>
          <table:table-cell office:value-type="float" office:value="348.23496" calcext:value-type="float">
            <text:p>348,23496</text:p>
          </table:table-cell>
          <table:table-cell office:value-type="float" office:value="370.033795366288" calcext:value-type="float">
            <text:p>370,0337953663</text:p>
          </table:table-cell>
          <table:table-cell office:value-type="float" office:value="346.206515686275" calcext:value-type="float">
            <text:p>346,2065156863</text:p>
          </table:table-cell>
          <table:table-cell office:value-type="float" office:value="223.267690196078" calcext:value-type="float">
            <text:p>223,2676901961</text:p>
          </table:table-cell>
          <table:table-cell office:value-type="float" office:value="348.236929411765" calcext:value-type="float">
            <text:p>348,236929411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58.50205882353" calcext:value-type="float">
            <text:p>358,5020588235</text:p>
          </table:table-cell>
          <table:table-cell office:value-type="float" office:value="348.312852941176" calcext:value-type="float">
            <text:p>348,312852941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4</text:p>
          </table:table-cell>
          <table:table-cell office:value-type="float" office:value="472.7545727102" calcext:value-type="float">
            <text:p>472,7545727102</text:p>
          </table:table-cell>
          <table:table-cell office:value-type="float" office:value="363.417992890196" calcext:value-type="float">
            <text:p>363,4179928902</text:p>
          </table:table-cell>
          <table:table-cell office:value-type="float" office:value="394.39624747965" calcext:value-type="float">
            <text:p>394,3962474797</text:p>
          </table:table-cell>
          <table:table-cell office:value-type="float" office:value="360.692469215686" calcext:value-type="float">
            <text:p>360,6924692157</text:p>
          </table:table-cell>
          <table:table-cell office:value-type="float" office:value="375.934347244951" calcext:value-type="float">
            <text:p>375,934347245</text:p>
          </table:table-cell>
          <table:table-cell office:value-type="float" office:value="348.922668431373" calcext:value-type="float">
            <text:p>348,9226684314</text:p>
          </table:table-cell>
          <table:table-cell office:value-type="float" office:value="267.149339215686" calcext:value-type="float">
            <text:p>267,1493392157</text:p>
          </table:table-cell>
          <table:table-cell office:value-type="float" office:value="405.670946078431" calcext:value-type="float">
            <text:p>405,670946078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23.934274509804" calcext:value-type="float">
            <text:p>423,9342745098</text:p>
          </table:table-cell>
          <table:table-cell office:value-type="float" office:value="359.014868627451" calcext:value-type="float">
            <text:p>359,01486862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5</text:p>
          </table:table-cell>
          <table:table-cell office:value-type="float" office:value="290.051691619574" calcext:value-type="float">
            <text:p>290,0516916196</text:p>
          </table:table-cell>
          <table:table-cell office:value-type="float" office:value="303.151382880392" calcext:value-type="float">
            <text:p>303,1513828804</text:p>
          </table:table-cell>
          <table:table-cell office:value-type="float" office:value="200.000000000002" calcext:value-type="float">
            <text:p>200</text:p>
          </table:table-cell>
          <table:table-cell office:value-type="float" office:value="252.012388823529" calcext:value-type="float">
            <text:p>252,0123888235</text:p>
          </table:table-cell>
          <table:table-cell office:value-type="float" office:value="227.416215894651" calcext:value-type="float">
            <text:p>227,4162158947</text:p>
          </table:table-cell>
          <table:table-cell office:value-type="float" office:value="208.18128" calcext:value-type="float">
            <text:p>208,18128</text:p>
          </table:table-cell>
          <table:table-cell office:value-type="float" office:value="200.0008" calcext:value-type="float">
            <text:p>200,0008</text:p>
          </table:table-cell>
          <table:table-cell office:value-type="float" office:value="242.497539607843" calcext:value-type="float">
            <text:p>242,497539607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64.85768627451" calcext:value-type="float">
            <text:p>264,8576862745</text:p>
          </table:table-cell>
          <table:table-cell office:value-type="float" office:value="236.872764705882" calcext:value-type="float">
            <text:p>236,872764705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6</text:p>
          </table:table-cell>
          <table:table-cell office:value-type="float" office:value="245.921721444505" calcext:value-type="float">
            <text:p>245,9217214445</text:p>
          </table:table-cell>
          <table:table-cell office:value-type="float" office:value="160.509229307843" calcext:value-type="float">
            <text:p>160,5092293078</text:p>
          </table:table-cell>
          <table:table-cell office:value-type="float" office:value="200.000000000002" calcext:value-type="float">
            <text:p>200</text:p>
          </table:table-cell>
          <table:table-cell office:value-type="float" office:value="196.314768823529" calcext:value-type="float">
            <text:p>196,3147688235</text:p>
          </table:table-cell>
          <table:table-cell office:value-type="float" office:value="200.281020314977" calcext:value-type="float">
            <text:p>200,281020315</text:p>
          </table:table-cell>
          <table:table-cell office:value-type="float" office:value="100.62347" calcext:value-type="float">
            <text:p>100,62347</text:p>
          </table:table-cell>
          <table:table-cell office:value-type="float" office:value="200.089123529412" calcext:value-type="float">
            <text:p>200,0891235294</text:p>
          </table:table-cell>
          <table:table-cell office:value-type="float" office:value="198.305449215686" calcext:value-type="float">
            <text:p>198,305449215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0.604215686274" calcext:value-type="float">
            <text:p>200,6042156863</text:p>
          </table:table-cell>
          <table:table-cell office:value-type="float" office:value="200.069154901961" calcext:value-type="float">
            <text:p>200,06915490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7</text:p>
          </table:table-cell>
          <table:table-cell office:value-type="float" office:value="3644.64697539739" calcext:value-type="float">
            <text:p>3644,6469753974</text:p>
          </table:table-cell>
          <table:table-cell office:value-type="float" office:value="3137.04012960784" calcext:value-type="float">
            <text:p>3137,0401296078</text:p>
          </table:table-cell>
          <table:table-cell office:value-type="float" office:value="377.114201804188" calcext:value-type="float">
            <text:p>377,1142018042</text:p>
          </table:table-cell>
          <table:table-cell office:value-type="float" office:value="958.301407647059" calcext:value-type="float">
            <text:p>958,3014076471</text:p>
          </table:table-cell>
          <table:table-cell office:value-type="float" office:value="2354.94897878731" calcext:value-type="float">
            <text:p>2354,9489787873</text:p>
          </table:table-cell>
          <table:table-cell office:value-type="float" office:value="2160.2255627451" calcext:value-type="float">
            <text:p>2160,2255627451</text:p>
          </table:table-cell>
          <table:table-cell office:value-type="float" office:value="1960.28966666667" calcext:value-type="float">
            <text:p>1960,2896666667</text:p>
          </table:table-cell>
          <table:table-cell office:value-type="float" office:value="2012.59675098039" calcext:value-type="float">
            <text:p>2012,5967509804</text:p>
          </table:table-cell>
          <table:table-cell office:value-type="float" office:value="200" calcext:value-type="float">
            <text:p>200</text:p>
          </table:table-cell>
          <table:table-cell office:value-type="float" office:value="200.0000000003" calcext:value-type="float">
            <text:p>200,0000000003</text:p>
          </table:table-cell>
          <table:table-cell office:value-type="float" office:value="1980.89137254902" calcext:value-type="float">
            <text:p>1980,891372549</text:p>
          </table:table-cell>
          <table:table-cell office:value-type="float" office:value="911.261764705883" calcext:value-type="float">
            <text:p>911,261764705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8</text:p>
          </table:table-cell>
          <table:table-cell office:value-type="float" office:value="6026.63622829449" calcext:value-type="float">
            <text:p>6026,6362282945</text:p>
          </table:table-cell>
          <table:table-cell office:value-type="float" office:value="1601.70189392157" calcext:value-type="float">
            <text:p>1601,7018939216</text:p>
          </table:table-cell>
          <table:table-cell office:value-type="float" office:value="2308.58767742471" calcext:value-type="float">
            <text:p>2308,5876774247</text:p>
          </table:table-cell>
          <table:table-cell office:value-type="float" office:value="2686.59032745098" calcext:value-type="float">
            <text:p>2686,590327451</text:p>
          </table:table-cell>
          <table:table-cell office:value-type="float" office:value="12094.4795921626" calcext:value-type="float">
            <text:p>12094,4795921626</text:p>
          </table:table-cell>
          <table:table-cell office:value-type="float" office:value="613.707131176471" calcext:value-type="float">
            <text:p>613,7071311765</text:p>
          </table:table-cell>
          <table:table-cell office:value-type="float" office:value="7490.19490196078" calcext:value-type="float">
            <text:p>7490,1949019608</text:p>
          </table:table-cell>
          <table:table-cell office:value-type="float" office:value="4111.67553529412" calcext:value-type="float">
            <text:p>4111,6755352941</text:p>
          </table:table-cell>
          <table:table-cell office:value-type="float" office:value="200" calcext:value-type="float">
            <text:p>200</text:p>
          </table:table-cell>
          <table:table-cell office:value-type="float" office:value="200.0000000003" calcext:value-type="float">
            <text:p>200,0000000003</text:p>
          </table:table-cell>
          <table:table-cell office:value-type="float" office:value="3896.82882352941" calcext:value-type="float">
            <text:p>3896,8288235294</text:p>
          </table:table-cell>
          <table:table-cell office:value-type="float" office:value="3288.49278431372" calcext:value-type="float">
            <text:p>3288,49278431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9</text:p>
          </table:table-cell>
          <table:table-cell office:value-type="float" office:value="75181255.9137137" calcext:value-type="float">
            <text:p>75181255,9137137</text:p>
          </table:table-cell>
          <table:table-cell office:value-type="float" office:value="269.753940292157" calcext:value-type="float">
            <text:p>269,7539402922</text:p>
          </table:table-cell>
          <table:table-cell office:value-type="float" office:value="798.380216733695" calcext:value-type="float">
            <text:p>798,3802167337</text:p>
          </table:table-cell>
          <table:table-cell office:value-type="float" office:value="2172.35510588235" calcext:value-type="float">
            <text:p>2172,3551058824</text:p>
          </table:table-cell>
          <table:table-cell office:value-type="float" office:value="3813.87722920248" calcext:value-type="float">
            <text:p>3813,8772292025</text:p>
          </table:table-cell>
          <table:table-cell office:value-type="float" office:value="274.813110980392" calcext:value-type="float">
            <text:p>274,8131109804</text:p>
          </table:table-cell>
          <table:table-cell office:value-type="float" office:value="8304.17888235294" calcext:value-type="float">
            <text:p>8304,1788823529</text:p>
          </table:table-cell>
          <table:table-cell office:value-type="float" office:value="82856920.1586471" calcext:value-type="float">
            <text:p>82856920,158647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55825.605294118" calcext:value-type="float">
            <text:p>355825,605294118</text:p>
          </table:table-cell>
          <table:table-cell office:value-type="float" office:value="3165.69143137255" calcext:value-type="float">
            <text:p>3165,691431372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30</text:p>
          </table:table-cell>
          <table:table-cell office:value-type="float" office:value="2945999.245317" calcext:value-type="float">
            <text:p>2945999,245317</text:p>
          </table:table-cell>
          <table:table-cell office:value-type="float" office:value="2225.54400425098" calcext:value-type="float">
            <text:p>2225,544004251</text:p>
          </table:table-cell>
          <table:table-cell office:value-type="float" office:value="8287.13821186059" calcext:value-type="float">
            <text:p>8287,1382118606</text:p>
          </table:table-cell>
          <table:table-cell office:value-type="float" office:value="8522.13156078432" calcext:value-type="float">
            <text:p>8522,1315607843</text:p>
          </table:table-cell>
          <table:table-cell office:value-type="float" office:value="249151.144745754" calcext:value-type="float">
            <text:p>249151,144745754</text:p>
          </table:table-cell>
          <table:table-cell office:value-type="float" office:value="2855.35950980392" calcext:value-type="float">
            <text:p>2855,3595098039</text:p>
          </table:table-cell>
          <table:table-cell office:value-type="float" office:value="7832.06309803922" calcext:value-type="float">
            <text:p>7832,0630980392</text:p>
          </table:table-cell>
          <table:table-cell office:value-type="float" office:value="13075.6937627451" calcext:value-type="float">
            <text:p>13075,693762745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2529.7331372549" calcext:value-type="float">
            <text:p>62529,7331372549</text:p>
          </table:table-cell>
          <table:table-cell office:value-type="float" office:value="9247.36401960784" calcext:value-type="float">
            <text:p>9247,3640196078</text:p>
          </table:table-cell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0:43:06.752888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50" style:display-name="PageStyle_D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0" style:display-name="PageStyle_D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0" style:display-name="PageStyle_D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" style:display-name="PageStyle_D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</meta:initial-creator>
    <meta:creation-date>2016-05-06T12:00:59</meta:creation-date>
    <dc:date>2018-06-08T11:47:13.523794667</dc:date>
    <dc:title>Untitled</dc:title>
    <meta:generator>LibreOffice/5.1.6.2$Linux_X86_64 LibreOffice_project/10m0$Build-2</meta:generator>
    <meta:editing-duration>PT42M58S</meta:editing-duration>
    <meta:editing-cycles>2</meta:editing-cycles>
    <meta:document-statistic meta:table-count="4" meta:cell-count="22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